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3.95in" fo:margin-left="-0.075in" fo:margin-top="0in" fo:margin-bottom="0in" table:align="left" style:writing-mode="lr-tb"/>
    </style:style>
    <style:style style:name="Table1.A" style:family="table-column">
      <style:table-column-properties style:column-width="1.45in"/>
    </style:style>
    <style:style style:name="Table1.B" style:family="table-column">
      <style:table-column-properties style:column-width="0.625in"/>
    </style:style>
    <style:style style:name="Table1.C" style:family="table-column">
      <style:table-column-properties style:column-width="1.25in"/>
    </style:style>
    <style:style style:name="Table1.D" style:family="table-column">
      <style:table-column-properties style:column-width="0.6243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5" style:family="table-row">
      <style:table-row-properties fo:keep-together="always"/>
    </style:style>
    <style:style style:name="Table1.A5"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6.0354in" fo:margin-left="-0.075in" fo:margin-top="0in" fo:margin-bottom="0in" table:align="left" style:writing-mode="lr-tb"/>
    </style:style>
    <style:style style:name="Table2.A" style:family="table-column">
      <style:table-column-properties style:column-width="4.5424in"/>
    </style:style>
    <style:style style:name="Table2.B" style:family="table-column">
      <style:table-column-properties style:column-width="1.4924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6"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7.15in" fo:margin-left="-0.075in" fo:margin-top="0in" fo:margin-bottom="0in" table:align="left" style:writing-mode="lr-tb"/>
    </style:style>
    <style:style style:name="Table3.A" style:family="table-column">
      <style:table-column-properties style:column-width="0.3993in"/>
    </style:style>
    <style:style style:name="Table3.B" style:family="table-column">
      <style:table-column-properties style:column-width="6.75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13" style:family="table-row">
      <style:table-row-properties fo:keep-together="always"/>
    </style:style>
    <style:style style:name="Table3.A13"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2.7771in" fo:margin-left="-0.075in" fo:margin-top="0in" fo:margin-bottom="0in" table:align="left" style:writing-mode="lr-tb"/>
    </style:style>
    <style:style style:name="Table4.A" style:family="table-column">
      <style:table-column-properties style:column-width="1.6625in"/>
    </style:style>
    <style:style style:name="Table4.B" style:family="table-column">
      <style:table-column-properties style:column-width="0.3507in"/>
    </style:style>
    <style:style style:name="Table4.C" style:family="table-column">
      <style:table-column-properties style:column-width="0.763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5"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1.5042in" fo:margin-left="-0.075in" fo:margin-top="0in" fo:margin-bottom="0in" table:align="left" style:writing-mode="lr-tb"/>
    </style:style>
    <style:style style:name="Table5.A" style:family="table-column">
      <style:table-column-properties style:column-width="1.1528in"/>
    </style:style>
    <style:style style:name="Table5.B" style:family="table-column">
      <style:table-column-properties style:column-width="0.3507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5"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2.5181in" fo:margin-left="-0.075in" fo:margin-top="0in" fo:margin-bottom="0in" table:align="left" style:writing-mode="lr-tb"/>
    </style:style>
    <style:style style:name="Table6.A" style:family="table-column">
      <style:table-column-properties style:column-width="1.4035in"/>
    </style:style>
    <style:style style:name="Table6.B" style:family="table-column">
      <style:table-column-properties style:column-width="0.3507in"/>
    </style:style>
    <style:style style:name="Table6.C" style:family="table-column">
      <style:table-column-properties style:column-width="0.763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4"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5.4319in" fo:margin-left="-0.075in" fo:margin-top="0in" fo:margin-bottom="0in" table:align="left" style:writing-mode="lr-tb"/>
    </style:style>
    <style:style style:name="Table7.A" style:family="table-column">
      <style:table-column-properties style:column-width="3.7917in"/>
    </style:style>
    <style:style style:name="Table7.B" style:family="table-column">
      <style:table-column-properties style:column-width="0.3674in"/>
    </style:style>
    <style:style style:name="Table7.C" style:family="table-column">
      <style:table-column-properties style:column-width="1.272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9"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4.825in" fo:margin-left="-0.075in" fo:margin-top="0in" fo:margin-bottom="0in" table:align="left" style:writing-mode="lr-tb"/>
    </style:style>
    <style:style style:name="Table8.A" style:family="table-column">
      <style:table-column-properties style:column-width="3.3069in"/>
    </style:style>
    <style:style style:name="Table8.B" style:family="table-column">
      <style:table-column-properties style:column-width="1.5174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11" style:family="table-row">
      <style:table-row-properties fo:keep-together="always"/>
    </style:style>
    <style:style style:name="Table8.A1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6.2597in" fo:margin-left="-0.075in" fo:margin-top="0in" fo:margin-bottom="0in" table:align="left" style:writing-mode="lr-tb"/>
    </style:style>
    <style:style style:name="Table9.A" style:family="table-column">
      <style:table-column-properties style:column-width="2.4708in"/>
    </style:style>
    <style:style style:name="Table9.B" style:family="table-column">
      <style:table-column-properties style:column-width="1.4958in"/>
    </style:style>
    <style:style style:name="Table9.C" style:family="table-column">
      <style:table-column-properties style:column-width="0.6854in"/>
    </style:style>
    <style:style style:name="Table9.E" style:family="table-column">
      <style:table-column-properties style:column-width="0.9222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6"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6.0979in" fo:margin-left="-0.075in" fo:margin-top="0in" fo:margin-bottom="0in" table:align="left" style:writing-mode="lr-tb"/>
    </style:style>
    <style:style style:name="Table10.A" style:family="table-column">
      <style:table-column-properties style:column-width="2.3153in"/>
    </style:style>
    <style:style style:name="Table10.B" style:family="table-column">
      <style:table-column-properties style:column-width="1.0257in"/>
    </style:style>
    <style:style style:name="Table10.C" style:family="table-column">
      <style:table-column-properties style:column-width="0.8563in"/>
    </style:style>
    <style:style style:name="Table10.D" style:family="table-column">
      <style:table-column-properties style:column-width="1.2521in"/>
    </style:style>
    <style:style style:name="Table10.E" style:family="table-column">
      <style:table-column-properties style:column-width="0.6486in"/>
    </style:style>
    <style:style style:name="Table10.1" style:family="table-row">
      <style:table-row-properties fo:keep-together="auto"/>
    </style:style>
    <style:style style:name="Table10.A1" style:family="table-cell">
      <style:table-cell-properties style:vertical-align="bottom"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8" style:family="table-row">
      <style:table-row-properties fo:keep-together="always"/>
    </style:style>
    <style:style style:name="Table10.A8"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7.0326in" fo:margin-left="-0.075in" fo:margin-top="0in" fo:margin-bottom="0in" table:align="left" style:writing-mode="lr-tb"/>
    </style:style>
    <style:style style:name="Table11.A" style:family="table-column">
      <style:table-column-properties style:column-width="1.209in"/>
    </style:style>
    <style:style style:name="Table11.B" style:family="table-column">
      <style:table-column-properties style:column-width="0.6215in"/>
    </style:style>
    <style:style style:name="Table11.C" style:family="table-column">
      <style:table-column-properties style:column-width="0.4431in"/>
    </style:style>
    <style:style style:name="Table11.D" style:family="table-column">
      <style:table-column-properties style:column-width="1.1444in"/>
    </style:style>
    <style:style style:name="Table11.E" style:family="table-column">
      <style:table-column-properties style:column-width="1.1451in"/>
    </style:style>
    <style:style style:name="Table11.F" style:family="table-column">
      <style:table-column-properties style:column-width="0.7132in"/>
    </style:style>
    <style:style style:name="Table11.G" style:family="table-column">
      <style:table-column-properties style:column-width="0.8056in"/>
    </style:style>
    <style:style style:name="Table11.H" style:family="table-column">
      <style:table-column-properties style:column-width="0.4896in"/>
    </style:style>
    <style:style style:name="Table11.I" style:family="table-column">
      <style:table-column-properties style:column-width="0.4604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2" style:family="table-row">
      <style:table-row-properties fo:keep-together="auto"/>
    </style:style>
    <style:style style:name="Table1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1.A3" style:family="table-cell">
      <style:table-cell-properties style:vertical-align="" fo:padding-left="0.075in" fo:padding-right="0.075in" fo:padding-top="0in" fo:padding-bottom="0in" fo:border-left="none" fo:border-right="none" fo:border-top="0.5pt solid #000001" fo:border-bottom="0.5pt solid #000001"/>
    </style:style>
    <style:style style:name="Table11.A28"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4.0257in" fo:margin-left="-0.075in" fo:margin-top="0in" fo:margin-bottom="0in" table:align="left" style:writing-mode="lr-tb"/>
    </style:style>
    <style:style style:name="Table12.A" style:family="table-column">
      <style:table-column-properties style:column-width="1.7in"/>
    </style:style>
    <style:style style:name="Table12.B" style:family="table-column">
      <style:table-column-properties style:column-width="1.0028in"/>
    </style:style>
    <style:style style:name="Table12.C" style:family="table-column">
      <style:table-column-properties style:column-width="0.7785in"/>
    </style:style>
    <style:style style:name="Table12.D" style:family="table-column">
      <style:table-column-properties style:column-width="0.5438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B1" style:family="table-cell">
      <style:table-cell-properties style:vertical-align="bottom"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2.A5" style:family="table-cell">
      <style:table-cell-properties style:vertical-align="" fo:padding-left="0.075in" fo:padding-right="0.075in" fo:padding-top="0in" fo:padding-bottom="0in" fo:border-left="none" fo:border-right="none" fo:border-top="0.5pt solid #000001" fo:border-bottom="none"/>
    </style:style>
    <style:style style:name="Table12.B5" style:family="table-cell">
      <style:table-cell-properties style:vertical-align="bottom" fo:padding-left="0.075in" fo:padding-right="0.075in" fo:padding-top="0in" fo:padding-bottom="0in" fo:border-left="none" fo:border-right="none" fo:border-top="0.5pt solid #000001" fo:border-bottom="none"/>
    </style:style>
    <style:style style:name="Table13" style:family="table">
      <style:table-properties style:width="5.4229in" fo:margin-left="-0.075in" fo:margin-top="0in" fo:margin-bottom="0in" table:align="left" style:writing-mode="lr-tb"/>
    </style:style>
    <style:style style:name="Table13.A" style:family="table-column">
      <style:table-column-properties style:column-width="3.3049in"/>
    </style:style>
    <style:style style:name="Table13.B" style:family="table-column">
      <style:table-column-properties style:column-width="0.9333in"/>
    </style:style>
    <style:style style:name="Table13.C" style:family="table-column">
      <style:table-column-properties style:column-width="0.7097in"/>
    </style:style>
    <style:style style:name="Table13.D" style:family="table-column">
      <style:table-column-properties style:column-width="0.4743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5"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3.8542in" fo:margin-left="-0.075in" fo:margin-top="0in" fo:margin-bottom="0in" table:align="left" style:writing-mode="lr-tb"/>
    </style:style>
    <style:style style:name="Table14.A" style:family="table-column">
      <style:table-column-properties style:column-width="1.7361in"/>
    </style:style>
    <style:style style:name="Table14.B" style:family="table-column">
      <style:table-column-properties style:column-width="0.9333in"/>
    </style:style>
    <style:style style:name="Table14.C" style:family="table-column">
      <style:table-column-properties style:column-width="0.7097in"/>
    </style:style>
    <style:style style:name="Table14.D" style:family="table-column">
      <style:table-column-properties style:column-width="0.4743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5"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4.9299in" fo:margin-left="-0.075in" fo:margin-top="0in" fo:margin-bottom="0in" table:align="left" style:writing-mode="lr-tb"/>
    </style:style>
    <style:style style:name="Table15.A" style:family="table-column">
      <style:table-column-properties style:column-width="2.7424in"/>
    </style:style>
    <style:style style:name="Table15.B" style:family="table-column">
      <style:table-column-properties style:column-width="0.9333in"/>
    </style:style>
    <style:style style:name="Table15.C" style:family="table-column">
      <style:table-column-properties style:column-width="0.7097in"/>
    </style:style>
    <style:style style:name="Table15.D" style:family="table-column">
      <style:table-column-properties style:column-width="0.5438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5"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2.4882in" fo:margin-left="-0.075in" fo:margin-top="0in" fo:margin-bottom="0in" table:align="left" style:writing-mode="lr-tb"/>
    </style:style>
    <style:style style:name="Table16.A" style:family="table-column">
      <style:table-column-properties style:column-width="1.2458in"/>
    </style:style>
    <style:style style:name="Table16.B" style:family="table-column">
      <style:table-column-properties style:column-width="1.2417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6"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2.6271in" fo:margin-left="-0.075in" fo:margin-top="0in" fo:margin-bottom="0in" table:align="left" style:writing-mode="lr-tb"/>
    </style:style>
    <style:style style:name="Table17.A" style:family="table-column">
      <style:table-column-properties style:column-width="1.316in"/>
    </style:style>
    <style:style style:name="Table17.B" style:family="table-column">
      <style:table-column-properties style:column-width="1.3104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6"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5.5958in" fo:margin-left="-0.075in" fo:margin-top="0in" fo:margin-bottom="0in" table:align="left" style:writing-mode="lr-tb"/>
    </style:style>
    <style:style style:name="Table18.A" style:family="table-column">
      <style:table-column-properties style:column-width="0.8292in"/>
    </style:style>
    <style:style style:name="Table18.B" style:family="table-column">
      <style:table-column-properties style:column-width="2.2451in"/>
    </style:style>
    <style:style style:name="Table18.C" style:family="table-column">
      <style:table-column-properties style:column-width="2.5215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6"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4.275in" fo:margin-left="-0.075in" fo:margin-top="0in" fo:margin-bottom="0in" table:align="left" style:writing-mode="lr-tb"/>
    </style:style>
    <style:style style:name="Table19.A" style:family="table-column">
      <style:table-column-properties style:column-width="0.825in"/>
    </style:style>
    <style:style style:name="Table19.B" style:family="table-column">
      <style:table-column-properties style:column-width="0.9271in"/>
    </style:style>
    <style:style style:name="Table19.C" style:family="table-column">
      <style:table-column-properties style:column-width="0.6229in"/>
    </style:style>
    <style:style style:name="Table19.E" style:family="table-column">
      <style:table-column-properties style:column-width="0.6694in"/>
    </style:style>
    <style:style style:name="Table19.F" style:family="table-column">
      <style:table-column-properties style:column-width="0.6069in"/>
    </style:style>
    <style:style style:name="Table19.1" style:family="table-row">
      <style:table-row-properties fo:keep-together="always"/>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3" style:family="table-row">
      <style:table-row-properties fo:keep-together="auto"/>
    </style:style>
    <style:style style:name="Table19.A6"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1.8514in" fo:margin-left="-0.075in" fo:margin-top="0in" fo:margin-bottom="0in" table:align="left" style:writing-mode="lr-tb"/>
    </style:style>
    <style:style style:name="Table20.A" style:family="table-column">
      <style:table-column-properties style:column-width="0.9181in"/>
    </style:style>
    <style:style style:name="Table20.B" style:family="table-column">
      <style:table-column-properties style:column-width="0.9326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5"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3.0076in" fo:margin-left="-0.075in" fo:margin-top="0in" fo:margin-bottom="0in" table:align="left" style:writing-mode="lr-tb"/>
    </style:style>
    <style:style style:name="Table21.A" style:family="table-column">
      <style:table-column-properties style:column-width="2.6569in"/>
    </style:style>
    <style:style style:name="Table21.B" style:family="table-column">
      <style:table-column-properties style:column-width="0.35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A6"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3.1236in" fo:margin-left="-0.075in" fo:margin-top="0in" fo:margin-bottom="0in" table:align="left" style:writing-mode="lr-tb"/>
    </style:style>
    <style:style style:name="Table22.A" style:family="table-column">
      <style:table-column-properties style:column-width="2.7722in"/>
    </style:style>
    <style:style style:name="Table22.B" style:family="table-column">
      <style:table-column-properties style:column-width="0.3507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6"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4.575in" fo:margin-left="-0.075in" fo:margin-top="0in" fo:margin-bottom="0in" table:align="left" style:writing-mode="lr-tb"/>
    </style:style>
    <style:style style:name="Table23.A" style:family="table-column">
      <style:table-column-properties style:column-width="3.6993in"/>
    </style:style>
    <style:style style:name="Table23.B" style:family="table-column">
      <style:table-column-properties style:column-width="0.875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6" style:family="table-row">
      <style:table-row-properties fo:keep-together="always"/>
    </style:style>
    <style:style style:name="Table23.A6" style:family="table-cell">
      <style:table-cell-properties style:vertical-align="" fo:padding-left="0.075in" fo:padding-right="0.075in" fo:padding-top="0in" fo:padding-bottom="0in" fo:border-left="none" fo:border-right="none" fo:border-top="0.5pt solid #000001" fo:border-bottom="none"/>
    </style:style>
    <style:style style:name="Table24" style:family="table">
      <style:table-properties style:width="1.7896in" fo:margin-left="-0.075in" fo:margin-top="0in" fo:margin-bottom="0in" table:align="left" style:writing-mode="lr-tb"/>
    </style:style>
    <style:style style:name="Table24.A" style:family="table-column">
      <style:table-column-properties style:column-width="1.2688in"/>
    </style:style>
    <style:style style:name="Table24.B" style:family="table-column">
      <style:table-column-properties style:column-width="0.5201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1"/>
    </style:style>
    <style:style style:name="Table24.A2" style:family="table-cell">
      <style:table-cell-properties style:vertical-align="" fo:padding-left="0.075in" fo:padding-right="0.075in" fo:padding-top="0in" fo:padding-bottom="0in" fo:border-left="none" fo:border-right="none" fo:border-top="0.5pt solid #000001" fo:border-bottom="0.5pt solid #000001"/>
    </style:style>
    <style:style style:name="Table24.A5" style:family="table-cell">
      <style:table-cell-properties style:vertical-align="" fo:padding-left="0.075in" fo:padding-right="0.075in" fo:padding-top="0in" fo:padding-bottom="0in" fo:border-left="none" fo:border-right="none" fo:border-top="0.5pt solid #000001" fo:border-bottom="none"/>
    </style:style>
    <style:style style:name="Table25" style:family="table">
      <style:table-properties style:width="2.4694in" fo:margin-left="-0.075in" fo:margin-top="0in" fo:margin-bottom="0in" table:align="left" style:writing-mode="lr-tb"/>
    </style:style>
    <style:style style:name="Table25.A" style:family="table-column">
      <style:table-column-properties style:column-width="0.7938in"/>
    </style:style>
    <style:style style:name="Table25.B" style:family="table-column">
      <style:table-column-properties style:column-width="1.675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0.5pt solid #000001"/>
    </style:style>
    <style:style style:name="Table26" style:family="table">
      <style:table-properties style:width="4.6556in" fo:margin-left="-0.075in" fo:margin-top="0in" fo:margin-bottom="0in" table:align="left" style:writing-mode="lr-tb"/>
    </style:style>
    <style:style style:name="Table26.A" style:family="table-column">
      <style:table-column-properties style:column-width="2.9931in"/>
    </style:style>
    <style:style style:name="Table26.B" style:family="table-column">
      <style:table-column-properties style:column-width="1.0875in"/>
    </style:style>
    <style:style style:name="Table26.C" style:family="table-column">
      <style:table-column-properties style:column-width="0.575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1"/>
    </style:style>
    <style:style style:name="Table26.A2" style:family="table-cell">
      <style:table-cell-properties style:vertical-align="" fo:padding-left="0.075in" fo:padding-right="0.075in" fo:padding-top="0in" fo:padding-bottom="0in" fo:border-left="none" fo:border-right="none" fo:border-top="0.5pt solid #000001" fo:border-bottom="0.5pt solid #000001"/>
    </style:style>
    <style:style style:name="Table26.A14" style:family="table-cell">
      <style:table-cell-properties style:vertical-align="" fo:padding-left="0.075in" fo:padding-right="0.075in" fo:padding-top="0in" fo:padding-bottom="0in" fo:border-left="none" fo:border-right="none" fo:border-top="0.5pt solid #000001" fo:border-bottom="none"/>
    </style:style>
    <style:style style:name="Table27" style:family="table">
      <style:table-properties style:width="4.325in" fo:margin-left="-0.075in" fo:margin-top="0in" fo:margin-bottom="0in" table:align="left" style:writing-mode="lr-tb"/>
    </style:style>
    <style:style style:name="Table27.A" style:family="table-column">
      <style:table-column-properties style:column-width="3.2in"/>
    </style:style>
    <style:style style:name="Table27.B" style:family="table-column">
      <style:table-column-properties style:column-width="1.1243in"/>
    </style:style>
    <style:style style:name="Table27.1" style:family="table-row">
      <style:table-row-properties fo:keep-together="auto"/>
    </style:style>
    <style:style style:name="Table27.A1" style:family="table-cell">
      <style:table-cell-properties style:vertical-align="bottom" fo:padding-left="0.075in" fo:padding-right="0.075in" fo:padding-top="0in" fo:padding-bottom="0in" fo:border-left="none" fo:border-right="none" fo:border-top="none" fo:border-bottom="0.5pt solid #000001"/>
    </style:style>
    <style:style style:name="Table27.B1" style:family="table-cell">
      <style:table-cell-properties style:vertical-align="" fo:padding-left="0.075in" fo:padding-right="0.075in" fo:padding-top="0in" fo:padding-bottom="0in" fo:border-left="none" fo:border-right="none" fo:border-top="none" fo:border-bottom="0.5pt solid #000001"/>
    </style:style>
    <style:style style:name="Table2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7.B2" style:family="table-cell">
      <style:table-cell-properties style:vertical-align="" fo:padding-left="0.075in" fo:padding-right="0.075in" fo:padding-top="0in" fo:padding-bottom="0in" fo:border-left="none" fo:border-right="none" fo:border-top="0.5pt solid #000001" fo:border-bottom="0.5pt solid #000001"/>
    </style:style>
    <style:style style:name="Table27.7" style:family="table-row">
      <style:table-row-properties fo:keep-together="always"/>
    </style:style>
    <style:style style:name="Table27.A7" style:family="table-cell">
      <style:table-cell-properties style:vertical-align="" fo:padding-left="0.075in" fo:padding-right="0.075in" fo:padding-top="0in" fo:padding-bottom="0in" fo:border-left="none" fo:border-right="none" fo:border-top="0.5pt solid #000001" fo:border-bottom="none"/>
    </style:style>
    <style:style style:name="Table28" style:family="table">
      <style:table-properties style:width="2.7in" fo:margin-left="-0.075in" fo:margin-top="0in" fo:margin-bottom="0in" table:align="left" style:writing-mode="lr-tb"/>
    </style:style>
    <style:style style:name="Table28.A" style:family="table-column">
      <style:table-column-properties style:column-width="1.5924in"/>
    </style:style>
    <style:style style:name="Table28.B" style:family="table-column">
      <style:table-column-properties style:column-width="1.1069in"/>
    </style:style>
    <style:style style:name="Table28.1" style:family="table-row">
      <style:table-row-properties fo:keep-together="auto"/>
    </style:style>
    <style:style style:name="Table28.A1" style:family="table-cell">
      <style:table-cell-properties style:vertical-align="bottom" fo:padding-left="0.075in" fo:padding-right="0.075in" fo:padding-top="0in" fo:padding-bottom="0in" fo:border-left="none" fo:border-right="none" fo:border-top="none" fo:border-bottom="0.5pt solid #000001"/>
    </style:style>
    <style:style style:name="Table28.B1" style:family="table-cell">
      <style:table-cell-properties style:vertical-align="" fo:padding-left="0.075in" fo:padding-right="0.075in" fo:padding-top="0in" fo:padding-bottom="0in" fo:border-left="none" fo:border-right="none" fo:border-top="none" fo:border-bottom="0.5pt solid #000001"/>
    </style:style>
    <style:style style:name="Table28.A2" style:family="table-cell">
      <style:table-cell-properties style:vertical-align="" fo:padding-left="0.075in" fo:padding-right="0.075in" fo:padding-top="0in" fo:padding-bottom="0in" fo:border-left="none" fo:border-right="none" fo:border-top="0.5pt solid #000001" fo:border-bottom="0.5pt solid #000001"/>
    </style:style>
    <style:style style:name="Table28.A6"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align="start" style:justify-single-word="false" fo:orphans="2" fo:widows="2" fo:text-indent="0in" style:auto-text-indent="false" style:vertical-align="auto">
        <style:tab-stops/>
      </style:paragraph-properties>
      <style:text-properties style:font-name="Times New Roman" fo:font-size="10pt" fo:language="en" fo:country="US" style:font-size-asian="10pt" style:language-asian="en" style:country-asian="US"/>
    </style:style>
    <style:style style:name="P4"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5" style:family="paragraph" style:parent-style-name="Standard">
      <style:paragraph-properties fo:margin-left="0in" fo:margin-right="0in" fo:text-align="center" style:justify-single-word="false" fo:orphans="2" fo:widows="2" fo:text-indent="0in" style:auto-text-indent="false" style:vertical-align="auto">
        <style:tab-stops/>
      </style:paragraph-properties>
      <style:text-properties style:font-name="Times New Roman" fo:font-size="10pt" fo:language="en" fo:country="US" fo:font-weight="bold" style:font-size-asian="10pt" style:language-asian="en" style:country-asian="US" style:font-weight-asian="bold"/>
    </style:style>
    <style:style style:name="P6" style:family="paragraph" style:parent-style-name="Standard">
      <style:paragraph-properties fo:margin-left="0in" fo:margin-right="0in" fo:text-indent="0in" style:auto-text-indent="false"/>
      <style:text-properties style:font-name="Times New Roman" fo:font-size="10pt" style:font-size-asian="10pt"/>
    </style:style>
    <style:style style:name="P7" style:family="paragraph" style:parent-style-name="Standard">
      <style:paragraph-properties fo:margin-left="0in" fo:margin-right="0in" fo:text-align="center" style:justify-single-word="false" fo:text-indent="0in" style:auto-text-indent="false"/>
      <style:text-properties style:font-name="Times New Roman" fo:font-size="10pt" style:font-size-asian="10pt"/>
    </style:style>
    <style:style style:name="P8" style:family="paragraph" style:parent-style-name="Standard">
      <style:paragraph-properties fo:margin-left="0in" fo:margin-right="0in" fo:text-align="start" style:justify-single-word="false" fo:text-indent="0in" style:auto-text-indent="false">
        <style:tab-stops/>
      </style:paragraph-properties>
    </style:style>
    <style:style style:name="P9" style:family="paragraph" style:parent-style-name="Standard">
      <style:paragraph-properties fo:margin-left="0in" fo:margin-right="0in" fo:text-align="start" style:justify-single-word="false" fo:orphans="2" fo:widows="2" fo:text-indent="0in" style:auto-text-indent="false" style:vertical-align="auto">
        <style:tab-stops/>
      </style:paragraph-properties>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align="center" style:justify-single-word="false" fo:text-indent="0in" style:auto-text-indent="false">
        <style:tab-stops/>
      </style:paragraph-properties>
    </style:style>
    <style:style style:name="P13" style:family="paragraph" style:parent-style-name="Standard" style:master-page-name="Standard">
      <style:paragraph-properties fo:margin-left="0in" fo:margin-right="0in" fo:text-indent="0in" style:auto-text-indent="false" style:page-number="auto"/>
    </style:style>
    <style:style style:name="P14" style:family="paragraph" style:parent-style-name="Text_20_body">
      <style:paragraph-properties fo:margin-left="0in" fo:margin-right="0in" fo:text-indent="0in" style:auto-text-indent="false"/>
    </style:style>
    <style:style style:name="P15" style:family="paragraph" style:parent-style-name="Heading_20_3">
      <style:paragraph-properties fo:margin-left="0in" fo:margin-right="0in" fo:text-indent="0in" style:auto-text-indent="false"/>
    </style:style>
    <style:style style:name="P16" style:family="paragraph" style:parent-style-name="Heading_20_3">
      <style:paragraph-properties fo:margin-left="0in" fo:margin-right="0in" fo:text-indent="0in" style:auto-text-indent="false">
        <style:tab-stops/>
      </style:paragraph-properties>
    </style:style>
    <style:style style:name="P17" style:family="paragraph" style:parent-style-name="Heading_20_3" style:list-style-name="">
      <style:paragraph-properties fo:margin-left="0in" fo:margin-right="0in" fo:text-indent="0in" style:auto-text-indent="false">
        <style:tab-stops/>
      </style:paragraph-properties>
    </style:style>
    <style:style style:name="P18" style:family="paragraph" style:parent-style-name="Heading_20_3">
      <style:paragraph-properties fo:margin-left="0in" fo:margin-right="0in" fo:text-align="start" style:justify-single-word="false" fo:text-indent="0in" style:auto-text-indent="false">
        <style:tab-stops/>
      </style:paragraph-properties>
    </style:style>
    <style:style style:name="P19" style:family="paragraph" style:parent-style-name="Heading_20_3" style:list-style-name="">
      <style:paragraph-properties fo:margin-left="0in" fo:margin-right="0in" fo:text-align="start" style:justify-single-word="false" fo:orphans="2" fo:widows="2" fo:text-indent="0in" style:auto-text-indent="false" style:vertical-align="auto">
        <style:tab-stops/>
      </style:paragraph-properties>
    </style:style>
    <style:style style:name="P20" style:family="paragraph" style:parent-style-name="Heading_20_3">
      <style:paragraph-properties fo:margin-left="0in" fo:margin-right="0in" fo:text-align="center" style:justify-single-word="false" fo:text-indent="0in" style:auto-text-indent="false">
        <style:tab-stops/>
      </style:paragraph-properties>
    </style:style>
    <style:style style:name="P21" style:family="paragraph" style:parent-style-name="Heading_20_3">
      <style:paragraph-properties fo:margin-left="0in" fo:margin-right="0in" fo:text-indent="0in" style:auto-text-indent="false">
        <style:tab-stops/>
      </style:paragraph-properties>
      <style:text-properties style:font-name="Times New Roman" fo:font-weight="normal" style:font-weight-asian="normal"/>
    </style:style>
    <style:style style:name="P22" style:family="paragraph" style:parent-style-name="Heading_20_3" style:list-style-name="">
      <style:paragraph-properties fo:margin-left="0in" fo:margin-right="0in" fo:text-align="start" style:justify-single-word="false" fo:orphans="2" fo:widows="2" fo:text-indent="0in" style:auto-text-indent="false" style:vertical-align="auto">
        <style:tab-stops/>
      </style:paragraph-properties>
      <style:text-properties style:font-name="Times New Roman" fo:font-size="10pt" fo:language="en" fo:country="US" fo:font-weight="normal" style:font-size-asian="10pt" style:language-asian="en" style:country-asian="US" style:font-weight-asian="normal"/>
    </style:style>
    <style:style style:name="P23" style:family="paragraph" style:parent-style-name="Heading_20_3" style:list-style-name="">
      <style:paragraph-properties fo:margin-left="0in" fo:margin-right="0in" fo:text-align="center" style:justify-single-word="false" fo:orphans="2" fo:widows="2" fo:text-indent="0in" style:auto-text-indent="false" style:vertical-align="auto">
        <style:tab-stops/>
      </style:paragraph-properties>
      <style:text-properties style:font-name="Times New Roman" fo:font-size="10pt" fo:language="en" fo:country="US" fo:font-weight="normal" style:font-size-asian="10pt" style:language-asian="en" style:country-asian="US" style:font-weight-asian="normal"/>
    </style:style>
    <style:style style:name="P24" style:family="paragraph" style:parent-style-name="Heading_20_3" style:list-style-name="">
      <style:paragraph-properties fo:margin-left="0in" fo:margin-right="0in" fo:text-align="start" style:justify-single-word="false" fo:orphans="2" fo:widows="2" fo:text-indent="0in" style:auto-text-indent="false" fo:keep-with-next="always" style:vertical-align="auto"/>
    </style:style>
    <style:style style:name="P25" style:family="paragraph" style:parent-style-name="Heading_20_3" style:list-style-name="">
      <style:paragraph-properties fo:margin-left="0in" fo:margin-right="0in" fo:text-align="center" style:justify-single-word="false" fo:orphans="2" fo:widows="2" fo:text-indent="0in" style:auto-text-indent="false" fo:keep-with-next="always" style:vertical-align="auto"/>
      <style:text-properties style:font-name="Times New Roman" fo:font-size="10pt" fo:language="en" fo:country="US" fo:font-weight="normal" style:font-size-asian="10pt" style:language-asian="en" style:country-asian="US" style:font-weight-asian="normal"/>
    </style:style>
    <style:style style:name="P26" style:family="paragraph" style:parent-style-name="Heading_20_2">
      <style:paragraph-properties fo:margin-left="0in" fo:margin-right="0in" fo:text-indent="0in" style:auto-text-indent="false">
        <style:tab-stops/>
      </style:paragraph-properties>
    </style:style>
    <style:style style:name="P27" style:family="paragraph" style:parent-style-name="Heading_20_2" style:list-style-name="">
      <style:paragraph-properties fo:margin-left="0in" fo:margin-right="0in" fo:text-align="center" style:justify-single-word="false" fo:text-indent="0in" style:auto-text-indent="false">
        <style:tab-stops/>
      </style:paragraph-properties>
    </style:style>
    <style:style style:name="P28" style:family="paragraph" style:parent-style-name="HTML_20_Preformatted">
      <style:paragraph-properties fo:margin-left="0in" fo:margin-right="0in" fo:text-indent="0in" style:auto-text-indent="false"/>
    </style:style>
    <style:style style:name="P29" style:family="paragraph" style:parent-style-name="HTML_20_Preformatted">
      <style:paragraph-properties fo:margin-left="0in" fo:margin-right="0in" fo:text-align="center" style:justify-single-word="false" fo:text-indent="0in" style:auto-text-indent="false"/>
    </style:style>
    <style:style style:name="P30" style:family="paragraph" style:parent-style-name="HTML_20_Preformatted">
      <style:paragraph-properties fo:margin-left="0in" fo:margin-right="0in" fo:text-align="center" style:justify-single-word="false" fo:text-indent="0in" style:auto-text-indent="false">
        <style:tab-stops/>
      </style:paragraph-properties>
    </style:style>
    <style:style style:name="P31" style:family="paragraph" style:parent-style-name="HTML_20_Preformatted">
      <style:paragraph-properties fo:margin-left="0in" fo:margin-right="0in" fo:text-indent="0in" style:auto-text-indent="false">
        <style:tab-stops/>
      </style:paragraph-properties>
    </style:style>
    <style:style style:name="P32" style:family="paragraph" style:parent-style-name="Normal_20__28_Web_29_">
      <style:paragraph-properties fo:margin-left="0in" fo:margin-right="0in" fo:margin-top="0in" fo:margin-bottom="0in" loext:contextual-spacing="false" fo:text-indent="0in" style:auto-text-indent="false"/>
    </style:style>
    <style:style style:name="P33" style:family="paragraph" style:parent-style-name="Normal_20__28_Web_29_">
      <style:paragraph-properties fo:margin-left="0in" fo:margin-right="0in" fo:margin-top="0in" fo:margin-bottom="0in" loext:contextual-spacing="false" fo:text-indent="0in" style:auto-text-indent="false"/>
      <style:text-properties style:font-name="Times New Roman" fo:font-size="10pt" fo:language="en" fo:country="US" style:font-size-asian="10pt" style:language-asian="en" style:country-asian="US"/>
    </style:style>
    <style:style style:name="P34" style:family="paragraph" style:parent-style-name="Normal_20__28_Web_29_">
      <style:paragraph-properties fo:margin-left="0in" fo:margin-right="0in" fo:margin-top="0in" fo:margin-bottom="0in" loext:contextual-spacing="false" fo:text-indent="0in" style:auto-text-indent="false"/>
      <style:text-properties style:font-name="Times New Roman" fo:font-size="12pt" fo:language="en" fo:country="US" style:font-size-asian="12pt" style:language-asian="en" style:country-asian="US"/>
    </style:style>
    <style:style style:name="P35" style:family="paragraph" style:parent-style-name="Body_20_Text_20_2">
      <style:paragraph-properties fo:margin-left="0in" fo:margin-right="0in" fo:text-indent="0in" style:auto-text-indent="false"/>
    </style:style>
    <style:style style:name="P36" style:family="paragraph" style:parent-style-name="Body_20_Text_20_2">
      <style:paragraph-properties fo:margin-left="0in" fo:margin-right="0in" fo:text-align="center" style:justify-single-word="false" fo:text-indent="0in" style:auto-text-indent="false"/>
    </style:style>
    <style:style style:name="T1" style:family="text">
      <style:text-properties style:text-position="15% 100%" style:font-name="Times New Roman" fo:font-size="10pt" fo:language="en" fo:country="US" style:font-size-asian="10pt" style:language-asian="en" style:country-asian="US"/>
    </style:style>
    <style:style style:name="T2" style:family="text">
      <style:text-properties style:text-position="15% 100%" style:font-name="Times New Roman" fo:font-weight="bold" style:font-weight-asian="bold"/>
    </style:style>
    <style:style style:name="T3" style:family="text">
      <style:text-properties style:font-name="Times New Roman"/>
    </style:style>
    <style:style style:name="T4" style:family="text">
      <style:text-properties style:font-name="Times New Roman" fo:font-size="18pt" fo:language="en" fo:country="US" style:font-size-asian="18pt" style:language-asian="en" style:country-asian="US"/>
    </style:style>
    <style:style style:name="T5" style:family="text">
      <style:text-properties style:font-name="Times New Roman" fo:font-size="12pt" fo:language="en" fo:country="US" style:font-size-asian="12pt" style:language-asian="en" style:country-asian="US"/>
    </style:style>
    <style:style style:name="T6" style:family="text">
      <style:text-properties style:font-name="Times New Roman" fo:font-size="10pt" fo:language="en" fo:country="US" style:font-size-asian="10pt" style:language-asian="en" style:country-asian="US"/>
    </style:style>
    <style:style style:name="T7" style:family="text">
      <style:text-properties style:font-name="Times New Roman" fo:font-size="10pt" fo:language="en" fo:country="US" fo:font-weight="bold" style:font-size-asian="10pt" style:language-asian="en" style:country-asian="US" style:font-weight-asian="bold"/>
    </style:style>
    <style:style style:name="T8" style:family="text">
      <style:text-properties style:font-name="Times New Roman" fo:font-size="10pt" style:font-size-asian="10pt"/>
    </style:style>
    <style:style style:name="T9" style:family="text">
      <style:text-properties style:font-name="Times New Roman" fo:font-size="10pt" fo:font-weight="bold" style:font-size-asian="10pt" style:font-weight-asian="bold"/>
    </style:style>
    <style:style style:name="T10" style:family="text">
      <style:text-properties style:font-name="Times New Roman" fo:font-weight="bold" style:font-weight-asian="bold"/>
    </style:style>
    <style:style style:name="T11" style:family="text">
      <style:text-properties fo:color="#000000" style:font-name="Times New Roman" fo:font-size="10pt" fo:language="en" fo:country="US" style:font-size-asian="10pt" style:language-asian="en" style:country-asian="US"/>
    </style:style>
    <style:style style:name="T12" style:family="text">
      <style:text-properties fo:font-weight="normal" style:font-weight-asian="normal"/>
    </style:style>
    <style:style style:name="T13" style:family="text">
      <style:text-properties style:text-position="super 58%" style:font-name="Times New Roman" fo:font-size="10pt" fo:font-weight="bold" style:font-size-asian="10pt" style:font-weight-asian="bold"/>
    </style:style>
    <style:style style:name="T14" style:family="text">
      <style:text-properties style:text-position="super 58%" style:font-name="Times New Roman" fo:font-size="10pt" style:font-size-asian="10pt"/>
    </style:style>
    <style:style style:name="T15" style:family="text">
      <style:text-properties style:text-position="super 58%" style:font-name="Times New Roman" fo:font-size="10pt" fo:language="en" fo:country="US" style:font-size-asian="10pt" style:language-asian="en" style:country-asian="US"/>
    </style:style>
    <style:style style:name="T16" style:family="text">
      <style:text-properties fo:language="en" fo:country="U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his material is Open Game Content, and is licensed for public use under the terms of the Open Game License v1.0a.</text:span></text:p>
      <text:p text:style-name="P32"><text:span text:style-name="T4">SKILLS I</text:span></text:p>
      <text:p text:style-name="P33"/>
      <text:p text:style-name="P32"><text:span text:style-name="T5">Skill Descriptions</text:span></text:p>
      <text:p text:style-name="P2"/>
      <text:p text:style-name="P1"><text:span text:style-name="T6">Skills are presented in alphabetical order, in the following format. Entries that do not apply to a particular skill are omitted in that skill’s description.</text:span></text:p>
      <text:p text:style-name="P2"/>
      <text:p text:style-name="P32"><text:span text:style-name="T5">Skill Description Format</text:span></text:p>
      <text:p text:style-name="P34"/>
      <text:p text:style-name="P1"><text:span text:style-name="T5">Skill Name</text:span><text:span text:style-name="T6"> (Key Ability) </text:span><text:span text:style-name="Core_20_Body_20_Italic"><text:span text:style-name="T11">Trained Only; Armor Penalty</text:span></text:span></text:p>
      <text:p text:style-name="P1"><text:span text:style-name="T6">The skill name line and the line beneath it include the following information:</text:span></text:p>
      <text:p text:style-name="P1"><text:span text:style-name="T7">Key Ability: </text:span><text:span text:style-name="T6">The abbreviation for the ability whose modifier applies to the skill check. Exceptions: Speak Language and Read/Write Language have “None” given as their key ability because the use of these skills never requires a check.</text:span></text:p>
      <text:p text:style-name="P1"><text:span text:style-name="T7">Trained Only:</text:span><text:span text:style-name="T6"> If “Trained Only” appears on the line beneath the skill name, a character must have at least 1 rank in the skill to use it. If “Trained Only” is omitted, the skill can be used untrained. If any particular notes apply to trained or untrained use, they are covered in the Special section (see below).</text:span></text:p>
      <text:p text:style-name="P1"><text:span text:style-name="T7">Armor Penalty: </text:span><text:span text:style-name="T6">If “Armor Penalty” appears on the line beneath the skill name, apply the armor penalty for the armor the character is wearing to checks involving this skill.</text:span></text:p>
      <text:p text:style-name="P1"><text:span text:style-name="T7">Check:</text:span><text:span text:style-name="T6"> What a character can do with a successful skill check, and the check’s DC.</text:span></text:p>
      <text:p text:style-name="P1"><text:span text:style-name="T7">Try Again?:</text:span><text:span text:style-name="T6"> Any conditions that apply to repeated attempts to use the skill for a particular purpose. If this entry is omitted, the skill check can be tried again without any inherent penalty other than taking additional time.</text:span></text:p>
      <text:p text:style-name="P1"><text:span text:style-name="T7">Special:</text:span><text:span text:style-name="T6"> Any particular notes that apply, such as whether a character can take 10 or take 20 when using the skill.</text:span></text:p>
      <text:p text:style-name="P1"><text:span text:style-name="T7">Untrained:</text:span><text:span text:style-name="T6"> Any details about using a skill untrained. If this entry doesn’t appear, it means the skill works the same even when used untrained, or that an untrained character can’t make checks with this skill (true for skills that are designated “Trained Only”).</text:span></text:p>
      <text:p text:style-name="P1"><text:span text:style-name="T7">Time:</text:span><text:span text:style-name="T6"> How much time it takes to make a check with this skill.</text:span></text:p>
      <text:p text:style-name="P2"/>
      <text:p text:style-name="P1"><text:span text:style-name="T5">Balance</text:span><text:span text:style-name="T6"> (Dex) </text:span><text:span text:style-name="Core_20_Body_20_Italic"><text:span text:style-name="T11">Armor Penalty</text:span></text:span></text:p>
      <text:p text:style-name="P1"><text:span text:style-name="T7">Check:</text:span><text:span text:style-name="T6"> The character can walk on a precarious surface. A successful check lets the character move at half his or her speed along the surface as a move action. A failure indicates that the character spends his or her move action keeping his or her balance and does not move. A failure by 5 or more indicates that the character falls. The difficulty varies with the conditions of the surfac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3">Narrow Surface </text:span></text:p>
          </table:table-cell>
          <table:table-cell table:style-name="Table1.A1" office:value-type="string">
            <text:h text:style-name="P17" text:outline-level="3"><text:span text:style-name="T3">DC*</text:span></text:h>
          </table:table-cell>
          <table:table-cell table:style-name="Table1.A1" office:value-type="string">
            <text:h text:style-name="P18" text:outline-level="3"><text:span text:style-name="T3">Difficult Surface</text:span></text:h>
          </table:table-cell>
          <table:table-cell table:style-name="Table1.A1" office:value-type="string">
            <text:h text:style-name="P26" text:outline-level="2"><text:span text:style-name="T3">DC</text:span></text:h>
          </table:table-cell>
        </table:table-row>
        <table:table-row table:style-name="Table1.1">
          <table:table-cell table:style-name="Table1.A2" office:value-type="string">
            <text:p text:style-name="P10"><text:span text:style-name="T8">7–12 in. wide</text:span></text:p>
          </table:table-cell>
          <table:table-cell table:style-name="Table1.A2" office:value-type="string">
            <text:p text:style-name="P12"><text:span text:style-name="T8">10</text:span></text:p>
          </table:table-cell>
          <table:table-cell table:style-name="Table1.A2" office:value-type="string">
            <text:p text:style-name="P10"><text:span text:style-name="T8">Uneven or angled</text:span></text:p>
          </table:table-cell>
          <table:table-cell table:style-name="Table1.A2" office:value-type="string">
            <text:p text:style-name="P12"><text:span text:style-name="T8">10</text:span></text:p>
          </table:table-cell>
        </table:table-row>
        <table:table-row table:style-name="Table1.1">
          <table:table-cell table:style-name="Table1.A2" office:value-type="string">
            <text:p text:style-name="P1"><text:span text:style-name="T8">2–6 in. wide</text:span></text:p>
          </table:table-cell>
          <table:table-cell table:style-name="Table1.A2" office:value-type="string">
            <text:p text:style-name="P11"><text:span text:style-name="T8">15</text:span></text:p>
          </table:table-cell>
          <table:table-cell table:style-name="Table1.A2" office:value-type="string">
            <text:p text:style-name="P1"><text:span text:style-name="T8">Slippery surface</text:span></text:p>
          </table:table-cell>
          <table:table-cell table:style-name="Table1.A2" office:value-type="string">
            <text:p text:style-name="P11"><text:span text:style-name="T8">10</text:span></text:p>
          </table:table-cell>
        </table:table-row>
        <table:table-row table:style-name="Table1.1">
          <table:table-cell table:style-name="Table1.A2" office:value-type="string">
            <text:p text:style-name="P1"><text:span text:style-name="T8">Less than 2 in. wide</text:span></text:p>
          </table:table-cell>
          <table:table-cell table:style-name="Table1.A2" office:value-type="string">
            <text:p text:style-name="P11"><text:span text:style-name="T8">20</text:span></text:p>
          </table:table-cell>
          <table:table-cell table:style-name="Table1.A2" office:value-type="string">
            <text:p text:style-name="P6"/>
          </table:table-cell>
          <table:table-cell table:style-name="Table1.A2" office:value-type="string">
            <text:p text:style-name="P7"/>
          </table:table-cell>
        </table:table-row>
        <table:table-row table:style-name="Table1.5">
          <table:table-cell table:style-name="Table1.A5" table:number-columns-spanned="4" office:value-type="string">
            <text:p text:style-name="P10"><text:span text:style-name="T8">*Add +5 to the DC if the narrow surface is slippery or angled; add +10 if it is both slippery and angled.</text:span></text:p>
          </table:table-cell>
          <table:covered-table-cell/>
          <table:covered-table-cell/>
          <table:covered-table-cell/>
        </table:table-row>
      </table:table>
      <text:p text:style-name="P1"><text:span text:style-name="Core_20_Body_20_Italic"><text:span text:style-name="T7">Being Attacked While Balancing:</text:span></text:span><text:span text:style-name="T6"> While balancing, the character is flat-footed (the character loses his or her Dexterity bonus to Defense, if the character has one), unless the character has 5 or more ranks in Balance. If the character takes damage, he or she must make a Balance check again to remain standing.</text:span></text:p>
      <text:p text:style-name="P1"><text:span text:style-name="Core_20_Body_20_Italic"><text:span text:style-name="T6">Accelerated Movement:</text:span></text:span><text:span text:style-name="T6"> The character can try to cross a precarious surface more quickly than normal. The character can move his or her full speed, but the character takes a –5 penalty on his or her Balance check. (Moving twice the character’s speed in a round requires two checks, one for each move action.)</text:span></text:p>
      <text:p text:style-name="P1"><text:span text:style-name="T6">The character can attempt to charge across a precarious surface. Charging requires one Balance check at a –5 penalty for each multiple of the character’s speed (or fraction thereof) that the character charges.</text:span></text:p>
      <text:p text:style-name="P1"><text:span text:style-name="T6">Special: A character can take 10 when making a Balance check, but can’t take 20.</text:span></text:p>
      <text:p text:style-name="P1"><text:span text:style-name="T6">A character with the Focused feat gets a +2 bonus on all Balance checks.</text:span></text:p>
      <text:p text:style-name="P1"><text:span text:style-name="T7">Time:</text:span><text:span text:style-name="T6"> Balancing while moving one-half the character’s speed is a move action.</text:span></text:p>
      <text:p text:style-name="P1"><text:span text:style-name="T6">Accelerated movement, allowing the character to balance while moving his or her full speed, is also a move action.</text:span></text:p>
      <text:p text:style-name="P2"/>
      <text:p text:style-name="P1"><text:span text:style-name="T5">Bluff (Cha)</text:span></text:p>
      <text:p text:style-name="P1"><text:span text:style-name="T7">Check:</text:span><text:span text:style-name="T6"> A Bluff check is opposed by the target’s Sense Motive check when trying to con or mislead. Favorable and unfavorable circumstances weigh heavily on the outcome of a bluff. Two circumstances can work against the character: The bluff is hard to believe, or the action that the bluff requires the target to take goes against the target’s self-interest, nature, personality, or orders.</text:span></text:p>
      <text:p text:style-name="P1"><text:span text:style-name="T6">If it’s important, the GM can distinguish between a bluff that fails because the target doesn’t believe it and one that fails because it asks too much of the target. For instance, if the target gets a +10 bonus because the bluff demands something risky of the target, and the target’s Sense Motive check succeeds by 10 or less, then the target didn’t so much see through the bluff as prove reluctant to go along with it. If the target’s Sense Motive check succeeds by 11 or more, he has seen through the bluff, and would have succeeded in doing so even if it had not placed any demand on him (that is, even without the +10 bonus).</text:span></text:p>
      <text:p text:style-name="P1"><text:span text:style-name="T6">A successful Bluff check indicates that the target reacts as the character wishes, at least for a short time (usually 1 round or less), or the target believes something that the character wants him or her to believe. </text:span></text:p>
      <text:p text:style-name="P1"><text:span text:style-name="T6">A bluff requires interaction between the character and the target. Targets unaware of the character can’t be bluffed.</text:span></text:p>
      <text:p text:style-name="P2"/>
      <table:table table:name="Table2" table:style-name="Table2">
        <table:table-column table:style-name="Table2.A"/>
        <table:table-column table:style-name="Table2.B"/>
        <table:table-row table:style-name="Table2.1">
          <table:table-cell table:style-name="Table2.A1" office:value-type="string">
            <text:p text:style-name="P8"><text:span text:style-name="T3">Example Circumstances</text:span></text:p>
          </table:table-cell>
          <table:table-cell table:style-name="Table2.A1" office:value-type="string">
            <text:h text:style-name="P26" text:outline-level="2"><text:span text:style-name="T3">Sense Motive Modifier</text:span></text:h>
          </table:table-cell>
        </table:table-row>
        <table:table-row table:style-name="Table2.1">
          <table:table-cell table:style-name="Table2.A2" office:value-type="string">
            <text:p text:style-name="P10"><text:span text:style-name="T8">The target wants to believe the character. </text:span></text:p>
          </table:table-cell>
          <table:table-cell table:style-name="Table2.A2" office:value-type="string">
            <text:p text:style-name="P12"><text:span text:style-name="T8">–5</text:span></text:p>
          </table:table-cell>
        </table:table-row>
        <table:table-row table:style-name="Table2.1">
          <table:table-cell table:style-name="Table2.A2" office:value-type="string">
            <text:p text:style-name="P1"><text:span text:style-name="T3">The bluff is believable and doesn’t affect the target much one way or the other.</text:span></text:p>
          </table:table-cell>
          <table:table-cell table:style-name="Table2.A2" office:value-type="string">
            <text:p text:style-name="P29"><text:span text:style-name="T3">+0</text:span></text:p>
          </table:table-cell>
        </table:table-row>
        <table:table-row table:style-name="Table2.1">
          <table:table-cell table:style-name="Table2.A2" office:value-type="string">
            <text:p text:style-name="P1"><text:span text:style-name="T8">The bluff is a little hard to believe or puts the target at some kind of risk.</text:span></text:p>
          </table:table-cell>
          <table:table-cell table:style-name="Table2.A2" office:value-type="string">
            <text:p text:style-name="P11"><text:span text:style-name="T8">+5</text:span></text:p>
          </table:table-cell>
        </table:table-row>
        <table:table-row table:style-name="Table2.1">
          <table:table-cell table:style-name="Table2.A2" office:value-type="string">
            <text:p text:style-name="P1"><text:span text:style-name="T8">The bluff is hard to believe or entails a large risk for the target.</text:span></text:p>
          </table:table-cell>
          <table:table-cell table:style-name="Table2.A2" office:value-type="string">
            <text:p text:style-name="P11"><text:span text:style-name="T8">+10</text:span></text:p>
          </table:table-cell>
        </table:table-row>
        <table:table-row table:style-name="Table2.1">
          <table:table-cell table:style-name="Table2.A6" office:value-type="string">
            <text:p text:style-name="P10"><text:span text:style-name="T8">The bluff is way out there; it’s almost too incredible to consider. </text:span></text:p>
          </table:table-cell>
          <table:table-cell table:style-name="Table2.A6" office:value-type="string">
            <text:p text:style-name="P12"><text:span text:style-name="T8">+20</text:span></text:p>
          </table:table-cell>
        </table:table-row>
      </table:table>
      <text:p text:style-name="P2"><text:span text:style-name="Core_20_Body_20_Italic"/></text:p>
      <text:p text:style-name="P1"><text:span text:style-name="T6">A bluff is not the same thing as a lie. A bluff is a quick prevarication intended to distract, confuse, or mislead, generally only for the short term. A bluff is not intended to withstand long-term or careful scrutiny, but rather to momentarily deter an action or decision. Bluffs involve attitude and body language. Bluffs often include lies, but they usually aren’t very sophisticated and aren’t intended to deceive the target for more than a few moments.</text:span></text:p>
      <text:p text:style-name="P1"><text:span text:style-name="T6">A lie, on the other hand, is a simple misrepresentation of the facts. Body language and attitude aren’t a big part of communication. The lie may be very sophisticated and well thought-out, and is intended to deceive a character at least until he or she discovers evidence to the contrary. A character should not make a Bluff check every time he or she utters a lie.</text:span></text:p>
      <text:p text:style-name="P2"><text:soft-page-break/><text:span text:style-name="Core_20_Body_20_Italic"/></text:p>
      <text:p text:style-name="P1"><text:span text:style-name="Core_20_Body_20_Italic"><text:span text:style-name="T7">Feinting in Combat:</text:span></text:span><text:span text:style-name="T6"> A character can also use Bluff to mislead an opponent in combat so that the opponent can’t dodge the character’s attack effectively. If the character succeeds, the next attack the character makes against the target ignores his or her Dexterity bonus to Defense (if the opponent has one), thus lowering his or her Defense score. Using Bluff in this way against a creature of animal intelligence (Int 1 or 2) requires a –8 penalty on the check. Against a nonintelligent creature, feinting is impossible.</text:span></text:p>
      <text:p text:style-name="P1"><text:span text:style-name="Core_20_Body_20_Italic"><text:span text:style-name="T6">Creating a Diversion to Hide:</text:span></text:span><text:span text:style-name="T6"> A character can use Bluff to help him or her hide. A successful Bluff check gives the character the momentary diversion needed to attempt a Hide check while people are aware of the character. (See the Hide skill)</text:span></text:p>
      <text:p text:style-name="P1"><text:span text:style-name="Core_20_Body_20_Italic"><text:span text:style-name="T6">Sending a Secret Message:</text:span></text:span><text:span text:style-name="T6"> A character can use Bluff to send and understand secret messages while appearing to be speaking about other things. <text:s/>The DC for a basic message is 10. Complex messages or messages trying to communicate new information have DCs of 15 or 20. Both the sender and the receiver must make the check for the secret message to be successfully relayed and understood.</text:span></text:p>
      <text:p text:style-name="P1"><text:span text:style-name="T6">Anyone listening in on a secret message can attempt a Sense Motive check (DC equal to the sender’s Bluff check result). If successful, the eavesdropper realizes that a secret message is contained in the communication. If the eavesdropper beats the DC by 5 or more, he or she understands the secret message.</text:span></text:p>
      <text:p text:style-name="P1"><text:span text:style-name="T6">Whether trying to send or intercept a message, a failure by 5 or more points means that one side or the other misinterprets the message in some fashion.</text:span></text:p>
      <text:p text:style-name="P1"><text:span text:style-name="T7">Try Again?:</text:span><text:span text:style-name="T6"> Generally, a failed Bluff check makes the target too suspicious for the character to try another bluff in the same circumstances. For feinting in combat, the character may try again freely.</text:span></text:p>
      <text:p text:style-name="P1"><text:span text:style-name="T7">Special:</text:span><text:span text:style-name="T6"> A character can take 10 when making a bluff (except for feinting in combat), but can’t take 20.</text:span></text:p>
      <text:p text:style-name="P1"><text:span text:style-name="T6">A character with the Deceptive feat gets a +2 bonus on all Bluff checks.</text:span></text:p>
      <text:p text:style-name="P1"><text:span text:style-name="T7">Time:</text:span><text:span text:style-name="T6"> A bluff takes at least 1 round (and is at least a full-round action) but can take much longer if the character tries something elaborate. Using Bluff as a feint in combat is an attack action.</text:span></text:p>
      <text:p text:style-name="P2"/>
      <text:p text:style-name="P1"><text:span text:style-name="T5">Climb (Str) </text:span><text:span text:style-name="Core_20_Body_20_Italic"><text:span text:style-name="T11">Armor Penalty</text:span></text:span></text:p>
      <text:p text:style-name="P1"><text:span text:style-name="T7">Check:</text:span><text:span text:style-name="T6"> With each successful Climb check, the character can advance up, down, or across a slope or a wall or other steep incline (or even a ceiling with handholds).</text:span></text:p>
      <text:p text:style-name="P1"><text:span text:style-name="T6">A slope is considered to be any incline of less than 60 degrees; a wall is any incline of 60 degrees or steeper.</text:span></text:p>
      <text:p text:style-name="P1"><text:span text:style-name="T6">A failed Climb check indicates that the character makes no progress, and a check that fails by 5 or more means that the character falls from whatever height he or she had already attained (unless the character is secured with some kind of harness or other equipment).</text:span></text:p>
      <text:p text:style-name="P1"><text:span text:style-name="T6">The DC of the check depends on the conditions of the climb. If the climb is less than 10 feet, reduce the DC by 5.</text:span></text:p>
      <text:p text:style-name="P1"><text:span text:style-name="T6">Since the character can’t move to avoid an attack, he or she is flat-footed while climbing (the character loses any Dexterity bonus to Defense).</text:span></text:p>
      <text:p text:style-name="P1"><text:span text:style-name="T6">Any time the character takes damage while climbing, make a Climb check against the DC of the slope or wall. Failure means the character falls from his or her current height and sustains the appropriate falling damage.</text:span></text:p>
      <text:p text:style-name="P1"><text:span text:style-name="Core_20_Body_20_Italic"><text:span text:style-name="T6">Accelerated Climbing:</text:span></text:span><text:span text:style-name="T6"> A character can try to climb more quickly than normal. The character can move his or her full speed, but the character takes a –5 penalty on his or her Climb check. (Moving twice the character’s speed in a round requires two checks, one for each move action.)</text:span></text:p>
      <text:p text:style-name="P1"><text:span text:style-name="Core_20_Body_20_Italic"><text:span text:style-name="T6">Making Handholds and Footholds:</text:span></text:span><text:span text:style-name="T6"> A character can make handholds and footholds by pounding pitons into a wall. Doing so takes 1 minute per piton, and one piton is needed per 3 feet. As with any surface with handholds and footholds, a wall with pitons in it has a DC of 15. In similar fashion, a climber with an ice axe or other proper implement can cut handholds or footholds in an ice wall.</text:span></text:p>
      <text:p text:style-name="P1"><text:span text:style-name="Core_20_Body_20_Italic"><text:span text:style-name="T6">Catching Yourself When Falling:</text:span></text:span><text:span text:style-name="T6"> It’s practically impossible for a character to catch him or herself on a wall while falling. Make a Climb check (DC equal to wall’s DC + 20) to do so. A slope is relatively easier to catch on (DC equal to slope’s DC + 10).</text:span></text:p>
      <text:p text:style-name="P1"><text:span text:style-name="T7">Special:</text:span><text:span text:style-name="T6"> Someone using a rope can haul a character upward (or lower the character) by means of sheer strength. Use two times a character’s maximum load to determine how much weight he or she can lift.</text:span></text:p>
      <text:p text:style-name="P1"><text:span text:style-name="T6">A character can take 10 while climbing, but can’t take 20.</text:span></text:p>
      <text:p text:style-name="P1"><text:span text:style-name="T6">A character without climbing gear takes a –4 penalty on Climb checks. At the GM’s discretion, certain kinds of climbing attempts might require only a rope or some other implement, or even just one’s hands and feet, rather than a full set of climbing gear to avoid the penalty.</text:span></text:p>
      <text:p text:style-name="P1"><text:soft-page-break/><text:span text:style-name="T6">A character with the Athletic feat gets a +2 bonus on all Climb checks.</text:span></text:p>
      <table:table table:name="Table3" table:style-name="Table3">
        <table:table-column table:style-name="Table3.A"/>
        <table:table-column table:style-name="Table3.B"/>
        <table:table-row table:style-name="Table3.1">
          <table:table-cell table:style-name="Table3.A1" office:value-type="string">
            <text:h text:style-name="P27" text:outline-level="2"><text:span text:style-name="T3">DC</text:span></text:h>
          </table:table-cell>
          <table:table-cell table:style-name="Table3.A1" office:value-type="string">
            <text:h text:style-name="P16" text:outline-level="3"><text:span text:style-name="T3">Example Wall or Surface or Task</text:span></text:h>
          </table:table-cell>
        </table:table-row>
        <table:table-row table:style-name="Table3.1">
          <table:table-cell table:style-name="Table3.A2" office:value-type="string">
            <text:p text:style-name="P12"><text:span text:style-name="T8">0</text:span></text:p>
          </table:table-cell>
          <table:table-cell table:style-name="Table3.A2" office:value-type="string">
            <text:p text:style-name="P10"><text:span text:style-name="T8">A slope too steep to walk up.</text:span></text:p>
          </table:table-cell>
        </table:table-row>
        <table:table-row table:style-name="Table3.1">
          <table:table-cell table:style-name="Table3.A2" office:value-type="string">
            <text:p text:style-name="P11"><text:span text:style-name="T8">5</text:span></text:p>
          </table:table-cell>
          <table:table-cell table:style-name="Table3.A2" office:value-type="string">
            <text:p text:style-name="P1"><text:span text:style-name="T8">A knotted rope with a wall to brace against.</text:span></text:p>
          </table:table-cell>
        </table:table-row>
        <table:table-row table:style-name="Table3.1">
          <table:table-cell table:style-name="Table3.A2" office:value-type="string">
            <text:p text:style-name="P36"><text:span text:style-name="T8">10</text:span></text:p>
          </table:table-cell>
          <table:table-cell table:style-name="Table3.A2" office:value-type="string">
            <text:p text:style-name="P35"><text:span text:style-name="T8">A rope with a wall to brace against. A knotted rope. A surface with sizable ledges to hold on to and stand on, such as a rugged cliff face.</text:span></text:p>
          </table:table-cell>
        </table:table-row>
        <table:table-row table:style-name="Table3.1">
          <table:table-cell table:style-name="Table3.A2" office:value-type="string">
            <text:p text:style-name="P11"><text:span text:style-name="T8">15</text:span></text:p>
          </table:table-cell>
          <table:table-cell table:style-name="Table3.A2" office:value-type="string">
            <text:p text:style-name="P1"><text:span text:style-name="T8">Any surface with adequate handholds and footholds (natural or artificial), such as a rough natural rock surface, a tree, or a chain-link fence. An unknotted rope. Pulling yourself up when dangling by your hands.</text:span></text:p>
          </table:table-cell>
        </table:table-row>
        <table:table-row table:style-name="Table3.1">
          <table:table-cell table:style-name="Table3.A2" office:value-type="string">
            <text:p text:style-name="P11"><text:span text:style-name="T8">20</text:span></text:p>
          </table:table-cell>
          <table:table-cell table:style-name="Table3.A2" office:value-type="string">
            <text:p text:style-name="P1"><text:span text:style-name="T8">An uneven surface with just a few narrow handholds and footholds, such as a coarse masonry wall or a sheer cliff face with a few crevices and small toeholds.</text:span></text:p>
          </table:table-cell>
        </table:table-row>
        <table:table-row table:style-name="Table3.1">
          <table:table-cell table:style-name="Table3.A2" office:value-type="string">
            <text:p text:style-name="P11"><text:span text:style-name="T8">25</text:span></text:p>
          </table:table-cell>
          <table:table-cell table:style-name="Table3.A2" office:value-type="string">
            <text:p text:style-name="P1"><text:span text:style-name="T8">A rough surface with no real handholds or footholds, such as a brick wall.</text:span></text:p>
          </table:table-cell>
        </table:table-row>
        <table:table-row table:style-name="Table3.1">
          <table:table-cell table:style-name="Table3.A2" office:value-type="string">
            <text:p text:style-name="P11"><text:span text:style-name="T8">25</text:span></text:p>
          </table:table-cell>
          <table:table-cell table:style-name="Table3.A2" office:value-type="string">
            <text:p text:style-name="P1"><text:span text:style-name="T8">Overhang or ceiling with handholds but no footholds.</text:span></text:p>
          </table:table-cell>
        </table:table-row>
        <table:table-row table:style-name="Table3.1">
          <table:table-cell table:style-name="Table3.A2" office:value-type="string">
            <text:p text:style-name="P11"><text:span text:style-name="T8">—</text:span></text:p>
          </table:table-cell>
          <table:table-cell table:style-name="Table3.A2" office:value-type="string">
            <text:p text:style-name="P1"><text:span text:style-name="T8">A perfectly smooth, flat, vertical surface can’t be climbed.</text:span></text:p>
          </table:table-cell>
        </table:table-row>
        <table:table-row table:style-name="Table3.1">
          <table:table-cell table:style-name="Table3.A2" office:value-type="string">
            <text:p text:style-name="P11"><text:span text:style-name="T8">–10*</text:span></text:p>
          </table:table-cell>
          <table:table-cell table:style-name="Table3.A2" office:value-type="string">
            <text:p text:style-name="P1"><text:span text:style-name="T8">Climbing inside an air duct or other location where one can brace against two opposite walls (reduces normal DC by 10).</text:span></text:p>
          </table:table-cell>
        </table:table-row>
        <table:table-row table:style-name="Table3.1">
          <table:table-cell table:style-name="Table3.A2" office:value-type="string">
            <text:p text:style-name="P11"><text:span text:style-name="T8">–5*</text:span></text:p>
          </table:table-cell>
          <table:table-cell table:style-name="Table3.A2" office:value-type="string">
            <text:p text:style-name="P1"><text:span text:style-name="T8">Climbing a corner where a character can brace against perpendicular walls (reduces normal DC by 5).</text:span></text:p>
          </table:table-cell>
        </table:table-row>
        <table:table-row table:style-name="Table3.1">
          <table:table-cell table:style-name="Table3.A2" office:value-type="string">
            <text:p text:style-name="P11"><text:span text:style-name="T8">+5*</text:span></text:p>
          </table:table-cell>
          <table:table-cell table:style-name="Table3.A2" office:value-type="string">
            <text:p text:style-name="P1"><text:span text:style-name="T8">Surface is slippery (increases normal DC by 5).</text:span></text:p>
          </table:table-cell>
        </table:table-row>
        <table:table-row table:style-name="Table3.13">
          <table:table-cell table:style-name="Table3.A13" table:number-columns-spanned="2" office:value-type="string">
            <text:p text:style-name="P10"><text:span text:style-name="T8">*These modifiers are cumulative; use any that apply.</text:span></text:p>
          </table:table-cell>
          <table:covered-table-cell/>
        </table:table-row>
      </table:table>
      <text:p text:style-name="P1"><text:span text:style-name="T7">Time:</text:span><text:span text:style-name="T6"> Climbing at one-half your speed is a full-round action. Moving half that far (one-fourth the character’s speed) is a move action.</text:span></text:p>
      <text:p text:style-name="P1"><text:span text:style-name="T6">Accelerated climbing, allowing the character to climb at his or her full speed, is a full-round action. A character can move half that far (one-half his or her speed) as a move action.</text:span></text:p>
      <text:p text:style-name="P2"/>
      <text:p text:style-name="P1"><text:span text:style-name="T5">Computer Use (Int)</text:span></text:p>
      <text:p text:style-name="P1"><text:span text:style-name="T7">Check:</text:span><text:span text:style-name="T6"> Most normal computer operations don’t require a Computer Use check (though a character might have to make a Research check; see the Research skill description). However, searching an unfamiliar network for a particular file, writing computer programs, altering existing programs to perform differently (better or worse), and breaking through computer security are all relatively difficult and require skill checks.</text:span></text:p>
      <text:p text:style-name="P1"><text:span text:style-name="Core_20_Body_20_Italic"><text:span text:style-name="T7">Find File:</text:span></text:span><text:span text:style-name="T7"> </text:span><text:span text:style-name="T6">This skill can be used for finding files or data on an unfamiliar system. The DC for the check and the time required are determined by the size of the site on which the character is searching.</text:span></text:p>
      <text:p text:style-name="P1"><text:span text:style-name="T6">Finding public information on the Internet does not fall under this category; usually, such a task requires a Research check. This application of the Computer Use skill only pertains to finding files on private systems with which the character is not familiar.</text:span></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h text:style-name="P16" text:outline-level="3"><text:span text:style-name="T3">Size of Site</text:span></text:h>
          </table:table-cell>
          <table:table-cell table:style-name="Table4.A1" office:value-type="string">
            <text:h text:style-name="P20" text:outline-level="3"><text:span text:style-name="T3">DC</text:span></text:h>
          </table:table-cell>
          <table:table-cell table:style-name="Table4.A1" office:value-type="string">
            <text:h text:style-name="P16" text:outline-level="3"><text:span text:style-name="T3">Time</text:span></text:h>
          </table:table-cell>
        </table:table-row>
        <table:table-row table:style-name="Table4.1">
          <table:table-cell table:style-name="Table4.A2" office:value-type="string">
            <text:p text:style-name="P10"><text:span text:style-name="T8">Personal computer</text:span></text:p>
          </table:table-cell>
          <table:table-cell table:style-name="Table4.A2" office:value-type="string">
            <text:p text:style-name="P12"><text:span text:style-name="T8">10</text:span></text:p>
          </table:table-cell>
          <table:table-cell table:style-name="Table4.A2" office:value-type="string">
            <text:p text:style-name="P10"><text:span text:style-name="T8">1 round</text:span></text:p>
          </table:table-cell>
        </table:table-row>
        <table:table-row table:style-name="Table4.1">
          <table:table-cell table:style-name="Table4.A2" office:value-type="string">
            <text:p text:style-name="P1"><text:span text:style-name="T8">Small office network</text:span></text:p>
          </table:table-cell>
          <table:table-cell table:style-name="Table4.A2" office:value-type="string">
            <text:p text:style-name="P11"><text:span text:style-name="T8">15</text:span></text:p>
          </table:table-cell>
          <table:table-cell table:style-name="Table4.A2" office:value-type="string">
            <text:p text:style-name="P1"><text:span text:style-name="T8">2 rounds</text:span></text:p>
          </table:table-cell>
        </table:table-row>
        <table:table-row table:style-name="Table4.1">
          <table:table-cell table:style-name="Table4.A2" office:value-type="string">
            <text:p text:style-name="P1"><text:span text:style-name="T8">Large office network</text:span></text:p>
          </table:table-cell>
          <table:table-cell table:style-name="Table4.A2" office:value-type="string">
            <text:p text:style-name="P11"><text:span text:style-name="T8">20</text:span></text:p>
          </table:table-cell>
          <table:table-cell table:style-name="Table4.A2" office:value-type="string">
            <text:p text:style-name="P1"><text:span text:style-name="T8">1 minute</text:span></text:p>
          </table:table-cell>
        </table:table-row>
        <table:table-row table:style-name="Table4.1">
          <table:table-cell table:style-name="Table4.A5" office:value-type="string">
            <text:p text:style-name="P10"><text:span text:style-name="T8">Massive corporate network</text:span></text:p>
          </table:table-cell>
          <table:table-cell table:style-name="Table4.A5" office:value-type="string">
            <text:p text:style-name="P12"><text:span text:style-name="T8">25</text:span></text:p>
          </table:table-cell>
          <table:table-cell table:style-name="Table4.A5" office:value-type="string">
            <text:p text:style-name="P10"><text:span text:style-name="T8">10 minutes</text:span></text:p>
          </table:table-cell>
        </table:table-row>
      </table:table>
      <text:p text:style-name="P2"/>
      <text:p text:style-name="P1"><text:span text:style-name="Core_20_Body_20_Italic"><text:span text:style-name="T7">Defeat Computer Security:</text:span></text:span><text:span text:style-name="T6"> This application of Computer Use can’t be used untrained. The DC is determined by the quality of the security program installed to defend the system. If the check is failed by 5 or more, the security system immediately alerts its administrator that there has been an unauthorized entry. An alerted administrator may attempt to identify the character or cut off the character’s access to the system.</text:span></text:p>
      <text:p text:style-name="P1"><text:span text:style-name="T6">Sometimes, when accessing a difficult site, the character has to defeat security at more than one stage of the operation. If the character beats the DC by 10 or more when attempting to defeat computer security, the character automatically succeeds at all subsequent security checks at that site until the end of the character’s session (see Computer Hacking below).</text:span></text:p>
      <table:table table:name="Table5" table:style-name="Table5">
        <table:table-column table:style-name="Table5.A"/>
        <table:table-column table:style-name="Table5.B"/>
        <table:table-row table:style-name="Table5.1">
          <table:table-cell table:style-name="Table5.A1" office:value-type="string">
            <text:h text:style-name="P16" text:outline-level="3"><text:span text:style-name="T3">Level of Security</text:span></text:h>
          </table:table-cell>
          <table:table-cell table:style-name="Table5.A1" office:value-type="string">
            <text:h text:style-name="P20" text:outline-level="3"><text:span text:style-name="T3">DC</text:span></text:h>
          </table:table-cell>
        </table:table-row>
        <table:table-row table:style-name="Table5.1">
          <table:table-cell table:style-name="Table5.A2" office:value-type="string">
            <text:p text:style-name="P10"><text:span text:style-name="T8">Minimum</text:span></text:p>
          </table:table-cell>
          <table:table-cell table:style-name="Table5.A2" office:value-type="string">
            <text:p text:style-name="P12"><text:span text:style-name="T8">20</text:span></text:p>
          </table:table-cell>
        </table:table-row>
        <table:table-row table:style-name="Table5.1">
          <table:table-cell table:style-name="Table5.A2" office:value-type="string">
            <text:p text:style-name="P1"><text:span text:style-name="T8">Average</text:span></text:p>
          </table:table-cell>
          <table:table-cell table:style-name="Table5.A2" office:value-type="string">
            <text:p text:style-name="P11"><text:span text:style-name="T8">25</text:span></text:p>
          </table:table-cell>
        </table:table-row>
        <table:table-row table:style-name="Table5.1">
          <table:table-cell table:style-name="Table5.A2" office:value-type="string">
            <text:p text:style-name="P1"><text:span text:style-name="T8">Exceptional</text:span></text:p>
          </table:table-cell>
          <table:table-cell table:style-name="Table5.A2" office:value-type="string">
            <text:p text:style-name="P11"><text:span text:style-name="T8">35</text:span></text:p>
          </table:table-cell>
        </table:table-row>
        <table:table-row table:style-name="Table5.1">
          <table:table-cell table:style-name="Table5.A5" office:value-type="string">
            <text:p text:style-name="P10"><text:span text:style-name="T8">Maximum</text:span></text:p>
          </table:table-cell>
          <table:table-cell table:style-name="Table5.A5" office:value-type="string">
            <text:p text:style-name="P12"><text:span text:style-name="T8">40</text:span></text:p>
          </table:table-cell>
        </table:table-row>
      </table:table>
      <text:p text:style-name="P2"/>
      <text:h text:style-name="P15" text:outline-level="3"><text:span text:style-name="T7">Computer Hacking</text:span></text:h>
      <text:p text:style-name="P1"><text:span text:style-name="T6">Breaking into a secure computer or network is often called hacking.</text:span></text:p>
      <text:p text:style-name="P1"><text:span text:style-name="T6">When a character hacks, he or she attempts to invade a site. A site is a virtual location containing files, data, or applications. A site can be as small as a single computer, or as large as a corporate network connecting computers and data archives all over the world—the important thing is that access to the site connects the user to everything within it. Some sites can be accessed via the Internet; others are not connected to any outside network and can only be tapped into by a user who physically accesses a computer connected to the site.</text:span></text:p>
      <text:p text:style-name="P1"><text:span text:style-name="T6">Every site is overseen by a system administrator—the person in charge of the site, and who maintains its security. Often, the system administrator is the only person with access to all of a site’s functions and data. A site can have more than one system administrator; large sites have a system administrator on duty at all times. A character is the system administrator of his or her personal computer.</text:span></text:p>
      <text:p text:style-name="P1"><text:span text:style-name="T6">When a character hacks into a site, the visit is called a session. Once a character stops accessing the site, the session is over. The character can go back to the site in the future; when he or she does, it’s a new session.</text:span></text:p>
      <text:p text:style-name="P1"><text:span text:style-name="T6">Several steps are required to hack into a site:</text:span></text:p>
      <text:p text:style-name="P1"><text:span text:style-name="T7">Covering Tracks:</text:span><text:span text:style-name="T6"> This step is optional. By making a Computer Use check (DC 20), a character can alter his or her identifying information. This imposes a –5 penalty on any attempt made to identify the character if his or her activity is detected.</text:span></text:p>
      <text:p text:style-name="P1"><text:span text:style-name="T7">Access the Site: </text:span><text:span text:style-name="T6">There are two ways to do this: physically or over the Internet.</text:span></text:p>
      <text:p text:style-name="P1"><text:span text:style-name="T7">Physical Access: </text:span><text:span text:style-name="T6">A character gains physical access to the computer, or a computer connected to the site. <text:s/>If the site being hacked is not connected to the Internet, this is probably the only way a character can access it. A variety of skill checks may be required, depending on the method used to gain access.</text:span></text:p>
      <text:p text:style-name="P1"><text:span text:style-name="T7">Internet Access: </text:span><text:span text:style-name="T6">Reaching a site over the net requires two Computer Use checks. The first check (DC 10) is needed to find the site on the net. The second is a check to defeat computer security (see the Computer Use skill description). Once a character has succeeded in both checks, the character has accessed the site.</text:span></text:p>
      <text:p text:style-name="P1"><text:span text:style-name="T7">Locate What You’re Looking For: </text:span><text:span text:style-name="T6">To find the data (or application, or remote device) the character wants, make a Computer Use check. See Find File under the skill description.</text:span></text:p>
      <text:p text:style-name="P1"><text:span text:style-name="T7">Defeat File Security:</text:span><text:span text:style-name="T6"> Many networks have additional file security. <text:s/>If that’s the case, the character needs to make another check to defeat computer security.</text:span></text:p>
      <text:p text:style-name="P1"><text:span text:style-name="T7">Do Your Stuff: </text:span><text:span text:style-name="T6">Finally, the character can actually do what he or she came to do. If the character just wants to look at records, no additional check is needed. (A character can also download data, although that often takes several rounds—or even several minutes, for especially large amounts of information—to complete.) Altering or deleting records sometimes requires yet another check to defeat computer security. Other operations can be carried out according to the Computer Use skill description.</text:span></text:p>
      <text:p text:style-name="P2"/>
      <text:p text:style-name="P1"><text:soft-page-break/><text:span text:style-name="Core_20_Body_20_Italic"><text:span text:style-name="T7">Defend Security:</text:span></text:span><text:span text:style-name="T7"> </text:span><text:span text:style-name="T6">If the character is the system administrator for a site (which may be as simple as being the owner of a laptop), he or she can defend the site against intruders. If the site alerts the character to an intruder, the character can attempt to cut off the intruder’s access (end the intruder’s session), or even to identify the intruder.</text:span></text:p>
      <text:p text:style-name="P1"><text:span text:style-name="T6">To cut off access, make an opposed Computer Use check against the intruder. If the character succeeds, the intruder’s session is ended. The intruder might be able to defeat the character’s security and access his or her site again, but the intruder will have to start the hacking process all over. Attempting to cut off access takes a full round.</text:span></text:p>
      <text:p text:style-name="P14"><text:span text:style-name="T6">One surefire way to prevent further access is to simply shut the site down. With a single computer, that’s often no big deal—but on a large site with many computers (or computers controlling functions that can’t be interrupted), it may be time-consuming or even impossible.</text:span></text:p>
      <text:p text:style-name="P1"><text:span text:style-name="T6">To identify the intruder, make an opposed Computer Use check against the intruder. If the character succeeds, the character learns the site from which the intruder is operating (if it’s a single computer, the character learns the name of the computer’s owner). Identifying the intruder requires 1 minute and is a separate check from cutting off access. This check can only be made if the intruder is accessing the character’s site for the entire length of the check—if the intruder’s session ends before the character finishes the check, the character automatically fails.</text:span></text:p>
      <text:p text:style-name="P1"><text:span text:style-name="Core_20_Body_20_Italic"><text:span text:style-name="T7">Degrade Programming:</text:span></text:span><text:span text:style-name="T6"> A character can destroy or alter applications on a computer to make use of that computer harder or impossible. The DC for the attempt depends on what the character tries to do. Crashing a computer simply shuts it down. Its user can restart it without making a skill check (however, restarting takes 1 minute). Destroying programming makes the computer unusable until the programming is repaired. Damaging programming imposes a –4 penalty on all Computer Use checks made with the computer (sometimes this is preferable to destroying the programming, since the user might not know that anything is wrong, and won’t simply decide to use a different computer).</text:span></text:p>
      <text:p text:style-name="P14"><text:span text:style-name="T6">A character can degrade the programming of multiple computers at a single site; doing so adds +2 to the DC for each additional computer.</text:span></text:p>
      <table:table table:name="Table6" table:style-name="Table6">
        <table:table-column table:style-name="Table6.A"/>
        <table:table-column table:style-name="Table6.B"/>
        <table:table-column table:style-name="Table6.C"/>
        <table:table-row table:style-name="Table6.1">
          <table:table-cell table:style-name="Table6.A1" office:value-type="string">
            <text:h text:style-name="P16" text:outline-level="3"><text:span text:style-name="T3">Scope of Alteration</text:span></text:h>
          </table:table-cell>
          <table:table-cell table:style-name="Table6.A1" office:value-type="string">
            <text:h text:style-name="P20" text:outline-level="3"><text:span text:style-name="T3">DC</text:span></text:h>
          </table:table-cell>
          <table:table-cell table:style-name="Table6.A1" office:value-type="string">
            <text:h text:style-name="P16" text:outline-level="3"><text:span text:style-name="T3">Time</text:span></text:h>
          </table:table-cell>
        </table:table-row>
        <table:table-row table:style-name="Table6.1">
          <table:table-cell table:style-name="Table6.A2" office:value-type="string">
            <text:p text:style-name="P10"><text:span text:style-name="T8">Crash computer</text:span></text:p>
          </table:table-cell>
          <table:table-cell table:style-name="Table6.A2" office:value-type="string">
            <text:p text:style-name="P12"><text:span text:style-name="T8">10</text:span></text:p>
          </table:table-cell>
          <table:table-cell table:style-name="Table6.A2" office:value-type="string">
            <text:p text:style-name="P10"><text:span text:style-name="T8">1 minute</text:span></text:p>
          </table:table-cell>
        </table:table-row>
        <table:table-row table:style-name="Table6.1">
          <table:table-cell table:style-name="Table6.A2" office:value-type="string">
            <text:p text:style-name="P1"><text:span text:style-name="T8">Destroy programming</text:span></text:p>
          </table:table-cell>
          <table:table-cell table:style-name="Table6.A2" office:value-type="string">
            <text:p text:style-name="P11"><text:span text:style-name="T8">15</text:span></text:p>
          </table:table-cell>
          <table:table-cell table:style-name="Table6.A2" office:value-type="string">
            <text:p text:style-name="P1"><text:span text:style-name="T8">10 minutes</text:span></text:p>
          </table:table-cell>
        </table:table-row>
        <table:table-row table:style-name="Table6.1">
          <table:table-cell table:style-name="Table6.A4" office:value-type="string">
            <text:p text:style-name="P10"><text:span text:style-name="T8">Damage programming</text:span></text:p>
          </table:table-cell>
          <table:table-cell table:style-name="Table6.A4" office:value-type="string">
            <text:p text:style-name="P12"><text:span text:style-name="T8">20</text:span></text:p>
          </table:table-cell>
          <table:table-cell table:style-name="Table6.A4" office:value-type="string">
            <text:p text:style-name="P10"><text:span text:style-name="T8">10 minutes</text:span></text:p>
          </table:table-cell>
        </table:table-row>
      </table:table>
      <text:p text:style-name="P2"/>
      <text:p text:style-name="P1"><text:span text:style-name="T6">Fixing the degraded programming requires 1 hour and a Computer Use check against a DC equal to the DC for degrading it + 5.</text:span></text:p>
      <text:p text:style-name="P1"><text:span text:style-name="Core_20_Body_20_Italic"><text:span text:style-name="T7">Write Program:</text:span></text:span><text:span text:style-name="T7"> </text:span><text:span text:style-name="T6">A character can create a program to help with a specific task. Doing so grants the character a +2 circumstance bonus to the task.</text:span></text:p>
      <text:p text:style-name="P1"><text:span text:style-name="T6">A specific task, in this case, is one type of operation with one target.</text:span></text:p>
      <text:p text:style-name="P1"><text:span text:style-name="T6">The DC to write a program is 20; the time required is 1 hour.</text:span></text:p>
      <text:p text:style-name="P1"><text:span text:style-name="Core_20_Body_20_Italic"><text:span text:style-name="T7">Operate Remote Device:</text:span></text:span><text:span text:style-name="T7"> </text:span><text:span text:style-name="T6">Many devices are computer-operated via remote links. If the character has access to the computer that controls such systems, the character can either shut them off or change their operating parameters. The DC depends on the nature of the operation. If the character fails the check by 5 or more, the system immediately alerts its administrator that there has been an unauthorized use of the equipment. An alerted administrator may attempt to identify the character or cut off his or her access to the system.</text:span></text:p>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h text:style-name="P16" text:outline-level="3"><text:span text:style-name="T3">Type of Operation</text:span></text:h>
          </table:table-cell>
          <table:table-cell table:style-name="Table7.A1" office:value-type="string">
            <text:h text:style-name="P20" text:outline-level="3"><text:span text:style-name="T3">DC</text:span></text:h>
          </table:table-cell>
          <table:table-cell table:style-name="Table7.A1" office:value-type="string">
            <text:h text:style-name="P20" text:outline-level="3"><text:span text:style-name="T3">Time</text:span></text:h>
          </table:table-cell>
        </table:table-row>
        <table:table-row table:style-name="Table7.1">
          <table:table-cell table:style-name="Table7.A2" office:value-type="string">
            <text:p text:style-name="P10"><text:span text:style-name="T8">Shut down passive remote (including cameras and door locks)</text:span></text:p>
          </table:table-cell>
          <table:table-cell table:style-name="Table7.A2" office:value-type="string">
            <text:p text:style-name="P12"><text:span text:style-name="T8">20</text:span></text:p>
          </table:table-cell>
          <table:table-cell table:style-name="Table7.A2" office:value-type="string">
            <text:p text:style-name="P12"><text:span text:style-name="T8">1 round per remote</text:span></text:p>
          </table:table-cell>
        </table:table-row>
        <table:table-row table:style-name="Table7.1">
          <table:table-cell table:style-name="Table7.A2" office:value-type="string">
            <text:p text:style-name="P1"><text:span text:style-name="T8">Shut down active remote (including motion detectors and alarms)</text:span></text:p>
          </table:table-cell>
          <table:table-cell table:style-name="Table7.A2" office:value-type="string">
            <text:p text:style-name="P11"><text:span text:style-name="T8">25</text:span></text:p>
          </table:table-cell>
          <table:table-cell table:style-name="Table7.A2" office:value-type="string">
            <text:p text:style-name="P11"><text:span text:style-name="T8">1 round per remote</text:span></text:p>
          </table:table-cell>
        </table:table-row>
        <table:table-row table:style-name="Table7.1">
          <table:table-cell table:style-name="Table7.A2" office:value-type="string">
            <text:p text:style-name="P1"><text:span text:style-name="T8">Reset parameters</text:span></text:p>
          </table:table-cell>
          <table:table-cell table:style-name="Table7.A2" office:value-type="string">
            <text:p text:style-name="P11"><text:span text:style-name="T8">30</text:span></text:p>
          </table:table-cell>
          <table:table-cell table:style-name="Table7.A2" office:value-type="string">
            <text:p text:style-name="P11"><text:span text:style-name="T8">1 minute per remote</text:span></text:p>
          </table:table-cell>
        </table:table-row>
        <table:table-row table:style-name="Table7.1">
          <table:table-cell table:style-name="Table7.A2" office:value-type="string">
            <text:p text:style-name="P1"><text:span text:style-name="T8">Change passcodes</text:span></text:p>
          </table:table-cell>
          <table:table-cell table:style-name="Table7.A2" office:value-type="string">
            <text:p text:style-name="P11"><text:span text:style-name="T8">25</text:span></text:p>
          </table:table-cell>
          <table:table-cell table:style-name="Table7.A2" office:value-type="string">
            <text:p text:style-name="P11"><text:span text:style-name="T8">1 minute</text:span></text:p>
          </table:table-cell>
        </table:table-row>
        <table:table-row table:style-name="Table7.1">
          <table:table-cell table:style-name="Table7.A2" office:value-type="string">
            <text:p text:style-name="P1"><text:span text:style-name="T8">Hide evidence of alteration</text:span></text:p>
          </table:table-cell>
          <table:table-cell table:style-name="Table7.A2" office:value-type="string">
            <text:p text:style-name="P11"><text:span text:style-name="T8">+10</text:span></text:p>
          </table:table-cell>
          <table:table-cell table:style-name="Table7.A2" office:value-type="string">
            <text:p text:style-name="P11"><text:span text:style-name="T8">1 minute</text:span></text:p>
          </table:table-cell>
        </table:table-row>
        <table:table-row table:style-name="Table7.1">
          <table:table-cell table:style-name="Table7.A2" office:value-type="string">
            <text:p text:style-name="P1"><text:span text:style-name="T8">Minimum security</text:span></text:p>
          </table:table-cell>
          <table:table-cell table:style-name="Table7.A2" office:value-type="string">
            <text:p text:style-name="P11"><text:span text:style-name="T8">–5</text:span></text:p>
          </table:table-cell>
          <table:table-cell table:style-name="Table7.A2" office:value-type="string">
            <text:p text:style-name="P11"><text:span text:style-name="T8">—</text:span></text:p>
          </table:table-cell>
        </table:table-row>
        <table:table-row table:style-name="Table7.1">
          <table:table-cell table:style-name="Table7.A2" office:value-type="string">
            <text:p text:style-name="P1"><text:span text:style-name="T8">Exceptional security</text:span></text:p>
          </table:table-cell>
          <table:table-cell table:style-name="Table7.A2" office:value-type="string">
            <text:p text:style-name="P11"><text:span text:style-name="T8">+10</text:span></text:p>
          </table:table-cell>
          <table:table-cell table:style-name="Table7.A2" office:value-type="string">
            <text:p text:style-name="P11"><text:span text:style-name="T8">—</text:span></text:p>
          </table:table-cell>
        </table:table-row>
        <table:table-row table:style-name="Table7.1">
          <table:table-cell table:style-name="Table7.A9" office:value-type="string">
            <text:p text:style-name="P10"><text:span text:style-name="T8">Maximum security</text:span></text:p>
          </table:table-cell>
          <table:table-cell table:style-name="Table7.A9" office:value-type="string">
            <text:p text:style-name="P12"><text:span text:style-name="T8">+15</text:span></text:p>
          </table:table-cell>
          <table:table-cell table:style-name="Table7.A9" office:value-type="string">
            <text:p text:style-name="P12"><text:span text:style-name="T8">—</text:span></text:p>
          </table:table-cell>
        </table:table-row>
      </table:table>
      <text:p text:style-name="P2"/>
      <text:p text:style-name="P1"><text:span text:style-name="T7">Special:</text:span><text:span text:style-name="T6"> A character can take 10 when using the Computer Use skill. A character can take 20 in some cases, but not in those that involve a penalty for failure. (A character cannot take 20 to defeat computer security or defend security.)</text:span></text:p>
      <text:p text:style-name="P1"><text:span text:style-name="T6">A character with the Gearhead feat gets a +2 bonus on all Computer Use checks.</text:span></text:p>
      <text:p text:style-name="P1"><text:span text:style-name="T7">Time:</text:span><text:span text:style-name="T6"> Computer Use requires at least a full-round action. The GM may determine that some tasks require several rounds, a few minutes, or longer, as described above.</text:span></text:p>
      <text:p text:style-name="P2"/>
      <text:p text:style-name="P1"><text:span text:style-name="T5">Concentration (Con)</text:span></text:p>
      <text:p text:style-name="P1"><text:span text:style-name="T7">Check:</text:span><text:span text:style-name="T6"> A character makes a Concentration check whenever he or she may potentially be distracted while engaged in some action that requires his or her full attention (such as making a Disable Device or Treat Injury check). Situations such as taking damage, working in a bouncing vehicle, or dealing with severe weather can require a character to make a Concentration check.</text:span></text:p>
      <text:p text:style-name="P1"><text:span text:style-name="T6">If the Concentration check succeeds, the character may continue with the action. If the Concentration check fails, the action automatically fails (with the appropriate ramifications, if any), and the action is wasted.</text:span></text:p>
      <text:p text:style-name="P14"><text:span text:style-name="T6">A successful Concentration check still doesn’t allow a character to take 10 when in a stressful situation; he or she must roll the check as normal.</text:span></text:p>
      <text:p text:style-name="P1"><text:span text:style-name="T6">The check DC depends on the nature of the distraction.</text:span></text:p>
      <text:p text:style-name="P1"><text:span text:style-name="T7">Try Again?:</text:span><text:span text:style-name="T6"> Yes, though a success doesn’t cancel the effects of a previous failure, such as the disruption of an action that was being concentrated on.</text:span></text:p>
      <text:p text:style-name="P1"><text:span text:style-name="T7">Special:</text:span><text:span text:style-name="T6"> A character can use Concentration to avoid attacks of opportunity when attempting a skill check that normally provokes attacks of opportunity. The DC to do so is 15.</text:span></text:p>
      <text:p text:style-name="P1"><text:span text:style-name="T6">If the Concentration check succeeds, the character may attempt the action normally without incurring any attacks of opportunity. If the Concentration check fails, the related check automatically fails just as if the character’s concentration had been disrupted by a distraction. The character does not provoke attacks of opportunity, however.</text:span></text:p>
      <text:p text:style-name="P1"><text:span text:style-name="T6">This use of Concentration applies only to skill checks. It does not apply to other actions that normally provoke attacks of opportunity, such as movement or making unarmed attacks.</text:span></text:p>
      <text:p text:style-name="P1"><text:span text:style-name="T6">A character with the Focused feat gets a +2 bonus on all Concentration checks.</text:span></text:p>
      <text:p text:style-name="P1"><text:span text:style-name="T6">The concentration skill has further uses for characters using magic or psionics.</text:span></text:p>
      <text:p text:style-name="P1"><text:span text:style-name="T7">Time:</text:span><text:span text:style-name="T6"> Making a Concentration check doesn’t require an action; it is either a reaction (when attempted in response to a distraction) or part of another action (when at­tempted actively).</text:span></text:p>
      <table:table table:name="Table8" table:style-name="Table8">
        <table:table-column table:style-name="Table8.A"/>
        <table:table-column table:style-name="Table8.B"/>
        <text:soft-page-break/>
        <table:table-row table:style-name="Table8.1">
          <table:table-cell table:style-name="Table8.A1" office:value-type="string">
            <text:h text:style-name="P16" text:outline-level="3"><text:span text:style-name="T3">Distraction</text:span></text:h>
          </table:table-cell>
          <table:table-cell table:style-name="Table8.A1" office:value-type="string">
            <text:h text:style-name="P16" text:outline-level="3"><text:span text:style-name="T3">DC</text:span></text:h>
          </table:table-cell>
        </table:table-row>
        <table:table-row table:style-name="Table8.1">
          <table:table-cell table:style-name="Table8.A2" office:value-type="string">
            <text:p text:style-name="P10"><text:span text:style-name="T8">Damaged during the action </text:span><text:span text:style-name="superscript_20__23__20_in_20_tables"><text:span text:style-name="T13">1</text:span></text:span></text:p>
          </table:table-cell>
          <table:table-cell table:style-name="Table8.A2" office:value-type="string">
            <text:p text:style-name="P10"><text:span text:style-name="T8">10 + damage dealt</text:span></text:p>
          </table:table-cell>
        </table:table-row>
        <table:table-row table:style-name="Table8.1">
          <table:table-cell table:style-name="Table8.A2" office:value-type="string">
            <text:p text:style-name="P1"><text:span text:style-name="T8">Taking continuous damage during the action</text:span><text:span text:style-name="superscript_20__23__20_in_20_tables"><text:span text:style-name="T13"> 2</text:span></text:span></text:p>
          </table:table-cell>
          <table:table-cell table:style-name="Table8.A2" office:value-type="string">
            <text:p text:style-name="P1"><text:span text:style-name="T8">10 + half of continuous damage last dealt</text:span></text:p>
          </table:table-cell>
        </table:table-row>
        <table:table-row table:style-name="Table8.1">
          <table:table-cell table:style-name="Table8.A2" office:value-type="string">
            <text:p text:style-name="P1"><text:span text:style-name="T8">Vigorous motion (bouncy vehicle ride, small boat in rough water, belowdecks in a storm-tossed ship, riding a horse)</text:span></text:p>
          </table:table-cell>
          <table:table-cell table:style-name="Table8.A2" office:value-type="string">
            <text:p text:style-name="P1"><text:span text:style-name="T8">10</text:span></text:p>
          </table:table-cell>
        </table:table-row>
        <table:table-row table:style-name="Table8.1">
          <table:table-cell table:style-name="Table8.A2" office:value-type="string">
            <text:p text:style-name="P1"><text:span text:style-name="T8">Violent motion (very rough vehicle ride, small boat in rapids, on deck of storm-tossed ship, galloping horse)</text:span></text:p>
          </table:table-cell>
          <table:table-cell table:style-name="Table8.A2" office:value-type="string">
            <text:p text:style-name="P1"><text:span text:style-name="T8">15</text:span></text:p>
          </table:table-cell>
        </table:table-row>
        <table:table-row table:style-name="Table8.1">
          <table:table-cell table:style-name="Table8.A2" office:value-type="string">
            <text:p text:style-name="P1"><text:span text:style-name="T8">Extraordinarily violent motion (earthquake)</text:span></text:p>
          </table:table-cell>
          <table:table-cell table:style-name="Table8.A2" office:value-type="string">
            <text:p text:style-name="P1"><text:span text:style-name="T8">20</text:span></text:p>
          </table:table-cell>
        </table:table-row>
        <table:table-row table:style-name="Table8.1">
          <table:table-cell table:style-name="Table8.A2" office:value-type="string">
            <text:p text:style-name="P1"><text:span text:style-name="T8">Entangled in net or snare</text:span></text:p>
          </table:table-cell>
          <table:table-cell table:style-name="Table8.A2" office:value-type="string">
            <text:p text:style-name="P1"><text:span text:style-name="T8">15</text:span></text:p>
          </table:table-cell>
        </table:table-row>
        <table:table-row table:style-name="Table8.1">
          <table:table-cell table:style-name="Table8.A2" office:value-type="string">
            <text:p text:style-name="P1"><text:span text:style-name="T8">Grappling or pinned</text:span></text:p>
          </table:table-cell>
          <table:table-cell table:style-name="Table8.A2" office:value-type="string">
            <text:p text:style-name="P1"><text:span text:style-name="T8">20</text:span></text:p>
          </table:table-cell>
        </table:table-row>
        <table:table-row table:style-name="Table8.1">
          <table:table-cell table:style-name="Table8.A2" office:value-type="string">
            <text:p text:style-name="P1"><text:span text:style-name="T8">Weather is a high wind carrying blinding rain or sleet</text:span></text:p>
          </table:table-cell>
          <table:table-cell table:style-name="Table8.A2" office:value-type="string">
            <text:p text:style-name="P1"><text:span text:style-name="T8">5</text:span></text:p>
          </table:table-cell>
        </table:table-row>
        <table:table-row table:style-name="Table8.1">
          <table:table-cell table:style-name="Table8.A2" office:value-type="string">
            <text:p text:style-name="P1"><text:span text:style-name="T8">Weather is wind-driven hail, dust, or debris</text:span></text:p>
          </table:table-cell>
          <table:table-cell table:style-name="Table8.A2" office:value-type="string">
            <text:p text:style-name="P1"><text:span text:style-name="T8">10</text:span></text:p>
          </table:table-cell>
        </table:table-row>
        <table:table-row table:style-name="Table8.11">
          <table:table-cell table:style-name="Table8.A2" table:number-columns-spanned="2" office:value-type="string">
            <text:p text:style-name="P9"><text:span text:style-name="New_20_Style_20_Sheet"><text:span text:style-name="T6">1 Such as an activity that requires more than a single full-round action. Also from an attack of opportunity or readied attack made in response to the action being taken (for activities requiring no more than a full-round action).</text:span></text:span></text:p>
          </table:table-cell>
          <table:covered-table-cell/>
        </table:table-row>
        <table:table-row table:style-name="Table8.11">
          <table:table-cell table:style-name="Table8.A12" table:number-columns-spanned="2" office:value-type="string">
            <text:p text:style-name="P9"><text:span text:style-name="New_20_Style_20_Sheet"><text:span text:style-name="T6">2 Such as from catching on fire.</text:span></text:span></text:p>
          </table:table-cell>
          <table:covered-table-cell/>
        </table:table-row>
      </table:table>
      <text:p text:style-name="P2"><text:span text:style-name="New_20_Style_20_Sheet"/></text:p>
      <text:p text:style-name="P1"><text:span text:style-name="T5">Craft (Int)</text:span></text:p>
      <text:p text:style-name="P1"><text:span text:style-name="T6">This skill encompasses several categories, each of them treated as a separate skill: Craft (chemical), Craft (electronic), Craft (mechanical), Craft (pharmaceutical), Craft (structural), Craft (visual arts), and Craft (writing).</text:span></text:p>
      <text:p text:style-name="P1"><text:span text:style-name="T6">Craft skills are specifically focused on creating objects. To use a Craft skill effectively, a character must have a kit or some other set of basic tools. The purchase DC of this equipment varies according to the particular Craft skill.</text:span></text:p>
      <text:p text:style-name="P1"><text:span text:style-name="T6">To use Craft, first decide what the character is trying to make and consult the category descriptions below. Make a Wealth check against the given purchase DC for the object to see if the character succeeds in acquiring the raw materials. If the character succeeds at that check, make the Craft check against the given DC for the object in question. If the character fails the check, he or she does not make the object, and the raw materials are wasted (unless otherwise noted).</text:span></text:p>
      <text:p text:style-name="P1"><text:span text:style-name="T6">Generally, a character can take 10 when using a Craft skill to construct an object, but can’t take 20 (since doing so represents multiple attempts, and the character uses up the raw materials after the first attempt). The exception is Craft (writing); a character can take 20 because the character does not use up any raw materials (and thus no Wealth check is required to use the skill).</text:span></text:p>
      <text:p text:style-name="P2"/>
      <text:p text:style-name="P1"><text:span text:style-name="T5">Craft (chemical) (Int) </text:span><text:span text:style-name="Core_20_Body_20_Italic"><text:span text:style-name="T6">Trained Only</text:span></text:span></text:p>
      <text:p text:style-name="P1"><text:span text:style-name="T6">This skill allows a character to mix chemicals to create acids, bases, explosives, and poisonous substances.</text:span></text:p>
      <text:p text:style-name="P1"><text:span text:style-name="T7">Acids and Bases:</text:span><text:span text:style-name="T6"> Acids are corrosives substances. Bases neutralize acids but do not deal damage. A base of a certain type counteracts an acid of the same type or a less potent type.</text:span></text:p>
      <table:table table:name="Table9" table:style-name="Table9">
        <table:table-column table:style-name="Table9.A"/>
        <table:table-column table:style-name="Table9.B"/>
        <table:table-column table:style-name="Table9.C" table:number-columns-repeated="2"/>
        <table:table-column table:style-name="Table9.E"/>
        <table:table-row table:style-name="Table9.1">
          <table:table-cell table:style-name="Table9.A1" office:value-type="string">
            <text:h text:style-name="P16" text:outline-level="3"><text:span text:style-name="T3"><text:s/></text:span></text:h>
          </table:table-cell>
          <table:table-cell table:style-name="Table9.A1" office:value-type="string">
            <text:h text:style-name="P16" text:outline-level="3"><text:span text:style-name="T3"><text:s/></text:span></text:h>
          </table:table-cell>
          <table:table-cell table:style-name="Table9.A1" table:number-columns-spanned="2" office:value-type="string">
            <text:h text:style-name="P20" text:outline-level="3"><text:span text:style-name="T3">Craft DCs</text:span></text:h>
          </table:table-cell>
          <table:covered-table-cell/>
          <table:table-cell table:style-name="Table9.A1" office:value-type="string">
            <text:h text:style-name="P21" text:outline-level="3"/>
          </table:table-cell>
        </table:table-row>
        <table:table-row table:style-name="Table9.2">
          <table:table-cell table:style-name="Table9.A2" office:value-type="string">
            <text:h text:style-name="P16" text:outline-level="3"><text:span text:style-name="T3">Type of Acid</text:span></text:h>
          </table:table-cell>
          <table:table-cell table:style-name="Table9.A2" office:value-type="string">
            <text:h text:style-name="P20" text:outline-level="3"><text:span text:style-name="T3">Purchase DC</text:span></text:h>
          </table:table-cell>
          <table:table-cell table:style-name="Table9.A2" office:value-type="string">
            <text:h text:style-name="P20" text:outline-level="3"><text:span text:style-name="T3">Acid</text:span></text:h>
          </table:table-cell>
          <table:table-cell table:style-name="Table9.A2" office:value-type="string">
            <text:h text:style-name="P20" text:outline-level="3"><text:span text:style-name="T3">Base</text:span></text:h>
          </table:table-cell>
          <table:table-cell table:style-name="Table9.A2" office:value-type="string">
            <text:h text:style-name="P16" text:outline-level="3"><text:span text:style-name="T3">Time</text:span></text:h>
          </table:table-cell>
        </table:table-row>
        <table:table-row table:style-name="Table9.2">
          <table:table-cell table:style-name="Table9.A2" office:value-type="string">
            <text:p text:style-name="P1"><text:span text:style-name="T8">Mild (1d6/1d10) </text:span><text:span text:style-name="superscript_20__23__20_in_20_tables"><text:span text:style-name="T13">1</text:span></text:span></text:p>
          </table:table-cell>
          <table:table-cell table:style-name="Table9.A2" office:value-type="string">
            <text:p text:style-name="P11"><text:span text:style-name="T8">8</text:span></text:p>
          </table:table-cell>
          <table:table-cell table:style-name="Table9.A2" office:value-type="string">
            <text:p text:style-name="P11"><text:span text:style-name="T8">15</text:span></text:p>
          </table:table-cell>
          <table:table-cell table:style-name="Table9.A2" office:value-type="string">
            <text:p text:style-name="P11"><text:span text:style-name="T8">10</text:span></text:p>
          </table:table-cell>
          <table:table-cell table:style-name="Table9.A2" office:value-type="string">
            <text:p text:style-name="P1"><text:span text:style-name="T8">1 min.</text:span></text:p>
          </table:table-cell>
        </table:table-row>
        <table:table-row table:style-name="Table9.2">
          <table:table-cell table:style-name="Table9.A2" office:value-type="string">
            <text:p text:style-name="P1"><text:span text:style-name="T8">Potent (2d6/2d10)</text:span></text:p>
          </table:table-cell>
          <table:table-cell table:style-name="Table9.A2" office:value-type="string">
            <text:p text:style-name="P11"><text:span text:style-name="T8">12</text:span></text:p>
          </table:table-cell>
          <table:table-cell table:style-name="Table9.A2" office:value-type="string">
            <text:p text:style-name="P11"><text:span text:style-name="T8">20</text:span></text:p>
          </table:table-cell>
          <table:table-cell table:style-name="Table9.A2" office:value-type="string">
            <text:p text:style-name="P11"><text:span text:style-name="T8">15</text:span></text:p>
          </table:table-cell>
          <table:table-cell table:style-name="Table9.A2" office:value-type="string">
            <text:p text:style-name="P1"><text:span text:style-name="T8">30 min.</text:span></text:p>
          </table:table-cell>
        </table:table-row>
        <table:table-row table:style-name="Table9.2">
          <table:table-cell table:style-name="Table9.A2" office:value-type="string">
            <text:p text:style-name="P1"><text:span text:style-name="T8">Concentrated (3d6/3d10)</text:span></text:p>
          </table:table-cell>
          <table:table-cell table:style-name="Table9.A2" office:value-type="string">
            <text:p text:style-name="P11"><text:span text:style-name="T8">16</text:span></text:p>
          </table:table-cell>
          <table:table-cell table:style-name="Table9.A2" office:value-type="string">
            <text:p text:style-name="P11"><text:span text:style-name="T8">30</text:span></text:p>
          </table:table-cell>
          <table:table-cell table:style-name="Table9.A2" office:value-type="string">
            <text:p text:style-name="P11"><text:span text:style-name="T8">20</text:span></text:p>
          </table:table-cell>
          <table:table-cell table:style-name="Table9.A2" office:value-type="string">
            <text:p text:style-name="P1"><text:span text:style-name="T8">1 hr.</text:span></text:p>
          </table:table-cell>
        </table:table-row>
        <table:table-row table:style-name="Table9.1">
          <table:table-cell table:style-name="Table9.A6" table:number-columns-spanned="5" office:value-type="string">
            <text:p text:style-name="P9"><text:span text:style-name="New_20_Style_20_Sheet"><text:span text:style-name="T6">1 The dice rolls in parentheses are typical contact damage/immersion damage caused per round of immersion.</text:span></text:span></text:p>
          </table:table-cell>
          <table:covered-table-cell/>
          <table:covered-table-cell/>
          <table:covered-table-cell/>
          <table:covered-table-cell/>
        </table:table-row>
      </table:table>
      <text:p text:style-name="P4"/>
      <text:p text:style-name="P1"><text:span text:style-name="T7">Explosives:</text:span><text:span text:style-name="T6"> Building an explosive from scratch is dangerous. If the Craft (chemical) check fails, the raw materials are wasted. If the check fails by 5 or more, the explosive compound detonates as it is being made, dealing half of its intended damage to the builder and anyone else in the burst radius.</text:span></text:p>
      <text:p text:style-name="P1"><text:span text:style-name="T6">If the check succeeds, the final product is a solid material, about the size of a brick. An explosive compound does not include a fuse or detonator. Connecting a fuse or detonator requires a Demolitions check.</text:span></text:p>
      <table:table table:name="Table10" table:style-name="Table10">
        <table:table-column table:style-name="Table10.A"/>
        <table:table-column table:style-name="Table10.B"/>
        <table:table-column table:style-name="Table10.C"/>
        <table:table-column table:style-name="Table10.D"/>
        <table:table-column table:style-name="Table10.E"/>
        <text:soft-page-break/>
        <table:table-row table:style-name="Table10.1">
          <table:table-cell table:style-name="Table10.A1" office:value-type="string">
            <text:p text:style-name="P10"><text:span text:style-name="T3">Type of Scratch-Built Explosive </text:span></text:p>
          </table:table-cell>
          <table:table-cell table:style-name="Table10.A1" office:value-type="string">
            <text:h text:style-name="P20" text:outline-level="3"><text:span text:style-name="T3">Purchase DC</text:span></text:h>
          </table:table-cell>
          <table:table-cell table:style-name="Table10.A1" office:value-type="string">
            <text:h text:style-name="P20" text:outline-level="3"><text:span text:style-name="T3">Craft DC</text:span></text:h>
          </table:table-cell>
          <table:table-cell table:style-name="Table10.A1" office:value-type="string">
            <text:h text:style-name="P20" text:outline-level="3"><text:span text:style-name="T3">Reflex DC (save for half damage)</text:span></text:h>
          </table:table-cell>
          <table:table-cell table:style-name="Table10.A1" office:value-type="string">
            <text:h text:style-name="P20" text:outline-level="3"><text:span text:style-name="T3">Time</text:span></text:h>
          </table:table-cell>
        </table:table-row>
        <table:table-row table:style-name="Table10.1">
          <table:table-cell table:style-name="Table10.A2" office:value-type="string">
            <text:p text:style-name="P10"><text:span text:style-name="T8">Improvised (1d6/5 feet) </text:span><text:span text:style-name="superscript_20__23__20_in_20_tables"><text:span text:style-name="T14">1</text:span></text:span></text:p>
          </table:table-cell>
          <table:table-cell table:style-name="Table10.A2" office:value-type="string">
            <text:p text:style-name="P12"><text:span text:style-name="T8">6</text:span></text:p>
          </table:table-cell>
          <table:table-cell table:style-name="Table10.A2" office:value-type="string">
            <text:p text:style-name="P12"><text:span text:style-name="T8">10</text:span></text:p>
          </table:table-cell>
          <table:table-cell table:style-name="Table10.A2" office:value-type="string">
            <text:p text:style-name="P12"><text:span text:style-name="T8">10</text:span></text:p>
          </table:table-cell>
          <table:table-cell table:style-name="Table10.A2" office:value-type="string">
            <text:p text:style-name="P12"><text:span text:style-name="T8">1 round</text:span></text:p>
          </table:table-cell>
        </table:table-row>
        <table:table-row table:style-name="Table10.1">
          <table:table-cell table:style-name="Table10.A2" office:value-type="string">
            <text:p text:style-name="P1"><text:span text:style-name="T8">Simple (2d6/5 feet)</text:span></text:p>
          </table:table-cell>
          <table:table-cell table:style-name="Table10.A2" office:value-type="string">
            <text:p text:style-name="P11"><text:span text:style-name="T8">12</text:span></text:p>
          </table:table-cell>
          <table:table-cell table:style-name="Table10.A2" office:value-type="string">
            <text:p text:style-name="P11"><text:span text:style-name="T8">15</text:span></text:p>
          </table:table-cell>
          <table:table-cell table:style-name="Table10.A2" office:value-type="string">
            <text:p text:style-name="P11"><text:span text:style-name="T8">12</text:span></text:p>
          </table:table-cell>
          <table:table-cell table:style-name="Table10.A2" office:value-type="string">
            <text:p text:style-name="P11"><text:span text:style-name="T8">10 min.</text:span></text:p>
          </table:table-cell>
        </table:table-row>
        <table:table-row table:style-name="Table10.1">
          <table:table-cell table:style-name="Table10.A2" office:value-type="string">
            <text:p text:style-name="P28"><text:span text:style-name="T3">Moderate (4d6/10 feet)</text:span></text:p>
          </table:table-cell>
          <table:table-cell table:style-name="Table10.A2" office:value-type="string">
            <text:p text:style-name="P11"><text:span text:style-name="T3">16</text:span></text:p>
          </table:table-cell>
          <table:table-cell table:style-name="Table10.A2" office:value-type="string">
            <text:p text:style-name="P11"><text:span text:style-name="T3">20</text:span></text:p>
          </table:table-cell>
          <table:table-cell table:style-name="Table10.A2" office:value-type="string">
            <text:p text:style-name="P11"><text:span text:style-name="T3">12</text:span></text:p>
          </table:table-cell>
          <table:table-cell table:style-name="Table10.A2" office:value-type="string">
            <text:p text:style-name="P11"><text:span text:style-name="T3">1 hr.</text:span></text:p>
          </table:table-cell>
        </table:table-row>
        <table:table-row table:style-name="Table10.1">
          <table:table-cell table:style-name="Table10.A2" office:value-type="string">
            <text:p text:style-name="P28"><text:span text:style-name="T3">Complex (6d6/15 feet)</text:span></text:p>
          </table:table-cell>
          <table:table-cell table:style-name="Table10.A2" office:value-type="string">
            <text:p text:style-name="P11"><text:span text:style-name="T3">20</text:span></text:p>
          </table:table-cell>
          <table:table-cell table:style-name="Table10.A2" office:value-type="string">
            <text:p text:style-name="P11"><text:span text:style-name="T3">25</text:span></text:p>
          </table:table-cell>
          <table:table-cell table:style-name="Table10.A2" office:value-type="string">
            <text:p text:style-name="P11"><text:span text:style-name="T3">15</text:span></text:p>
          </table:table-cell>
          <table:table-cell table:style-name="Table10.A2" office:value-type="string">
            <text:p text:style-name="P11"><text:span text:style-name="T3">3 hr.</text:span></text:p>
          </table:table-cell>
        </table:table-row>
        <table:table-row table:style-name="Table10.1">
          <table:table-cell table:style-name="Table10.A2" office:value-type="string">
            <text:p text:style-name="P1"><text:span text:style-name="T8">Powerful (8d6/20 feet)</text:span></text:p>
          </table:table-cell>
          <table:table-cell table:style-name="Table10.A2" office:value-type="string">
            <text:p text:style-name="P11"><text:span text:style-name="T8">25</text:span></text:p>
          </table:table-cell>
          <table:table-cell table:style-name="Table10.A2" office:value-type="string">
            <text:p text:style-name="P11"><text:span text:style-name="T8">30</text:span></text:p>
          </table:table-cell>
          <table:table-cell table:style-name="Table10.A2" office:value-type="string">
            <text:p text:style-name="P11"><text:span text:style-name="T8">15</text:span></text:p>
          </table:table-cell>
          <table:table-cell table:style-name="Table10.A2" office:value-type="string">
            <text:p text:style-name="P11"><text:span text:style-name="T8">12 hr.</text:span></text:p>
          </table:table-cell>
        </table:table-row>
        <table:table-row table:style-name="Table10.1">
          <table:table-cell table:style-name="Table10.A2" office:value-type="string">
            <text:p text:style-name="P1"><text:span text:style-name="T8">Devastating (10d6/25 feet)</text:span></text:p>
          </table:table-cell>
          <table:table-cell table:style-name="Table10.A2" office:value-type="string">
            <text:p text:style-name="P11"><text:span text:style-name="T8">30</text:span></text:p>
          </table:table-cell>
          <table:table-cell table:style-name="Table10.A2" office:value-type="string">
            <text:p text:style-name="P11"><text:span text:style-name="T8">35</text:span></text:p>
          </table:table-cell>
          <table:table-cell table:style-name="Table10.A2" office:value-type="string">
            <text:p text:style-name="P11"><text:span text:style-name="T8">18</text:span></text:p>
          </table:table-cell>
          <table:table-cell table:style-name="Table10.A2" office:value-type="string">
            <text:p text:style-name="P11"><text:span text:style-name="T8">24 hr.</text:span></text:p>
          </table:table-cell>
        </table:table-row>
        <table:table-row table:style-name="Table10.8">
          <table:table-cell table:style-name="Table10.A8" table:number-columns-spanned="5" office:value-type="string">
            <text:p text:style-name="P9"><text:span text:style-name="New_20_Style_20_Sheet"><text:span text:style-name="T6">1 The figures in parentheses are typical damage/burst radius for each type of explosive.</text:span></text:span></text:p>
          </table:table-cell>
          <table:covered-table-cell/>
          <table:covered-table-cell/>
          <table:covered-table-cell/>
          <table:covered-table-cell/>
        </table:table-row>
      </table:table>
      <text:p text:style-name="P1"><text:span text:style-name="T6">Scratch built explosives deal concussion damage.</text:span></text:p>
      <text:p text:style-name="P2"/>
      <text:p text:style-name="P1"><text:span text:style-name="T7">Poisonous Substances</text:span><text:span text:style-name="T6">: Solid poisons are usually ingested. Liquid poisons are most effective when injected directly into the bloodstream. Gaseous poisons must be inhaled to be effective. The table below summarizes the characteristics of various poisons.</text:span></text:p>
      <text:p text:style-name="P1"><text:span text:style-name="Core_20_Body_20_Italic"><text:span text:style-name="T7">Save DC:</text:span></text:span><text:span text:style-name="T7"> </text:span><text:span text:style-name="T6">The Difficulty Class of the Fortitude save to negate the effects of the poison.</text:span></text:p>
      <text:p text:style-name="P1"><text:span text:style-name="Core_20_Body_20_Italic"><text:span text:style-name="T7">Initial Damage: </text:span></text:span><text:span text:style-name="T6">The damage a character takes immediately upon failing his or her Fortitude save.</text:span></text:p>
      <text:p text:style-name="P1"><text:span text:style-name="Core_20_Body_20_Italic"><text:span text:style-name="T7">Secondary Damage:</text:span></text:span><text:span text:style-name="T7"> </text:span><text:span text:style-name="T6">The damage a character takes after 1 minute of exposure to the poison if the character fails a second saving throw. Ability score damage is temporary, unless marked with an asterisk, in which case the damage is permanent ability drain. Unconsciousness lasts for 1d3 hours, and paralysis lasts 2d6 minutes.</text:span></text:p>
      <text:p text:style-name="P1"><text:span text:style-name="Core_20_Body_20_Italic"><text:span text:style-name="T7">Purchase DC: </text:span></text:span><text:span text:style-name="T6">The DC for the Wealth check necessary to obtain the raw materials to craft the poison, or to purchase one bottle of solid or liquid poison or one high-pressure cylinder of gaseous poison. A bottle holds four doses, while a cylinder holds enough gas to fill a 10-foot-radius area.</text:span></text:p>
      <text:p text:style-name="P1"><text:span text:style-name="Core_20_Body_20_Italic"><text:span text:style-name="T7">Restriction:</text:span></text:span><text:span text:style-name="T6"> The restriction rating for the poison, if any, and the appropriate black market purchase DC modifier. Remember to apply this modifier to the purchase DC when making a Wealth check to acquire the poison on the black market.</text:span></text:p>
      <text:p text:style-name="P1"><text:span text:style-name="Core_20_Body_20_Italic"><text:span text:style-name="T7">Craft DC:</text:span></text:span><text:span text:style-name="T6"> The DC of the Craft check to create a quantity of the poison.</text:span></text:p>
      <text:p text:style-name="P1"><text:span text:style-name="Core_20_Body_20_Italic"><text:span text:style-name="T7">Time:</text:span></text:span><text:span text:style-name="T6"> The amount of time required for the Craft check.</text:span></text:p>
      <text:p text:style-name="P1"><text:span text:style-name="T6">If the Craft check succeeds, the final product is a synthesized solid or liquid poison stored in a bottle (containing 4 doses) or a gas stored in a pressurized cylinder. When released, the gas is sufficient to fill a 10-foot-radius area and takes 1 round to fill the area.</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h text:style-name="P16" text:outline-level="3"><text:span text:style-name="T3">Table: Poisons</text:span></text:h>
          </table:table-cell>
          <table:covered-table-cell/>
          <table:covered-table-cell/>
          <table:covered-table-cell/>
          <table:covered-table-cell/>
          <table:covered-table-cell/>
          <table:covered-table-cell/>
          <table:covered-table-cell/>
          <table:covered-table-cell/>
        </table:table-row>
        <table:table-row table:style-name="Table11.2">
          <table:table-cell table:style-name="Table11.A2" office:value-type="string">
            <text:h text:style-name="P16" text:outline-level="3"><text:span text:style-name="T3">Poison</text:span></text:h>
          </table:table-cell>
          <table:table-cell table:style-name="Table11.A2" office:value-type="string">
            <text:h text:style-name="P20" text:outline-level="3"><text:span text:style-name="T3">Type</text:span></text:h>
          </table:table-cell>
          <table:table-cell table:style-name="Table11.A2" office:value-type="string">
            <text:h text:style-name="P20" text:outline-level="3"><text:span text:style-name="T3">Save DC</text:span></text:h>
          </table:table-cell>
          <table:table-cell table:style-name="Table11.A2" office:value-type="string">
            <text:h text:style-name="P16" text:outline-level="3"><text:span text:style-name="T3">Initial Damage</text:span></text:h>
          </table:table-cell>
          <table:table-cell table:style-name="Table11.A2" office:value-type="string">
            <text:h text:style-name="P16" text:outline-level="3"><text:span text:style-name="T3">Secondary Damage</text:span></text:h>
          </table:table-cell>
          <table:table-cell table:style-name="Table11.A2" office:value-type="string">
            <text:h text:style-name="P20" text:outline-level="3"><text:span text:style-name="T3">Purchase DC</text:span></text:h>
          </table:table-cell>
          <table:table-cell table:style-name="Table11.A2" office:value-type="string">
            <text:h text:style-name="P16" text:outline-level="3"><text:span text:style-name="T3">Restriction</text:span></text:h>
          </table:table-cell>
          <table:table-cell table:style-name="Table11.A2" office:value-type="string">
            <text:h text:style-name="P20" text:outline-level="3"><text:span text:style-name="T3">Craft DC</text:span></text:h>
          </table:table-cell>
          <table:table-cell table:style-name="Table11.A2" office:value-type="string">
            <text:h text:style-name="P20" text:outline-level="3"><text:span text:style-name="T3">Time</text:span></text:h>
          </table:table-cell>
        </table:table-row>
        <text:soft-page-break/>
        <table:table-row table:style-name="Table11.2">
          <table:table-cell table:style-name="Table11.A3" office:value-type="string">
            <text:p text:style-name="P10"><text:span text:style-name="T8">Arsenic</text:span></text:p>
          </table:table-cell>
          <table:table-cell table:style-name="Table11.A3" office:value-type="string">
            <text:p text:style-name="P12"><text:span text:style-name="T8">Ingested</text:span></text:p>
          </table:table-cell>
          <table:table-cell table:style-name="Table11.A3" office:value-type="string">
            <text:p text:style-name="P12"><text:span text:style-name="T8">15</text:span></text:p>
          </table:table-cell>
          <table:table-cell table:style-name="Table11.A3" office:value-type="string">
            <text:p text:style-name="P10"><text:span text:style-name="T8">1d4 Str</text:span></text:p>
          </table:table-cell>
          <table:table-cell table:style-name="Table11.A3" office:value-type="string">
            <text:p text:style-name="P10"><text:span text:style-name="T8">2d4 Con</text:span></text:p>
          </table:table-cell>
          <table:table-cell table:style-name="Table11.A3" office:value-type="string">
            <text:p text:style-name="P12"><text:span text:style-name="T8">9</text:span></text:p>
          </table:table-cell>
          <table:table-cell table:style-name="Table11.A3" office:value-type="string">
            <text:p text:style-name="P10"><text:span text:style-name="T8">Res (+2)</text:span></text:p>
          </table:table-cell>
          <table:table-cell table:style-name="Table11.A3" office:value-type="string">
            <text:p text:style-name="P12"><text:span text:style-name="T8">24</text:span></text:p>
          </table:table-cell>
          <table:table-cell table:style-name="Table11.A3" office:value-type="string">
            <text:p text:style-name="P12"><text:span text:style-name="T8">4 hr.</text:span></text:p>
          </table:table-cell>
        </table:table-row>
        <table:table-row table:style-name="Table11.2">
          <table:table-cell table:style-name="Table11.A3" office:value-type="string">
            <text:p text:style-name="P1"><text:span text:style-name="T8">Atropine</text:span></text:p>
          </table:table-cell>
          <table:table-cell table:style-name="Table11.A3" office:value-type="string">
            <text:p text:style-name="P11"><text:span text:style-name="T8">Injury</text:span></text:p>
          </table:table-cell>
          <table:table-cell table:style-name="Table11.A3" office:value-type="string">
            <text:p text:style-name="P11"><text:span text:style-name="T8">13</text:span></text:p>
          </table:table-cell>
          <table:table-cell table:style-name="Table11.A3" office:value-type="string">
            <text:p text:style-name="P1"><text:span text:style-name="T8">1d6 Dex</text:span></text:p>
          </table:table-cell>
          <table:table-cell table:style-name="Table11.A3" office:value-type="string">
            <text:p text:style-name="P1"><text:span text:style-name="T8">1d6 Str</text:span></text:p>
          </table:table-cell>
          <table:table-cell table:style-name="Table11.A3" office:value-type="string">
            <text:p text:style-name="P11"><text:span text:style-name="T8">3</text:span></text:p>
          </table:table-cell>
          <table:table-cell table:style-name="Table11.A3" office:value-type="string">
            <text:p text:style-name="P1"><text:span text:style-name="T8">Res (+2)</text:span></text:p>
          </table:table-cell>
          <table:table-cell table:style-name="Table11.A3" office:value-type="string">
            <text:p text:style-name="P11"><text:span text:style-name="T8">14</text:span></text:p>
          </table:table-cell>
          <table:table-cell table:style-name="Table11.A3" office:value-type="string">
            <text:p text:style-name="P11"><text:span text:style-name="T8">1 hr.</text:span></text:p>
          </table:table-cell>
        </table:table-row>
        <text:soft-page-break/>
        <table:table-row table:style-name="Table11.2">
          <table:table-cell table:style-name="Table11.A3" office:value-type="string">
            <text:p text:style-name="P1"><text:span text:style-name="T8">Belladonna (plant)</text:span></text:p>
          </table:table-cell>
          <table:table-cell table:style-name="Table11.A3" office:value-type="string">
            <text:p text:style-name="P11"><text:span text:style-name="T8">Injury</text:span></text:p>
          </table:table-cell>
          <table:table-cell table:style-name="Table11.A3" office:value-type="string">
            <text:p text:style-name="P11"><text:span text:style-name="T8">18</text:span></text:p>
          </table:table-cell>
          <table:table-cell table:style-name="Table11.A3" office:value-type="string">
            <text:p text:style-name="P1"><text:span text:style-name="T8">1d6 Str</text:span></text:p>
          </table:table-cell>
          <table:table-cell table:style-name="Table11.A3" office:value-type="string">
            <text:p text:style-name="P1"><text:span text:style-name="T8">2d6 Str</text:span></text:p>
          </table:table-cell>
          <table:table-cell table:style-name="Table11.A3" office:value-type="string">
            <text:p text:style-name="P11"><text:span text:style-name="T8">14</text:span></text:p>
          </table:table-cell>
          <table:table-cell table:style-name="Table11.A3" office:value-type="string">
            <text:p text:style-name="P1"><text:span text:style-name="T8">Lic (+1) </text:span></text:p>
          </table:table-cell>
          <table:table-cell table:style-name="Table11.A3" office:value-type="string">
            <text:p text:style-name="P11"><text:span text:style-name="T8">n/a</text:span></text:p>
          </table:table-cell>
          <table:table-cell table:style-name="Table11.A3" office:value-type="string">
            <text:p text:style-name="P11"><text:span text:style-name="T8">n/a</text:span></text:p>
          </table:table-cell>
        </table:table-row>
        <table:table-row table:style-name="Table11.2">
          <table:table-cell table:style-name="Table11.A3" office:value-type="string">
            <text:p text:style-name="P1"><text:span text:style-name="T8">Blue vitriol</text:span></text:p>
          </table:table-cell>
          <table:table-cell table:style-name="Table11.A3" office:value-type="string">
            <text:p text:style-name="P11"><text:span text:style-name="T8">Injury</text:span></text:p>
          </table:table-cell>
          <table:table-cell table:style-name="Table11.A3" office:value-type="string">
            <text:p text:style-name="P11"><text:span text:style-name="T8">12</text:span></text:p>
          </table:table-cell>
          <table:table-cell table:style-name="Table11.A3" office:value-type="string">
            <text:p text:style-name="P1"><text:span text:style-name="T8">1d2 Con</text:span></text:p>
          </table:table-cell>
          <table:table-cell table:style-name="Table11.A3" office:value-type="string">
            <text:p text:style-name="P1"><text:span text:style-name="T8">1d2 Con</text:span></text:p>
          </table:table-cell>
          <table:table-cell table:style-name="Table11.A3" office:value-type="string">
            <text:p text:style-name="P11"><text:span text:style-name="T8">3</text:span></text:p>
          </table:table-cell>
          <table:table-cell table:style-name="Table11.A3" office:value-type="string">
            <text:p text:style-name="P1"><text:span text:style-name="T8">Res (+2)</text:span></text:p>
          </table:table-cell>
          <table:table-cell table:style-name="Table11.A3" office:value-type="string">
            <text:p text:style-name="P11"><text:span text:style-name="T8">9</text:span></text:p>
          </table:table-cell>
          <table:table-cell table:style-name="Table11.A3" office:value-type="string">
            <text:p text:style-name="P11"><text:span text:style-name="T8">1 hr.</text:span></text:p>
          </table:table-cell>
        </table:table-row>
        <text:soft-page-break/>
        <table:table-row table:style-name="Table11.2">
          <table:table-cell table:style-name="Table11.A3" office:value-type="string">
            <text:p text:style-name="P1"><text:span text:style-name="T8">Blue-ringed octopus venom</text:span></text:p>
          </table:table-cell>
          <table:table-cell table:style-name="Table11.A3" office:value-type="string">
            <text:p text:style-name="P11"><text:span text:style-name="T8">Injury</text:span></text:p>
          </table:table-cell>
          <table:table-cell table:style-name="Table11.A3" office:value-type="string">
            <text:p text:style-name="P11"><text:span text:style-name="T8">15</text:span></text:p>
          </table:table-cell>
          <table:table-cell table:style-name="Table11.A3" office:value-type="string">
            <text:p text:style-name="P1"><text:span text:style-name="T8">1d4 Con</text:span></text:p>
          </table:table-cell>
          <table:table-cell table:style-name="Table11.A3" office:value-type="string">
            <text:p text:style-name="P1"><text:span text:style-name="T8">1d4 Con</text:span></text:p>
          </table:table-cell>
          <table:table-cell table:style-name="Table11.A3" office:value-type="string">
            <text:p text:style-name="P11"><text:span text:style-name="T8">14</text:span></text:p>
          </table:table-cell>
          <table:table-cell table:style-name="Table11.A3" office:value-type="string">
            <text:p text:style-name="P1"><text:span text:style-name="T8">Lic (+1) </text:span></text:p>
          </table:table-cell>
          <table:table-cell table:style-name="Table11.A3" office:value-type="string">
            <text:p text:style-name="P11"><text:span text:style-name="T8">n/a</text:span></text:p>
          </table:table-cell>
          <table:table-cell table:style-name="Table11.A3" office:value-type="string">
            <text:p text:style-name="P11"><text:span text:style-name="T8">n/a</text:span></text:p>
          </table:table-cell>
        </table:table-row>
        <table:table-row table:style-name="Table11.2">
          <table:table-cell table:style-name="Table11.A3" office:value-type="string">
            <text:p text:style-name="P1"><text:span text:style-name="T8">Chloral hydrate</text:span></text:p>
          </table:table-cell>
          <table:table-cell table:style-name="Table11.A3" office:value-type="string">
            <text:p text:style-name="P11"><text:span text:style-name="T8">Ingested</text:span></text:p>
          </table:table-cell>
          <table:table-cell table:style-name="Table11.A3" office:value-type="string">
            <text:p text:style-name="P11"><text:span text:style-name="T8">18</text:span></text:p>
          </table:table-cell>
          <table:table-cell table:style-name="Table11.A3" office:value-type="string">
            <text:p text:style-name="P1"><text:span text:style-name="T8">1d6 Dex</text:span></text:p>
          </table:table-cell>
          <table:table-cell table:style-name="Table11.A3" office:value-type="string">
            <text:p text:style-name="P1"><text:span text:style-name="T8">Unconsciousness 1d3 hours</text:span></text:p>
          </table:table-cell>
          <table:table-cell table:style-name="Table11.A3" office:value-type="string">
            <text:p text:style-name="P11"><text:span text:style-name="T8">12</text:span></text:p>
          </table:table-cell>
          <table:table-cell table:style-name="Table11.A3" office:value-type="string">
            <text:p text:style-name="P1"><text:span text:style-name="T8">Res (+2)</text:span></text:p>
          </table:table-cell>
          <table:table-cell table:style-name="Table11.A3" office:value-type="string">
            <text:p text:style-name="P11"><text:span text:style-name="T8">28</text:span></text:p>
          </table:table-cell>
          <table:table-cell table:style-name="Table11.A3" office:value-type="string">
            <text:p text:style-name="P11"><text:span text:style-name="T8">8 hr.</text:span></text:p>
          </table:table-cell>
        </table:table-row>
        <text:soft-page-break/>
        <table:table-row table:style-name="Table11.2">
          <table:table-cell table:style-name="Table11.A3" office:value-type="string">
            <text:p text:style-name="P1"><text:span text:style-name="T8">Chloroform</text:span><text:span text:style-name="T13">1</text:span></text:p>
          </table:table-cell>
          <table:table-cell table:style-name="Table11.A3" office:value-type="string">
            <text:p text:style-name="P11"><text:span text:style-name="T8">Inhaled</text:span></text:p>
          </table:table-cell>
          <table:table-cell table:style-name="Table11.A3" office:value-type="string">
            <text:p text:style-name="P11"><text:span text:style-name="T8">17</text:span></text:p>
          </table:table-cell>
          <table:table-cell table:style-name="Table11.A3" office:value-type="string">
            <text:p text:style-name="P1"><text:span text:style-name="T8">Unconsciousness 1d3 hours</text:span></text:p>
          </table:table-cell>
          <table:table-cell table:style-name="Table11.A3" office:value-type="string">
            <text:p text:style-name="P1"><text:span text:style-name="T8">—</text:span></text:p>
          </table:table-cell>
          <table:table-cell table:style-name="Table11.A3" office:value-type="string">
            <text:p text:style-name="P11"><text:span text:style-name="T8">9</text:span></text:p>
          </table:table-cell>
          <table:table-cell table:style-name="Table11.A3" office:value-type="string">
            <text:p text:style-name="P1"><text:span text:style-name="T8">Res (+2)</text:span></text:p>
          </table:table-cell>
          <table:table-cell table:style-name="Table11.A3" office:value-type="string">
            <text:p text:style-name="P11"><text:span text:style-name="T8">24</text:span></text:p>
          </table:table-cell>
          <table:table-cell table:style-name="Table11.A3" office:value-type="string">
            <text:p text:style-name="P11"><text:span text:style-name="T8">4 hr.</text:span></text:p>
          </table:table-cell>
        </table:table-row>
        <table:table-row table:style-name="Table11.2">
          <table:table-cell table:style-name="Table11.A3" office:value-type="string">
            <text:p text:style-name="P1"><text:span text:style-name="T8">Curare (plant)</text:span></text:p>
          </table:table-cell>
          <table:table-cell table:style-name="Table11.A3" office:value-type="string">
            <text:p text:style-name="P11"><text:span text:style-name="T8">Injury</text:span></text:p>
          </table:table-cell>
          <table:table-cell table:style-name="Table11.A3" office:value-type="string">
            <text:p text:style-name="P11"><text:span text:style-name="T8">18</text:span></text:p>
          </table:table-cell>
          <table:table-cell table:style-name="Table11.A3" office:value-type="string">
            <text:p text:style-name="P1"><text:span text:style-name="T8">2d4 Dex</text:span></text:p>
          </table:table-cell>
          <table:table-cell table:style-name="Table11.A3" office:value-type="string">
            <text:p text:style-name="P1"><text:span text:style-name="T8">2d4 Wis</text:span></text:p>
          </table:table-cell>
          <table:table-cell table:style-name="Table11.A3" office:value-type="string">
            <text:p text:style-name="P11"><text:span text:style-name="T8">15</text:span></text:p>
          </table:table-cell>
          <table:table-cell table:style-name="Table11.A3" office:value-type="string">
            <text:p text:style-name="P1"><text:span text:style-name="T8">Res (+2) </text:span></text:p>
          </table:table-cell>
          <table:table-cell table:style-name="Table11.A3" office:value-type="string">
            <text:p text:style-name="P11"><text:span text:style-name="T8">n/a</text:span></text:p>
          </table:table-cell>
          <table:table-cell table:style-name="Table11.A3" office:value-type="string">
            <text:p text:style-name="P11"><text:span text:style-name="T8">n/a</text:span></text:p>
          </table:table-cell>
        </table:table-row>
        <text:soft-page-break/>
        <table:table-row table:style-name="Table11.2">
          <table:table-cell table:style-name="Table11.A3" office:value-type="string">
            <text:p text:style-name="P1"><text:span text:style-name="T8">Cyanide</text:span></text:p>
          </table:table-cell>
          <table:table-cell table:style-name="Table11.A3" office:value-type="string">
            <text:p text:style-name="P11"><text:span text:style-name="T8">Injury</text:span></text:p>
          </table:table-cell>
          <table:table-cell table:style-name="Table11.A3" office:value-type="string">
            <text:p text:style-name="P11"><text:span text:style-name="T8">16</text:span></text:p>
          </table:table-cell>
          <table:table-cell table:style-name="Table11.A3" office:value-type="string">
            <text:p text:style-name="P1"><text:span text:style-name="T8">1d6 Con</text:span></text:p>
          </table:table-cell>
          <table:table-cell table:style-name="Table11.A3" office:value-type="string">
            <text:p text:style-name="P1"><text:span text:style-name="T8">2d6 Con</text:span></text:p>
          </table:table-cell>
          <table:table-cell table:style-name="Table11.A3" office:value-type="string">
            <text:p text:style-name="P11"><text:span text:style-name="T8">15</text:span></text:p>
          </table:table-cell>
          <table:table-cell table:style-name="Table11.A3" office:value-type="string">
            <text:p text:style-name="P1"><text:span text:style-name="T8">Mil (+3)</text:span></text:p>
          </table:table-cell>
          <table:table-cell table:style-name="Table11.A3" office:value-type="string">
            <text:p text:style-name="P11"><text:span text:style-name="T8">31</text:span></text:p>
          </table:table-cell>
          <table:table-cell table:style-name="Table11.A3" office:value-type="string">
            <text:p text:style-name="P11"><text:span text:style-name="T8">15 hr.</text:span></text:p>
          </table:table-cell>
        </table:table-row>
        <table:table-row table:style-name="Table11.2">
          <table:table-cell table:style-name="Table11.A3" office:value-type="string">
            <text:p text:style-name="P1"><text:span text:style-name="T8">Cyanogen</text:span></text:p>
          </table:table-cell>
          <table:table-cell table:style-name="Table11.A3" office:value-type="string">
            <text:p text:style-name="P11"><text:span text:style-name="T8">Inhaled</text:span></text:p>
          </table:table-cell>
          <table:table-cell table:style-name="Table11.A3" office:value-type="string">
            <text:p text:style-name="P11"><text:span text:style-name="T8">19</text:span></text:p>
          </table:table-cell>
          <table:table-cell table:style-name="Table11.A3" office:value-type="string">
            <text:p text:style-name="P1"><text:span text:style-name="T8">1d4 Dex</text:span></text:p>
          </table:table-cell>
          <table:table-cell table:style-name="Table11.A3" office:value-type="string">
            <text:p text:style-name="P1"><text:span text:style-name="T8">2d4 Con</text:span></text:p>
          </table:table-cell>
          <table:table-cell table:style-name="Table11.A3" office:value-type="string">
            <text:p text:style-name="P11"><text:span text:style-name="T8">12</text:span></text:p>
          </table:table-cell>
          <table:table-cell table:style-name="Table11.A3" office:value-type="string">
            <text:p text:style-name="P1"><text:span text:style-name="T8">Mil (+3)</text:span></text:p>
          </table:table-cell>
          <table:table-cell table:style-name="Table11.A3" office:value-type="string">
            <text:p text:style-name="P11"><text:span text:style-name="T8">28</text:span></text:p>
          </table:table-cell>
          <table:table-cell table:style-name="Table11.A3" office:value-type="string">
            <text:p text:style-name="P11"><text:span text:style-name="T8">8 hr.</text:span></text:p>
          </table:table-cell>
        </table:table-row>
        <text:soft-page-break/>
        <table:table-row table:style-name="Table11.2">
          <table:table-cell table:style-name="Table11.A3" office:value-type="string">
            <text:p text:style-name="P1"><text:span text:style-name="T8">DDT</text:span></text:p>
          </table:table-cell>
          <table:table-cell table:style-name="Table11.A3" office:value-type="string">
            <text:p text:style-name="P11"><text:span text:style-name="T8">Inhaled</text:span></text:p>
          </table:table-cell>
          <table:table-cell table:style-name="Table11.A3" office:value-type="string">
            <text:p text:style-name="P11"><text:span text:style-name="T8">17</text:span></text:p>
          </table:table-cell>
          <table:table-cell table:style-name="Table11.A3" office:value-type="string">
            <text:p text:style-name="P1"><text:span text:style-name="T8">1d2 Str</text:span></text:p>
          </table:table-cell>
          <table:table-cell table:style-name="Table11.A3" office:value-type="string">
            <text:p text:style-name="P1"><text:span text:style-name="T8">1d4 Str</text:span></text:p>
          </table:table-cell>
          <table:table-cell table:style-name="Table11.A3" office:value-type="string">
            <text:p text:style-name="P11"><text:span text:style-name="T8">9</text:span></text:p>
          </table:table-cell>
          <table:table-cell table:style-name="Table11.A3" office:value-type="string">
            <text:p text:style-name="P1"><text:span text:style-name="T8">Lic (+1)</text:span></text:p>
          </table:table-cell>
          <table:table-cell table:style-name="Table11.A3" office:value-type="string">
            <text:p text:style-name="P11"><text:span text:style-name="T8">20</text:span></text:p>
          </table:table-cell>
          <table:table-cell table:style-name="Table11.A3" office:value-type="string">
            <text:p text:style-name="P11"><text:span text:style-name="T8">4 hr.</text:span></text:p>
          </table:table-cell>
        </table:table-row>
        <table:table-row table:style-name="Table11.2">
          <table:table-cell table:style-name="Table11.A3" office:value-type="string">
            <text:p text:style-name="P1"><text:span text:style-name="T8">Knockout gas</text:span></text:p>
          </table:table-cell>
          <table:table-cell table:style-name="Table11.A3" office:value-type="string">
            <text:p text:style-name="P11"><text:span text:style-name="T8">Inhaled</text:span></text:p>
          </table:table-cell>
          <table:table-cell table:style-name="Table11.A3" office:value-type="string">
            <text:p text:style-name="P11"><text:span text:style-name="T8">18</text:span></text:p>
          </table:table-cell>
          <table:table-cell table:style-name="Table11.A3" office:value-type="string">
            <text:p text:style-name="P1"><text:span text:style-name="T8">1d3 Dex</text:span></text:p>
          </table:table-cell>
          <table:table-cell table:style-name="Table11.A3" office:value-type="string">
            <text:p text:style-name="P1"><text:span text:style-name="T8">Unconsciousness 1d3 hours</text:span></text:p>
          </table:table-cell>
          <table:table-cell table:style-name="Table11.A3" office:value-type="string">
            <text:p text:style-name="P11"><text:span text:style-name="T8">12</text:span></text:p>
          </table:table-cell>
          <table:table-cell table:style-name="Table11.A3" office:value-type="string">
            <text:p text:style-name="P1"><text:span text:style-name="T8">Res (+2)</text:span></text:p>
          </table:table-cell>
          <table:table-cell table:style-name="Table11.A3" office:value-type="string">
            <text:p text:style-name="P11"><text:span text:style-name="T8">26</text:span></text:p>
          </table:table-cell>
          <table:table-cell table:style-name="Table11.A3" office:value-type="string">
            <text:p text:style-name="P11"><text:span text:style-name="T8">8 hr.</text:span></text:p>
          </table:table-cell>
        </table:table-row>
        <text:soft-page-break/>
        <table:table-row table:style-name="Table11.2">
          <table:table-cell table:style-name="Table11.A3" office:value-type="string">
            <text:p text:style-name="P1"><text:span text:style-name="T8">Lead arsenate (gas)</text:span></text:p>
          </table:table-cell>
          <table:table-cell table:style-name="Table11.A3" office:value-type="string">
            <text:p text:style-name="P11"><text:span text:style-name="T8">Inhaled</text:span></text:p>
          </table:table-cell>
          <table:table-cell table:style-name="Table11.A3" office:value-type="string">
            <text:p text:style-name="P11"><text:span text:style-name="T8">12</text:span></text:p>
          </table:table-cell>
          <table:table-cell table:style-name="Table11.A3" office:value-type="string">
            <text:p text:style-name="P1"><text:span text:style-name="T8">1d2 Str</text:span></text:p>
          </table:table-cell>
          <table:table-cell table:style-name="Table11.A3" office:value-type="string">
            <text:p text:style-name="P1"><text:span text:style-name="T8">1d4 Con</text:span></text:p>
          </table:table-cell>
          <table:table-cell table:style-name="Table11.A3" office:value-type="string">
            <text:p text:style-name="P11"><text:span text:style-name="T8">6</text:span></text:p>
          </table:table-cell>
          <table:table-cell table:style-name="Table11.A3" office:value-type="string">
            <text:p text:style-name="P1"><text:span text:style-name="T8">Res (+2)</text:span></text:p>
          </table:table-cell>
          <table:table-cell table:style-name="Table11.A3" office:value-type="string">
            <text:p text:style-name="P11"><text:span text:style-name="T8">17</text:span></text:p>
          </table:table-cell>
          <table:table-cell table:style-name="Table11.A3" office:value-type="string">
            <text:p text:style-name="P11"><text:span text:style-name="T8">2 hr.</text:span></text:p>
          </table:table-cell>
        </table:table-row>
        <table:table-row table:style-name="Table11.2">
          <table:table-cell table:style-name="Table11.A3" office:value-type="string">
            <text:p text:style-name="P1"><text:span text:style-name="T8">Lead arsenate (solid) </text:span></text:p>
          </table:table-cell>
          <table:table-cell table:style-name="Table11.A3" office:value-type="string">
            <text:p text:style-name="P11"><text:span text:style-name="T8">Ingested</text:span></text:p>
          </table:table-cell>
          <table:table-cell table:style-name="Table11.A3" office:value-type="string">
            <text:p text:style-name="P11"><text:span text:style-name="T8">12</text:span></text:p>
          </table:table-cell>
          <table:table-cell table:style-name="Table11.A3" office:value-type="string">
            <text:p text:style-name="P1"><text:span text:style-name="T8">1d2 Con</text:span></text:p>
          </table:table-cell>
          <table:table-cell table:style-name="Table11.A3" office:value-type="string">
            <text:p text:style-name="P1"><text:span text:style-name="T8">1d4 Con</text:span></text:p>
          </table:table-cell>
          <table:table-cell table:style-name="Table11.A3" office:value-type="string">
            <text:p text:style-name="P11"><text:span text:style-name="T8">6</text:span></text:p>
          </table:table-cell>
          <table:table-cell table:style-name="Table11.A3" office:value-type="string">
            <text:p text:style-name="P1"><text:span text:style-name="T8">Res (+2)</text:span></text:p>
          </table:table-cell>
          <table:table-cell table:style-name="Table11.A3" office:value-type="string">
            <text:p text:style-name="P11"><text:span text:style-name="T8">18</text:span></text:p>
          </table:table-cell>
          <table:table-cell table:style-name="Table11.A3" office:value-type="string">
            <text:p text:style-name="P11"><text:span text:style-name="T8">2 hr.</text:span></text:p>
          </table:table-cell>
        </table:table-row>
        <text:soft-page-break/>
        <table:table-row table:style-name="Table11.2">
          <table:table-cell table:style-name="Table11.A3" office:value-type="string">
            <text:p text:style-name="P1"><text:span text:style-name="T8">Mustard gas</text:span></text:p>
          </table:table-cell>
          <table:table-cell table:style-name="Table11.A3" office:value-type="string">
            <text:p text:style-name="P11"><text:span text:style-name="T8">Inhaled</text:span></text:p>
          </table:table-cell>
          <table:table-cell table:style-name="Table11.A3" office:value-type="string">
            <text:p text:style-name="P11"><text:span text:style-name="T8">17</text:span></text:p>
          </table:table-cell>
          <table:table-cell table:style-name="Table11.A3" office:value-type="string">
            <text:p text:style-name="P1"><text:span text:style-name="T8">1d4 Con</text:span></text:p>
          </table:table-cell>
          <table:table-cell table:style-name="Table11.A3" office:value-type="string">
            <text:p text:style-name="P1"><text:span text:style-name="T8">2d4 Con</text:span></text:p>
          </table:table-cell>
          <table:table-cell table:style-name="Table11.A3" office:value-type="string">
            <text:p text:style-name="P11"><text:span text:style-name="T8">12</text:span></text:p>
          </table:table-cell>
          <table:table-cell table:style-name="Table11.A3" office:value-type="string">
            <text:p text:style-name="P1"><text:span text:style-name="T8">Mil (+3)</text:span></text:p>
          </table:table-cell>
          <table:table-cell table:style-name="Table11.A3" office:value-type="string">
            <text:p text:style-name="P11"><text:span text:style-name="T8">26</text:span></text:p>
          </table:table-cell>
          <table:table-cell table:style-name="Table11.A3" office:value-type="string">
            <text:p text:style-name="P11"><text:span text:style-name="T8">8 hr.</text:span></text:p>
          </table:table-cell>
        </table:table-row>
        <table:table-row table:style-name="Table11.2">
          <table:table-cell table:style-name="Table11.A3" office:value-type="string">
            <text:p text:style-name="P1"><text:span text:style-name="T8">Paris green (gas)</text:span></text:p>
          </table:table-cell>
          <table:table-cell table:style-name="Table11.A3" office:value-type="string">
            <text:p text:style-name="P11"><text:span text:style-name="T8">Inhaled</text:span></text:p>
          </table:table-cell>
          <table:table-cell table:style-name="Table11.A3" office:value-type="string">
            <text:p text:style-name="P11"><text:span text:style-name="T8">14</text:span></text:p>
          </table:table-cell>
          <table:table-cell table:style-name="Table11.A3" office:value-type="string">
            <text:p text:style-name="P1"><text:span text:style-name="T8">1d2 Con</text:span></text:p>
          </table:table-cell>
          <table:table-cell table:style-name="Table11.A3" office:value-type="string">
            <text:p text:style-name="P1"><text:span text:style-name="T8">1d4 Con</text:span></text:p>
          </table:table-cell>
          <table:table-cell table:style-name="Table11.A3" office:value-type="string">
            <text:p text:style-name="P11"><text:span text:style-name="T8">9</text:span></text:p>
          </table:table-cell>
          <table:table-cell table:style-name="Table11.A3" office:value-type="string">
            <text:p text:style-name="P1"><text:span text:style-name="T8">Res (+2)</text:span></text:p>
          </table:table-cell>
          <table:table-cell table:style-name="Table11.A3" office:value-type="string">
            <text:p text:style-name="P11"><text:span text:style-name="T8">20</text:span></text:p>
          </table:table-cell>
          <table:table-cell table:style-name="Table11.A3" office:value-type="string">
            <text:p text:style-name="P11"><text:span text:style-name="T8">4 hr.</text:span></text:p>
          </table:table-cell>
        </table:table-row>
        <text:soft-page-break/>
        <table:table-row table:style-name="Table11.2">
          <table:table-cell table:style-name="Table11.A3" office:value-type="string">
            <text:p text:style-name="P1"><text:span text:style-name="T8">Paris green (solid)</text:span></text:p>
          </table:table-cell>
          <table:table-cell table:style-name="Table11.A3" office:value-type="string">
            <text:p text:style-name="P11"><text:span text:style-name="T8">Ingested</text:span></text:p>
          </table:table-cell>
          <table:table-cell table:style-name="Table11.A3" office:value-type="string">
            <text:p text:style-name="P11"><text:span text:style-name="T8">14</text:span></text:p>
          </table:table-cell>
          <table:table-cell table:style-name="Table11.A3" office:value-type="string">
            <text:p text:style-name="P1"><text:span text:style-name="T8">1d4 Con</text:span></text:p>
          </table:table-cell>
          <table:table-cell table:style-name="Table11.A3" office:value-type="string">
            <text:p text:style-name="P1"><text:span text:style-name="T8">1d4 Con</text:span></text:p>
          </table:table-cell>
          <table:table-cell table:style-name="Table11.A3" office:value-type="string">
            <text:p text:style-name="P11"><text:span text:style-name="T8">9</text:span></text:p>
          </table:table-cell>
          <table:table-cell table:style-name="Table11.A3" office:value-type="string">
            <text:p text:style-name="P1"><text:span text:style-name="T8">Res (+2)</text:span></text:p>
          </table:table-cell>
          <table:table-cell table:style-name="Table11.A3" office:value-type="string">
            <text:p text:style-name="P11"><text:span text:style-name="T8">24</text:span></text:p>
          </table:table-cell>
          <table:table-cell table:style-name="Table11.A3" office:value-type="string">
            <text:p text:style-name="P11"><text:span text:style-name="T8">4 hr.</text:span></text:p>
          </table:table-cell>
        </table:table-row>
        <table:table-row table:style-name="Table11.2">
          <table:table-cell table:style-name="Table11.A3" office:value-type="string">
            <text:p text:style-name="P1"><text:span text:style-name="T8">Puffer poison (fish)</text:span></text:p>
          </table:table-cell>
          <table:table-cell table:style-name="Table11.A3" office:value-type="string">
            <text:p text:style-name="P11"><text:span text:style-name="T8">Injury</text:span></text:p>
          </table:table-cell>
          <table:table-cell table:style-name="Table11.A3" office:value-type="string">
            <text:p text:style-name="P11"><text:span text:style-name="T8">13</text:span></text:p>
          </table:table-cell>
          <table:table-cell table:style-name="Table11.A3" office:value-type="string">
            <text:p text:style-name="P1"><text:span text:style-name="T8">1d6 Str</text:span></text:p>
          </table:table-cell>
          <table:table-cell table:style-name="Table11.A3" office:value-type="string">
            <text:p text:style-name="P1"><text:span text:style-name="T8">Paralysis 2d6 minutes</text:span></text:p>
          </table:table-cell>
          <table:table-cell table:style-name="Table11.A3" office:value-type="string">
            <text:p text:style-name="P11"><text:span text:style-name="T8">13</text:span></text:p>
          </table:table-cell>
          <table:table-cell table:style-name="Table11.A3" office:value-type="string">
            <text:p text:style-name="P1"><text:span text:style-name="T8">Lic (+1) </text:span></text:p>
          </table:table-cell>
          <table:table-cell table:style-name="Table11.A3" office:value-type="string">
            <text:p text:style-name="P11"><text:span text:style-name="T8">n/a</text:span></text:p>
          </table:table-cell>
          <table:table-cell table:style-name="Table11.A3" office:value-type="string">
            <text:p text:style-name="P11"><text:span text:style-name="T8">n/a</text:span></text:p>
          </table:table-cell>
        </table:table-row>
        <text:soft-page-break/>
        <table:table-row table:style-name="Table11.2">
          <table:table-cell table:style-name="Table11.A3" office:value-type="string">
            <text:p text:style-name="P1"><text:span text:style-name="T8">Rattlesnake venom</text:span></text:p>
          </table:table-cell>
          <table:table-cell table:style-name="Table11.A3" office:value-type="string">
            <text:p text:style-name="P11"><text:span text:style-name="T8">Injury</text:span></text:p>
          </table:table-cell>
          <table:table-cell table:style-name="Table11.A3" office:value-type="string">
            <text:p text:style-name="P11"><text:span text:style-name="T8">12</text:span></text:p>
          </table:table-cell>
          <table:table-cell table:style-name="Table11.A3" office:value-type="string">
            <text:p text:style-name="P1"><text:span text:style-name="T8">1d6 Con</text:span></text:p>
          </table:table-cell>
          <table:table-cell table:style-name="Table11.A3" office:value-type="string">
            <text:p text:style-name="P1"><text:span text:style-name="T8">1d6 Con</text:span></text:p>
          </table:table-cell>
          <table:table-cell table:style-name="Table11.A3" office:value-type="string">
            <text:p text:style-name="P11"><text:span text:style-name="T8">12</text:span></text:p>
          </table:table-cell>
          <table:table-cell table:style-name="Table11.A3" office:value-type="string">
            <text:p text:style-name="P1"><text:span text:style-name="T8">Lic (+1)</text:span></text:p>
          </table:table-cell>
          <table:table-cell table:style-name="Table11.A3" office:value-type="string">
            <text:p text:style-name="P11"><text:span text:style-name="T8">n/a</text:span></text:p>
          </table:table-cell>
          <table:table-cell table:style-name="Table11.A3" office:value-type="string">
            <text:p text:style-name="P11"><text:span text:style-name="T8">n/a</text:span></text:p>
          </table:table-cell>
        </table:table-row>
        <table:table-row table:style-name="Table11.2">
          <table:table-cell table:style-name="Table11.A3" office:value-type="string">
            <text:p text:style-name="P1"><text:span text:style-name="T8">Sarin nerve gas</text:span></text:p>
          </table:table-cell>
          <table:table-cell table:style-name="Table11.A3" office:value-type="string">
            <text:p text:style-name="P11"><text:span text:style-name="T8">Inhaled</text:span></text:p>
          </table:table-cell>
          <table:table-cell table:style-name="Table11.A3" office:value-type="string">
            <text:p text:style-name="P11"><text:span text:style-name="T8">18</text:span></text:p>
          </table:table-cell>
          <table:table-cell table:style-name="Table11.A3" office:value-type="string">
            <text:p text:style-name="P1"><text:span text:style-name="T8">1d4 Con</text:span></text:p>
          </table:table-cell>
          <table:table-cell table:style-name="Table11.A3" office:value-type="string">
            <text:p text:style-name="P1"><text:span text:style-name="T8">2d4 Con</text:span></text:p>
          </table:table-cell>
          <table:table-cell table:style-name="Table11.A3" office:value-type="string">
            <text:p text:style-name="P11"><text:span text:style-name="T8">15</text:span></text:p>
          </table:table-cell>
          <table:table-cell table:style-name="Table11.A3" office:value-type="string">
            <text:p text:style-name="P1"><text:span text:style-name="T8">Illegal (+4)</text:span></text:p>
          </table:table-cell>
          <table:table-cell table:style-name="Table11.A3" office:value-type="string">
            <text:p text:style-name="P11"><text:span text:style-name="T8">30</text:span></text:p>
          </table:table-cell>
          <table:table-cell table:style-name="Table11.A3" office:value-type="string">
            <text:p text:style-name="P11"><text:span text:style-name="T8">15 hr.</text:span></text:p>
          </table:table-cell>
        </table:table-row>
        <text:soft-page-break/>
        <table:table-row table:style-name="Table11.2">
          <table:table-cell table:style-name="Table11.A3" office:value-type="string">
            <text:p text:style-name="P1"><text:span text:style-name="T8">Scorpion/tarantula venom</text:span></text:p>
          </table:table-cell>
          <table:table-cell table:style-name="Table11.A3" office:value-type="string">
            <text:p text:style-name="P11"><text:span text:style-name="T8">Injury</text:span></text:p>
          </table:table-cell>
          <table:table-cell table:style-name="Table11.A3" office:value-type="string">
            <text:p text:style-name="P11"><text:span text:style-name="T8">11</text:span></text:p>
          </table:table-cell>
          <table:table-cell table:style-name="Table11.A3" office:value-type="string">
            <text:p text:style-name="P1"><text:span text:style-name="T8">1d2 Str</text:span></text:p>
          </table:table-cell>
          <table:table-cell table:style-name="Table11.A3" office:value-type="string">
            <text:p text:style-name="P1"><text:span text:style-name="T8">1d2 Str</text:span></text:p>
          </table:table-cell>
          <table:table-cell table:style-name="Table11.A3" office:value-type="string">
            <text:p text:style-name="P11"><text:span text:style-name="T8">12</text:span></text:p>
          </table:table-cell>
          <table:table-cell table:style-name="Table11.A3" office:value-type="string">
            <text:p text:style-name="P1"><text:span text:style-name="T8">Lic (+1) </text:span></text:p>
          </table:table-cell>
          <table:table-cell table:style-name="Table11.A3" office:value-type="string">
            <text:p text:style-name="P11"><text:span text:style-name="T8">n/a</text:span></text:p>
          </table:table-cell>
          <table:table-cell table:style-name="Table11.A3" office:value-type="string">
            <text:p text:style-name="P11"><text:span text:style-name="T8">n/a</text:span></text:p>
          </table:table-cell>
        </table:table-row>
        <table:table-row table:style-name="Table11.2">
          <table:table-cell table:style-name="Table11.A3" office:value-type="string">
            <text:p text:style-name="P1"><text:span text:style-name="T8">Strychnine</text:span></text:p>
          </table:table-cell>
          <table:table-cell table:style-name="Table11.A3" office:value-type="string">
            <text:p text:style-name="P11"><text:span text:style-name="T8">Injury</text:span></text:p>
          </table:table-cell>
          <table:table-cell table:style-name="Table11.A3" office:value-type="string">
            <text:p text:style-name="P11"><text:span text:style-name="T8">19</text:span></text:p>
          </table:table-cell>
          <table:table-cell table:style-name="Table11.A3" office:value-type="string">
            <text:p text:style-name="P1"><text:span text:style-name="T8">1d3 Dex</text:span></text:p>
          </table:table-cell>
          <table:table-cell table:style-name="Table11.A3" office:value-type="string">
            <text:p text:style-name="P1"><text:span text:style-name="T8">2d4 Con</text:span></text:p>
          </table:table-cell>
          <table:table-cell table:style-name="Table11.A3" office:value-type="string">
            <text:p text:style-name="P11"><text:span text:style-name="T8">9</text:span></text:p>
          </table:table-cell>
          <table:table-cell table:style-name="Table11.A3" office:value-type="string">
            <text:p text:style-name="P1"><text:span text:style-name="T8">Res (+2)</text:span></text:p>
          </table:table-cell>
          <table:table-cell table:style-name="Table11.A3" office:value-type="string">
            <text:p text:style-name="P11"><text:span text:style-name="T8">23</text:span></text:p>
          </table:table-cell>
          <table:table-cell table:style-name="Table11.A3" office:value-type="string">
            <text:p text:style-name="P11"><text:span text:style-name="T8">4 hr.</text:span></text:p>
          </table:table-cell>
        </table:table-row>
        <text:soft-page-break/>
        <table:table-row table:style-name="Table11.2">
          <table:table-cell table:style-name="Table11.A3" office:value-type="string">
            <text:p text:style-name="P1"><text:span text:style-name="T3">Tear gas</text:span></text:p>
          </table:table-cell>
          <table:table-cell table:style-name="Table11.A3" office:value-type="string">
            <text:p text:style-name="P11"><text:span text:style-name="T3">Inhaled</text:span></text:p>
          </table:table-cell>
          <table:table-cell table:style-name="Table11.A3" office:value-type="string">
            <text:p text:style-name="P11"><text:span text:style-name="T3">15</text:span></text:p>
          </table:table-cell>
          <table:table-cell table:style-name="Table11.A3" office:value-type="string">
            <text:p text:style-name="P1"><text:span text:style-name="T3">Nauseated 1d6 rounds</text:span></text:p>
          </table:table-cell>
          <table:table-cell table:style-name="Table11.A3" office:value-type="string">
            <text:p text:style-name="P28"><text:span text:style-name="T3">—</text:span></text:p>
          </table:table-cell>
          <table:table-cell table:style-name="Table11.A3" office:value-type="string">
            <text:p text:style-name="P11"><text:span text:style-name="T3">9</text:span></text:p>
          </table:table-cell>
          <table:table-cell table:style-name="Table11.A3" office:value-type="string">
            <text:p text:style-name="P28"><text:span text:style-name="T3">Res (+2)</text:span></text:p>
          </table:table-cell>
          <table:table-cell table:style-name="Table11.A3" office:value-type="string">
            <text:p text:style-name="P29"><text:span text:style-name="T3">21</text:span></text:p>
          </table:table-cell>
          <table:table-cell table:style-name="Table11.A3" office:value-type="string">
            <text:p text:style-name="P11"><text:span text:style-name="T3">4 hr.</text:span></text:p>
          </table:table-cell>
        </table:table-row>
        <table:table-row table:style-name="Table11.2">
          <table:table-cell table:style-name="Table11.A3" office:value-type="string">
            <text:p text:style-name="P1"><text:span text:style-name="T8">VX nerve gas</text:span></text:p>
          </table:table-cell>
          <table:table-cell table:style-name="Table11.A3" office:value-type="string">
            <text:p text:style-name="P11"><text:span text:style-name="T8">Inhaled</text:span></text:p>
          </table:table-cell>
          <table:table-cell table:style-name="Table11.A3" office:value-type="string">
            <text:p text:style-name="P11"><text:span text:style-name="T8">22</text:span></text:p>
          </table:table-cell>
          <table:table-cell table:style-name="Table11.A3" office:value-type="string">
            <text:p text:style-name="P1"><text:span text:style-name="T8">1d6 Con</text:span></text:p>
          </table:table-cell>
          <table:table-cell table:style-name="Table11.A3" office:value-type="string">
            <text:p text:style-name="P1"><text:span text:style-name="T8">2d6 Con</text:span></text:p>
          </table:table-cell>
          <table:table-cell table:style-name="Table11.A3" office:value-type="string">
            <text:p text:style-name="P11"><text:span text:style-name="T8">21</text:span></text:p>
          </table:table-cell>
          <table:table-cell table:style-name="Table11.A3" office:value-type="string">
            <text:p text:style-name="P1"><text:span text:style-name="T8">Illegal (+4)</text:span></text:p>
          </table:table-cell>
          <table:table-cell table:style-name="Table11.A3" office:value-type="string">
            <text:p text:style-name="P11"><text:span text:style-name="T8">42</text:span></text:p>
          </table:table-cell>
          <table:table-cell table:style-name="Table11.A3" office:value-type="string">
            <text:p text:style-name="P11"><text:span text:style-name="T8">48 hr.</text:span></text:p>
          </table:table-cell>
        </table:table-row>
        <text:soft-page-break/>
        <table:table-row table:style-name="Table11.1">
          <table:table-cell table:style-name="Table11.A3" table:number-columns-spanned="9" office:value-type="string">
            <text:p text:style-name="P10"><text:span text:style-name="T8">1 Chloroform gives off vapor that causes unconsciousness. Applying chloroform to an unwilling subject requires a successful grapple check and pin.</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8" table:number-columns-spanned="9" office:value-type="string">
            <text:p text:style-name="P10"><text:span text:style-name="T8">n/a: Certain poisons can’t be made with the Craft skill. Instead, such a poison must be obtained by extracting it from the creature in question.</text:span></text:p>
          </table:table-cell>
          <table:covered-table-cell/>
          <table:covered-table-cell/>
          <table:covered-table-cell/>
          <table:covered-table-cell/>
          <table:covered-table-cell/>
          <table:covered-table-cell/>
          <table:covered-table-cell/>
          <table:covered-table-cell/>
        </table:table-row>
      </table:table>
      <text:p text:style-name="P1"><text:span text:style-name="T7">Special:</text:span><text:span text:style-name="T6"> A character without a chemical kit takes a –4 penalty on Craft (chemical) checks.</text:span></text:p>
      <text:p text:style-name="P1"><text:span text:style-name="T6">A character with the Builder feat gets a +2 bonus on all Craft (chemical) checks.</text:span></text:p>
      <text:p text:style-name="P2"/>
      <text:p text:style-name="P1"><text:span text:style-name="T5">Craft (electronic) (Int) </text:span><text:span text:style-name="Core_20_Body_20_Italic"><text:span text:style-name="T6">Trained Only</text:span></text:span></text:p>
      <text:p text:style-name="P1"><text:span text:style-name="T6">This skill allows a character to build electronic equipment from scratch, such as audio and video equipment, timers and listening devices, or radios and communication devices.</text:span></text:p>
      <text:p text:style-name="P1"><text:span text:style-name="T6">When building an electronic device from scratch, the character describes the kind of device he or she wants to construct; then the Gamemaster decides whether the device is simple, moderate, complex, or advanced com­pared to current technology. </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h text:style-name="P16" text:outline-level="3"><text:span text:style-name="T3">Type of Scratch-Built Electronics (Examples)</text:span></text:h>
          </table:table-cell>
          <table:table-cell table:style-name="Table12.B1" office:value-type="string">
            <text:h text:style-name="P20" text:outline-level="3"><text:span text:style-name="T3">Purchase DC</text:span></text:h>
          </table:table-cell>
          <table:table-cell table:style-name="Table12.B1" office:value-type="string">
            <text:h text:style-name="P20" text:outline-level="3"><text:span text:style-name="T3">Craft DC</text:span></text:h>
          </table:table-cell>
          <table:table-cell table:style-name="Table12.B1" office:value-type="string">
            <text:h text:style-name="P20" text:outline-level="3"><text:span text:style-name="T3">Time</text:span></text:h>
          </table:table-cell>
        </table:table-row>
        <table:table-row table:style-name="Table12.1">
          <table:table-cell table:style-name="Table12.A2" office:value-type="string">
            <text:p text:style-name="P10"><text:span text:style-name="T8">Simple (timer or detonator)</text:span></text:p>
          </table:table-cell>
          <table:table-cell table:style-name="Table12.B2" office:value-type="string">
            <text:p text:style-name="P12"><text:span text:style-name="T8">8</text:span></text:p>
          </table:table-cell>
          <table:table-cell table:style-name="Table12.B2" office:value-type="string">
            <text:p text:style-name="P12"><text:span text:style-name="T8">15</text:span></text:p>
          </table:table-cell>
          <table:table-cell table:style-name="Table12.B2" office:value-type="string">
            <text:p text:style-name="P12"><text:span text:style-name="T8">1 hr.</text:span></text:p>
          </table:table-cell>
        </table:table-row>
        <table:table-row table:style-name="Table12.1">
          <table:table-cell table:style-name="Table12.A2" office:value-type="string">
            <text:p text:style-name="P1"><text:span text:style-name="T8">Moderate (radio direction finder, electronic lock)</text:span></text:p>
          </table:table-cell>
          <table:table-cell table:style-name="Table12.B2" office:value-type="string">
            <text:p text:style-name="P11"><text:span text:style-name="T8">12</text:span></text:p>
          </table:table-cell>
          <table:table-cell table:style-name="Table12.B2" office:value-type="string">
            <text:p text:style-name="P11"><text:span text:style-name="T8">20</text:span></text:p>
          </table:table-cell>
          <table:table-cell table:style-name="Table12.B2" office:value-type="string">
            <text:p text:style-name="P11"><text:span text:style-name="T8">12 hr.</text:span></text:p>
          </table:table-cell>
        </table:table-row>
        <table:table-row table:style-name="Table12.1">
          <table:table-cell table:style-name="Table12.A2" office:value-type="string">
            <text:p text:style-name="P1"><text:span text:style-name="T8">Complex (cell phone)</text:span></text:p>
          </table:table-cell>
          <table:table-cell table:style-name="Table12.B2" office:value-type="string">
            <text:p text:style-name="P11"><text:span text:style-name="T8">16</text:span></text:p>
          </table:table-cell>
          <table:table-cell table:style-name="Table12.B2" office:value-type="string">
            <text:p text:style-name="P11"><text:span text:style-name="T8">25</text:span></text:p>
          </table:table-cell>
          <table:table-cell table:style-name="Table12.B2" office:value-type="string">
            <text:p text:style-name="P11"><text:span text:style-name="T8">24 hr.</text:span></text:p>
          </table:table-cell>
        </table:table-row>
        <table:table-row table:style-name="Table12.1">
          <table:table-cell table:style-name="Table12.A5" office:value-type="string">
            <text:p text:style-name="P10"><text:span text:style-name="T8">Advanced (computer)</text:span></text:p>
          </table:table-cell>
          <table:table-cell table:style-name="Table12.B5" office:value-type="string">
            <text:p text:style-name="P12"><text:span text:style-name="T8">22</text:span></text:p>
          </table:table-cell>
          <table:table-cell table:style-name="Table12.B5" office:value-type="string">
            <text:p text:style-name="P12"><text:span text:style-name="T8">30</text:span></text:p>
          </table:table-cell>
          <table:table-cell table:style-name="Table12.B5" office:value-type="string">
            <text:p text:style-name="P12"><text:span text:style-name="T8">60 hr.</text:span></text:p>
          </table:table-cell>
        </table:table-row>
      </table:table>
      <text:p text:style-name="P2"/>
      <text:p text:style-name="P1"><text:span text:style-name="T7">Special:</text:span><text:span text:style-name="T6"> A character without an electrical tool kit takes a –4 penalty on Craft (electronic) checks.</text:span></text:p>
      <text:p text:style-name="P1"><text:span text:style-name="T6">A character with the Builder feat gets a +2 bonus on all Craft (electronic) checks.</text:span></text:p>
      <text:p text:style-name="P2"/>
      <text:p text:style-name="P1"><text:span text:style-name="T5">Craft (mechanical) (Int) </text:span><text:span text:style-name="Core_20_Body_20_Italic"><text:span text:style-name="T6">Trained Only</text:span></text:span></text:p>
      <text:p text:style-name="P1"><text:span text:style-name="T6">This skill allows a character to build mechanical devices from scratch, including engines and engine parts, weapons, armor, and other gadgets. When building a mechanical device from scratch, the character describes the kind of device he or she wants to construct; then the Gamemaster decides if the device is simple, moderate, complex, or advanced compared to current technology.</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h text:style-name="P16" text:outline-level="3"><text:span text:style-name="T3">Type of Scratch-Built Mechanical Device (Examples)</text:span></text:h>
          </table:table-cell>
          <table:table-cell table:style-name="Table13.A1" office:value-type="string">
            <text:h text:style-name="P20" text:outline-level="3"><text:span text:style-name="T3">Purchase DC</text:span></text:h>
          </table:table-cell>
          <table:table-cell table:style-name="Table13.A1" office:value-type="string">
            <text:h text:style-name="P20" text:outline-level="3"><text:span text:style-name="T3">Craft DC</text:span></text:h>
          </table:table-cell>
          <table:table-cell table:style-name="Table13.A1" office:value-type="string">
            <text:h text:style-name="P20" text:outline-level="3"><text:span text:style-name="T3">Time</text:span></text:h>
          </table:table-cell>
        </table:table-row>
        <table:table-row table:style-name="Table13.1">
          <table:table-cell table:style-name="Table13.A2" office:value-type="string">
            <text:p text:style-name="P10"><text:span text:style-name="T8">Simple (tripwire trap)</text:span></text:p>
          </table:table-cell>
          <table:table-cell table:style-name="Table13.A2" office:value-type="string">
            <text:p text:style-name="P12"><text:span text:style-name="T8">5</text:span></text:p>
          </table:table-cell>
          <table:table-cell table:style-name="Table13.A2" office:value-type="string">
            <text:p text:style-name="P12"><text:span text:style-name="T8">15</text:span></text:p>
          </table:table-cell>
          <table:table-cell table:style-name="Table13.A2" office:value-type="string">
            <text:p text:style-name="P12"><text:span text:style-name="T8">1 hr</text:span></text:p>
          </table:table-cell>
        </table:table-row>
        <table:table-row table:style-name="Table13.1">
          <table:table-cell table:style-name="Table13.A2" office:value-type="string">
            <text:p text:style-name="P1"><text:span text:style-name="T8">Moderate (engine component, light armor)</text:span></text:p>
          </table:table-cell>
          <table:table-cell table:style-name="Table13.A2" office:value-type="string">
            <text:p text:style-name="P11"><text:span text:style-name="T8">12</text:span></text:p>
          </table:table-cell>
          <table:table-cell table:style-name="Table13.A2" office:value-type="string">
            <text:p text:style-name="P11"><text:span text:style-name="T8">20</text:span></text:p>
          </table:table-cell>
          <table:table-cell table:style-name="Table13.A2" office:value-type="string">
            <text:p text:style-name="P11"><text:span text:style-name="T8">12 hr.</text:span></text:p>
          </table:table-cell>
        </table:table-row>
        <table:table-row table:style-name="Table13.1">
          <table:table-cell table:style-name="Table13.A2" office:value-type="string">
            <text:p text:style-name="P1"><text:span text:style-name="T8">Complex (automobile engine, 9mm autoloader handgun)</text:span></text:p>
          </table:table-cell>
          <table:table-cell table:style-name="Table13.A2" office:value-type="string">
            <text:p text:style-name="P11"><text:span text:style-name="T8">16</text:span></text:p>
          </table:table-cell>
          <table:table-cell table:style-name="Table13.A2" office:value-type="string">
            <text:p text:style-name="P11"><text:span text:style-name="T8">25</text:span></text:p>
          </table:table-cell>
          <table:table-cell table:style-name="Table13.A2" office:value-type="string">
            <text:p text:style-name="P11"><text:span text:style-name="T8">24 hr.</text:span></text:p>
          </table:table-cell>
        </table:table-row>
        <table:table-row table:style-name="Table13.1">
          <table:table-cell table:style-name="Table13.A5" office:value-type="string">
            <text:p text:style-name="P10"><text:span text:style-name="T8">Advanced (jet engine)</text:span></text:p>
          </table:table-cell>
          <table:table-cell table:style-name="Table13.A5" office:value-type="string">
            <text:p text:style-name="P12"><text:span text:style-name="T8">20</text:span></text:p>
          </table:table-cell>
          <table:table-cell table:style-name="Table13.A5" office:value-type="string">
            <text:p text:style-name="P12"><text:span text:style-name="T8">30</text:span></text:p>
          </table:table-cell>
          <table:table-cell table:style-name="Table13.A5" office:value-type="string">
            <text:p text:style-name="P12"><text:span text:style-name="T8">60 hr.</text:span></text:p>
          </table:table-cell>
        </table:table-row>
      </table:table>
      <text:p text:style-name="P1"><text:span text:style-name="T7">Special:</text:span><text:span text:style-name="T6"> A character without a mechanical tool kit takes a –4 penalty on Craft (mechanical) checks.</text:span></text:p>
      <text:p text:style-name="P1"><text:soft-page-break/><text:span text:style-name="T6">A character with the Builder feat gets a +2 bonus on all Craft (mechanical) checks.</text:span></text:p>
      <text:p text:style-name="P2"/>
      <text:p text:style-name="P1"><text:span text:style-name="T5">Craft (pharmaceutical) (Int) </text:span><text:span text:style-name="Core_20_Body_20_Italic"><text:span text:style-name="T6">Trained Only</text:span></text:span></text:p>
      <text:p text:style-name="P1"><text:span text:style-name="T6">This skill allows a character to compound medicinal drugs to aid in recovery from treatable illnesses. A medicinal drug gives a +2 circumstance bonus on Fortitude saves made to resist the effects of a disease.</text:span></text:p>
      <text:p text:style-name="P1"><text:span text:style-name="T6">The Craft (pharmaceutical) check is based on the severity of the disease to be countered as measured by the DC of the Fortitude save needed to resist it.</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text:span text:style-name="T3">Disease Fortitude Save DC</text:span></text:p>
          </table:table-cell>
          <table:table-cell table:style-name="Table14.A1" office:value-type="string">
            <text:h text:style-name="P20" text:outline-level="3"><text:span text:style-name="T3">Purchase DC</text:span></text:h>
          </table:table-cell>
          <table:table-cell table:style-name="Table14.A1" office:value-type="string">
            <text:h text:style-name="P20" text:outline-level="3"><text:span text:style-name="T3">Craft DC</text:span></text:h>
          </table:table-cell>
          <table:table-cell table:style-name="Table14.A1" office:value-type="string">
            <text:h text:style-name="P20" text:outline-level="3"><text:span text:style-name="T3">Time</text:span></text:h>
          </table:table-cell>
        </table:table-row>
        <table:table-row table:style-name="Table14.1">
          <table:table-cell table:style-name="Table14.A2" office:value-type="string">
            <text:p text:style-name="P10"><text:span text:style-name="T8">14 or lower</text:span></text:p>
          </table:table-cell>
          <table:table-cell table:style-name="Table14.A2" office:value-type="string">
            <text:p text:style-name="P12"><text:span text:style-name="T8">5</text:span></text:p>
          </table:table-cell>
          <table:table-cell table:style-name="Table14.A2" office:value-type="string">
            <text:p text:style-name="P12"><text:span text:style-name="T8">15</text:span></text:p>
          </table:table-cell>
          <table:table-cell table:style-name="Table14.A2" office:value-type="string">
            <text:p text:style-name="P12"><text:span text:style-name="T8">1 hr.</text:span></text:p>
          </table:table-cell>
        </table:table-row>
        <table:table-row table:style-name="Table14.1">
          <table:table-cell table:style-name="Table14.A2" office:value-type="string">
            <text:p text:style-name="P1"><text:span text:style-name="T8">15–18</text:span></text:p>
          </table:table-cell>
          <table:table-cell table:style-name="Table14.A2" office:value-type="string">
            <text:p text:style-name="P11"><text:span text:style-name="T8">10</text:span></text:p>
          </table:table-cell>
          <table:table-cell table:style-name="Table14.A2" office:value-type="string">
            <text:p text:style-name="P11"><text:span text:style-name="T8">20</text:span></text:p>
          </table:table-cell>
          <table:table-cell table:style-name="Table14.A2" office:value-type="string">
            <text:p text:style-name="P11"><text:span text:style-name="T8">3 hr.</text:span></text:p>
          </table:table-cell>
        </table:table-row>
        <table:table-row table:style-name="Table14.1">
          <table:table-cell table:style-name="Table14.A2" office:value-type="string">
            <text:p text:style-name="P1"><text:span text:style-name="T8">19–22</text:span></text:p>
          </table:table-cell>
          <table:table-cell table:style-name="Table14.A2" office:value-type="string">
            <text:p text:style-name="P11"><text:span text:style-name="T8">15</text:span></text:p>
          </table:table-cell>
          <table:table-cell table:style-name="Table14.A2" office:value-type="string">
            <text:p text:style-name="P11"><text:span text:style-name="T8">25</text:span></text:p>
          </table:table-cell>
          <table:table-cell table:style-name="Table14.A2" office:value-type="string">
            <text:p text:style-name="P11"><text:span text:style-name="T8">6 hr.</text:span></text:p>
          </table:table-cell>
        </table:table-row>
        <table:table-row table:style-name="Table14.1">
          <table:table-cell table:style-name="Table14.A5" office:value-type="string">
            <text:p text:style-name="P10"><text:span text:style-name="T8">23 or higher</text:span></text:p>
          </table:table-cell>
          <table:table-cell table:style-name="Table14.A5" office:value-type="string">
            <text:p text:style-name="P12"><text:span text:style-name="T8">20</text:span></text:p>
          </table:table-cell>
          <table:table-cell table:style-name="Table14.A5" office:value-type="string">
            <text:p text:style-name="P12"><text:span text:style-name="T8">30</text:span></text:p>
          </table:table-cell>
          <table:table-cell table:style-name="Table14.A5" office:value-type="string">
            <text:p text:style-name="P12"><text:span text:style-name="T8">12 hr.</text:span></text:p>
          </table:table-cell>
        </table:table-row>
      </table:table>
      <text:p text:style-name="P2"/>
      <text:p text:style-name="P1"><text:span text:style-name="T7">Special:</text:span><text:span text:style-name="T6"> A character without a pharmacist kit takes a –4 penalty on Craft (pharmaceutical) checks.</text:span></text:p>
      <text:p text:style-name="P1"><text:span text:style-name="T6">A character with the Medical Expert feat gets a +2 bonus on all Craft (pharmaceutical) checks.</text:span></text:p>
      <text:p text:style-name="P2"/>
      <text:p text:style-name="P1"><text:span text:style-name="T5">Craft (structural) (Int)</text:span></text:p>
      <text:p text:style-name="P1"><text:span text:style-name="T6">This skill allows a character to build wooden, concrete, or metal structures from scratch, including bookcases, desks, walls, houses, and so forth, and includes such handyman skills as plumbing, house painting, drywall, laying cement, and building cabinets.</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0"><text:span text:style-name="T3">Type of Scratch-Built Structure (Examples)</text:span></text:p>
          </table:table-cell>
          <table:table-cell table:style-name="Table15.A1" office:value-type="string">
            <text:h text:style-name="P20" text:outline-level="3"><text:span text:style-name="T3">Purchase DC</text:span></text:h>
          </table:table-cell>
          <table:table-cell table:style-name="Table15.A1" office:value-type="string">
            <text:h text:style-name="P20" text:outline-level="3"><text:span text:style-name="T3">Craft DC</text:span></text:h>
          </table:table-cell>
          <table:table-cell table:style-name="Table15.A1" office:value-type="string">
            <text:h text:style-name="P16" text:outline-level="3"><text:span text:style-name="T3">Time</text:span></text:h>
          </table:table-cell>
        </table:table-row>
        <table:table-row table:style-name="Table15.1">
          <table:table-cell table:style-name="Table15.A2" office:value-type="string">
            <text:p text:style-name="P10"><text:span text:style-name="T8">Simple (bookcase, false wall)</text:span></text:p>
          </table:table-cell>
          <table:table-cell table:style-name="Table15.A2" office:value-type="string">
            <text:p text:style-name="P12"><text:span text:style-name="T8">5</text:span></text:p>
          </table:table-cell>
          <table:table-cell table:style-name="Table15.A2" office:value-type="string">
            <text:p text:style-name="P12"><text:span text:style-name="T8">15</text:span></text:p>
          </table:table-cell>
          <table:table-cell table:style-name="Table15.A2" office:value-type="string">
            <text:p text:style-name="P10"><text:span text:style-name="T8">12 hr.</text:span></text:p>
          </table:table-cell>
        </table:table-row>
        <table:table-row table:style-name="Table15.1">
          <table:table-cell table:style-name="Table15.A2" office:value-type="string">
            <text:p text:style-name="P1"><text:span text:style-name="T8">Moderate (catapult, shed, house deck)</text:span></text:p>
          </table:table-cell>
          <table:table-cell table:style-name="Table15.A2" office:value-type="string">
            <text:p text:style-name="P11"><text:span text:style-name="T8">10</text:span></text:p>
          </table:table-cell>
          <table:table-cell table:style-name="Table15.A2" office:value-type="string">
            <text:p text:style-name="P11"><text:span text:style-name="T8">20</text:span></text:p>
          </table:table-cell>
          <table:table-cell table:style-name="Table15.A2" office:value-type="string">
            <text:p text:style-name="P1"><text:span text:style-name="T8">24 hr.</text:span></text:p>
          </table:table-cell>
        </table:table-row>
        <table:table-row table:style-name="Table15.1">
          <table:table-cell table:style-name="Table15.A2" office:value-type="string">
            <text:p text:style-name="P1"><text:span text:style-name="T8">Complex (bunker, domed ceiling)</text:span></text:p>
          </table:table-cell>
          <table:table-cell table:style-name="Table15.A2" office:value-type="string">
            <text:p text:style-name="P11"><text:span text:style-name="T8">15</text:span></text:p>
          </table:table-cell>
          <table:table-cell table:style-name="Table15.A2" office:value-type="string">
            <text:p text:style-name="P11"><text:span text:style-name="T8">25</text:span></text:p>
          </table:table-cell>
          <table:table-cell table:style-name="Table15.A2" office:value-type="string">
            <text:p text:style-name="P1"><text:span text:style-name="T8">60 hr.</text:span></text:p>
          </table:table-cell>
        </table:table-row>
        <table:table-row table:style-name="Table15.1">
          <table:table-cell table:style-name="Table15.A5" office:value-type="string">
            <text:p text:style-name="P10"><text:span text:style-name="T8">Advanced (house)</text:span></text:p>
          </table:table-cell>
          <table:table-cell table:style-name="Table15.A5" office:value-type="string">
            <text:p text:style-name="P12"><text:span text:style-name="T8">20</text:span></text:p>
          </table:table-cell>
          <table:table-cell table:style-name="Table15.A5" office:value-type="string">
            <text:p text:style-name="P12"><text:span text:style-name="T8">30</text:span></text:p>
          </table:table-cell>
          <table:table-cell table:style-name="Table15.A5" office:value-type="string">
            <text:p text:style-name="P10"><text:span text:style-name="T8">600 hr.</text:span></text:p>
          </table:table-cell>
        </table:table-row>
      </table:table>
      <text:p text:style-name="P1"><text:span text:style-name="T6">When building a structure from scratch, the character describes the kind of structure he or she wants to construct; then the Gamemaster decides if the structure is simple, moderate, complex, or advanced in scope and difficulty.</text:span></text:p>
      <text:p text:style-name="P1"><text:span text:style-name="T7">Special:</text:span><text:span text:style-name="T6"> A character without a mechanical tool kit takes a –4 penalty on Craft (structural) checks.</text:span></text:p>
      <text:p text:style-name="P1"><text:span text:style-name="T6">A character with the Builder feat gets a +2 bonus on all Craft (structural) checks.</text:span></text:p>
      <text:p text:style-name="P2"><text:soft-page-break/></text:p>
      <text:p text:style-name="P1"><text:span text:style-name="T5">Craft (visual art) (Int)</text:span></text:p>
      <text:p text:style-name="P1"><text:span text:style-name="T6">This skill allows a character to create paintings or drawings, take photographs, use a video camera, or in some other way create a work of visual art.</text:span></text:p>
      <text:p text:style-name="P1"><text:span text:style-name="T6">When attempting to create a work of visual art, the character simply makes a Craft (visual art) check, the result of which determines the quality of the work.</text:span></text:p>
      <text:p text:style-name="P1"><text:span text:style-name="T6">Unless the effort is particularly elaborate or the character must acquire an expensive piece of equipment, the basic components have a purchase DC of 5.</text:span></text:p>
      <table:table table:name="Table16" table:style-name="Table16">
        <table:table-column table:style-name="Table16.A"/>
        <table:table-column table:style-name="Table16.B"/>
        <table:table-row table:style-name="Table16.1">
          <table:table-cell table:style-name="Table16.A1" office:value-type="string">
            <text:h text:style-name="P16" text:outline-level="3"><text:span text:style-name="T3">Skill Check Result</text:span></text:h>
          </table:table-cell>
          <table:table-cell table:style-name="Table16.A1" office:value-type="string">
            <text:h text:style-name="P16" text:outline-level="3"><text:span text:style-name="T3">Effort Achieved</text:span></text:h>
          </table:table-cell>
        </table:table-row>
        <table:table-row table:style-name="Table16.1">
          <table:table-cell table:style-name="Table16.A2" office:value-type="string">
            <text:p text:style-name="P10"><text:span text:style-name="T8">9 or lower</text:span></text:p>
          </table:table-cell>
          <table:table-cell table:style-name="Table16.A2" office:value-type="string">
            <text:p text:style-name="P10"><text:span text:style-name="T8">Untalented amateur</text:span></text:p>
          </table:table-cell>
        </table:table-row>
        <table:table-row table:style-name="Table16.1">
          <table:table-cell table:style-name="Table16.A2" office:value-type="string">
            <text:p text:style-name="P1"><text:span text:style-name="T8">10–19</text:span></text:p>
          </table:table-cell>
          <table:table-cell table:style-name="Table16.A2" office:value-type="string">
            <text:p text:style-name="P1"><text:span text:style-name="T8">Talented amateur</text:span></text:p>
          </table:table-cell>
        </table:table-row>
        <table:table-row table:style-name="Table16.1">
          <table:table-cell table:style-name="Table16.A2" office:value-type="string">
            <text:p text:style-name="P1"><text:span text:style-name="T8">20–24</text:span></text:p>
          </table:table-cell>
          <table:table-cell table:style-name="Table16.A2" office:value-type="string">
            <text:p text:style-name="P1"><text:span text:style-name="T8">Professional</text:span></text:p>
          </table:table-cell>
        </table:table-row>
        <table:table-row table:style-name="Table16.1">
          <table:table-cell table:style-name="Table16.A2" office:value-type="string">
            <text:p text:style-name="P1"><text:span text:style-name="T8">25–30</text:span></text:p>
          </table:table-cell>
          <table:table-cell table:style-name="Table16.A2" office:value-type="string">
            <text:p text:style-name="P1"><text:span text:style-name="T8">Expert</text:span></text:p>
          </table:table-cell>
        </table:table-row>
        <table:table-row table:style-name="Table16.1">
          <table:table-cell table:style-name="Table16.A6" office:value-type="string">
            <text:p text:style-name="P10"><text:span text:style-name="T8">31 or higher</text:span></text:p>
          </table:table-cell>
          <table:table-cell table:style-name="Table16.A6" office:value-type="string">
            <text:p text:style-name="P10"><text:span text:style-name="T8">Master</text:span></text:p>
          </table:table-cell>
        </table:table-row>
      </table:table>
      <text:p text:style-name="P2"/>
      <text:p text:style-name="P1"><text:span text:style-name="T6">Creating a work of visual art requires at least a full-round action, but usually takes an hour, a day, or more, depending on the scope of the project.</text:span></text:p>
      <text:p text:style-name="P1"><text:span text:style-name="T7">Special:</text:span><text:span text:style-name="T6"> A character with the Creative feat gets a +2 bonus on all Craft (visual art) checks.</text:span></text:p>
      <text:p text:style-name="P2"/>
      <text:p text:style-name="P1"><text:span text:style-name="T5">Craft (writing) (Int)</text:span></text:p>
      <text:p text:style-name="P1"><text:span text:style-name="T6">This skill allows a character to create short stories, novels, scripts and screenplays, newspaper articles and columns, and similar works of writing.</text:span></text:p>
      <text:p text:style-name="P1"><text:span text:style-name="T6">When creating a work of writing, the player simply makes a Craft (writing) check, the result of which determines the quality of the work.</text:span></text:p>
      <text:p text:style-name="P1"><text:span text:style-name="T6">No Wealth check is necessary to use this Craft skill.</text:span></text:p>
      <table:table table:name="Table17" table:style-name="Table17">
        <table:table-column table:style-name="Table17.A"/>
        <table:table-column table:style-name="Table17.B"/>
        <text:soft-page-break/>
        <table:table-row table:style-name="Table17.1">
          <table:table-cell table:style-name="Table17.A1" office:value-type="string">
            <text:h text:style-name="P16" text:outline-level="3"><text:span text:style-name="T3">Skill Check Result</text:span></text:h>
          </table:table-cell>
          <table:table-cell table:style-name="Table17.A1" office:value-type="string">
            <text:h text:style-name="P16" text:outline-level="3"><text:span text:style-name="T3">Effort Achieved</text:span></text:h>
          </table:table-cell>
        </table:table-row>
        <table:table-row table:style-name="Table17.1">
          <table:table-cell table:style-name="Table17.A2" office:value-type="string">
            <text:p text:style-name="P10"><text:span text:style-name="T8">9 or lower</text:span></text:p>
          </table:table-cell>
          <table:table-cell table:style-name="Table17.A2" office:value-type="string">
            <text:p text:style-name="P10"><text:span text:style-name="T8">Untalented amateur</text:span></text:p>
          </table:table-cell>
        </table:table-row>
        <table:table-row table:style-name="Table17.1">
          <table:table-cell table:style-name="Table17.A2" office:value-type="string">
            <text:p text:style-name="P1"><text:span text:style-name="T8">10–19</text:span></text:p>
          </table:table-cell>
          <table:table-cell table:style-name="Table17.A2" office:value-type="string">
            <text:p text:style-name="P1"><text:span text:style-name="T8">Talented amateur</text:span></text:p>
          </table:table-cell>
        </table:table-row>
        <table:table-row table:style-name="Table17.1">
          <table:table-cell table:style-name="Table17.A2" office:value-type="string">
            <text:p text:style-name="P1"><text:span text:style-name="T8">20–24</text:span></text:p>
          </table:table-cell>
          <table:table-cell table:style-name="Table17.A2" office:value-type="string">
            <text:p text:style-name="P1"><text:span text:style-name="T8">Professional</text:span></text:p>
          </table:table-cell>
        </table:table-row>
        <table:table-row table:style-name="Table17.1">
          <table:table-cell table:style-name="Table17.A2" office:value-type="string">
            <text:p text:style-name="P1"><text:span text:style-name="T8">25–30</text:span></text:p>
          </table:table-cell>
          <table:table-cell table:style-name="Table17.A2" office:value-type="string">
            <text:p text:style-name="P1"><text:span text:style-name="T8">Expert</text:span></text:p>
          </table:table-cell>
        </table:table-row>
        <table:table-row table:style-name="Table17.1">
          <table:table-cell table:style-name="Table17.A6" office:value-type="string">
            <text:p text:style-name="P10"><text:span text:style-name="T8">31 or higher</text:span></text:p>
          </table:table-cell>
          <table:table-cell table:style-name="Table17.A6" office:value-type="string">
            <text:p text:style-name="P10"><text:span text:style-name="T8">Master</text:span></text:p>
          </table:table-cell>
        </table:table-row>
      </table:table>
      <text:p text:style-name="P1"><text:span text:style-name="T6">Creating a work of writing requires at least 1 hour, but usually takes a day, a week, or more, depending on the scope of the project.</text:span></text:p>
      <text:p text:style-name="P1"><text:span text:style-name="T7">Special:</text:span><text:span text:style-name="T6"> A character with the Creative feat gets a +2 bonus on all Craft (writing) checks.</text:span></text:p>
      <text:p text:style-name="P2"/>
      <text:p text:style-name="P1"><text:span text:style-name="T5">Decipher Script (Int) </text:span><text:span text:style-name="Core_20_Body_20_Italic"><text:span text:style-name="T11">Trained Only</text:span></text:span></text:p>
      <text:p text:style-name="P1"><text:span text:style-name="T7">Check:</text:span><text:span text:style-name="T6"> A character can decipher writing in an ancient language or in code, or interpret the meaning of an incomplete text. The base DC is 20 for the simplest messages, 25 for standard codes, and 30 or higher for intricate or complex codes or exotic messages. Helpful texts or computer programs can provide a bonus (usually a +2 circumstance bonus) on the check, provided they are applicable to the script in question.</text:span></text:p>
      <text:p text:style-name="P1"><text:span text:style-name="T6">If the check succeeds, the character understands the general content of a piece of writing, reading about one page of text or its equivalent in 1 minute. If the check fails, the GM makes a Wisdom check (DC 10) for the character to see if he or she avoids drawing a false conclusion about the text. (Success means that the character does not draw a false conclusion; failure means that the character does.)</text:span></text:p>
      <text:p text:style-name="P1"><text:span text:style-name="T6">The GM secretly makes both the skill check and the Wisdom check so the character can’t tell whether the conclusion drawn is accurate or not.</text:span></text:p>
      <text:p text:style-name="P1"><text:span text:style-name="T7">Try Again?:</text:span><text:span text:style-name="T6"> No, unless conditions change or new information is uncovered.</text:span></text:p>
      <text:p text:style-name="P1"><text:span text:style-name="T7">Special:</text:span><text:span text:style-name="T6"> A character can take 10 when making a Decipher Script check, but can’t take 20.</text:span></text:p>
      <text:p text:style-name="P1"><text:span text:style-name="T6">A character with the Studious feat gets a +2 bonus on all Decipher Script checks.</text:span></text:p>
      <text:p text:style-name="P1"><text:span text:style-name="T7">Time:</text:span><text:span text:style-name="T6"> Decipher Script takes 1 minute or more, depending on the complexity of the code.</text:span></text:p>
      <text:p text:style-name="P2"/>
      <text:p text:style-name="P1"><text:span text:style-name="T5">Demolitions (Int) </text:span><text:span text:style-name="Core_20_Body_20_Italic"><text:span text:style-name="T11">Trained Only</text:span></text:span></text:p>
      <text:p text:style-name="P1"><text:span text:style-name="T7">Check:</text:span><text:span text:style-name="T6"> Setting a simple explosive to blow up at a certain spot doesn’t require a check, but connecting and setting a detonator does. Also, placing an explosive for maximum effect against a structure calls for a check, as does disarming an explosive device.</text:span></text:p>
      <text:p text:style-name="P1"><text:span text:style-name="Core_20_Body_20_Italic"><text:span text:style-name="T7">Set Detonator:</text:span></text:span><text:span text:style-name="T7"> </text:span><text:span text:style-name="T6">Most explosives require a detonator to go off. Connecting a detonator to an explosive requires a Demolitions check (DC 10). Failure means that the explosive fails to go off as planned. Failure by 10 or more means the explosive goes off as the detonator is being installed.</text:span></text:p>
      <text:p text:style-name="P1"><text:span text:style-name="T6">A character can make an explosive difficult to disarm. To do so, the character chooses the disarm DC before making his or her check to set the detonator (it must be higher than 10). The character’s DC to set the detonator is equal to the disarm DC. </text:span></text:p>
      <text:p text:style-name="P1"><text:span text:style-name="Core_20_Body_20_Italic"><text:span text:style-name="T7">Place Explosive Device:</text:span></text:span><text:span text:style-name="T6"> Carefully placing an explosive against a fixed structure (a stationary, unattended inanimate object) can maximize the damage dealt by exploiting vulnerabilities in the structure’s construction.</text:span></text:p>
      <text:p text:style-name="P1"><text:span text:style-name="T6">The GM makes the check (so that the character doesn’t know exactly how well he or she has done). On a result of 15 or higher, the explosive deals double damage to the structure against which it is placed. On a result of 25 or higher, it deals triple damage to the structure. In all cases, it deals normal damage to all other targets within its burst radius.</text:span></text:p>
      <text:p text:style-name="P1"><text:span text:style-name="Core_20_Body_20_Italic"><text:span text:style-name="T7">Disarm Explosive Device:</text:span></text:span><text:span text:style-name="T7"> </text:span><text:span text:style-name="T6">Disarming an explosive that has been set to go off requires a Demolitions check. The DC is usually 10, unless the person who set the detonator chose a higher disarm DC. If the character fails the check, he or she does not disarm the explosive. If the character fails by more than 5, the explosive goes off.</text:span></text:p>
      <text:p text:style-name="P1"><text:span text:style-name="T7">Special:</text:span><text:span text:style-name="T6"> A character can take 10 when using the Demolitions skill, but can’t take 20.</text:span></text:p>
      <text:p text:style-name="P1"><text:span text:style-name="T6">A character with the Cautious feat and at least 1 rank in this skill gets a +2 bonus on all Demolitions checks.</text:span></text:p>
      <text:p text:style-name="P1"><text:span text:style-name="T6">A character without a demolitions kit takes a –4 penalty on Demolitions checks.</text:span></text:p>
      <text:p text:style-name="P1"><text:span text:style-name="T6">Making an explosive requires the Craft (chemical) skill. See that skill description for details.</text:span></text:p>
      <text:p text:style-name="P1"><text:soft-page-break/><text:span text:style-name="T7">Time:</text:span><text:span text:style-name="T6"> Setting a detonator is usually a full-round action. Placing an explosive device takes 1 minute or more, depending on the scope of the job.</text:span></text:p>
      <text:p text:style-name="P2"/>
      <text:p text:style-name="P1"><text:span text:style-name="T5">Diplomacy (Cha)</text:span></text:p>
      <text:p text:style-name="P1"><text:span text:style-name="T7">Check:</text:span><text:span text:style-name="T6"> A character can change others’ attitudes with a successful check (see the table below. In negotiations, participants roll opposed Diplomacy checks to see who gains the advantage. Opposed checks also resolve cases where two advocates or diplomats plead opposing cases before a third party.</text:span></text:p>
      <text:p text:style-name="P1"><text:span text:style-name="T6">Diplomacy can be used to influence a GM character’s attitude. The GM chooses the character’s initial attitude based on circumstances. Most of the time, the people the heroes meet are indifferent toward them, but a specific situation may call for a different initial attitude. The DCs given in the accompanying table show what it takes to change someone’s attitude with the use of the Diplomacy skill. The character doesn’t declare a specific outcome he or she is trying for; instead, make the check and compare the result to the table on the next page.</text:span></text:p>
      <text:p text:style-name="P1"><text:span text:style-name="T7">Try Again?:</text:span><text:span text:style-name="T6"> Generally, trying again doesn’t work. Even if the initial check succeeds, the other character can only be persuaded so far. If the initial check fails, the other character has probably become more firmly committed to his or her position, and trying again is futile.</text:span></text:p>
      <text:p text:style-name="P1"><text:span text:style-name="T7">Special:</text:span><text:span text:style-name="T6"> A character can take 10 when making a Diplomacy check, but can’t take 20.</text:span></text:p>
      <text:p text:style-name="P1"><text:span text:style-name="T6">A character with the Trustworthy feat gets a +2 bonus on all Diplomacy checks.</text:span></text:p>
      <text:p text:style-name="P1"><text:span text:style-name="T7">Time:</text:span><text:span text:style-name="T6"> Diplomacy is at least a full-round action. The GM may determine that some negotiations require a longer period of time.</text:spa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1"><text:span text:style-name="T10">Attitude</text:span></text:p>
          </table:table-cell>
          <table:table-cell table:style-name="Table18.A1" office:value-type="string">
            <text:p text:style-name="P31"><text:span text:style-name="T10">Means</text:span></text:p>
          </table:table-cell>
          <table:table-cell table:style-name="Table18.A1" office:value-type="string">
            <text:p text:style-name="P31"><text:span text:style-name="T10">Possible Actions</text:span></text:p>
          </table:table-cell>
        </table:table-row>
        <table:table-row table:style-name="Table18.1">
          <table:table-cell table:style-name="Table18.A2" office:value-type="string">
            <text:p text:style-name="P10"><text:span text:style-name="T8">Hostile</text:span></text:p>
          </table:table-cell>
          <table:table-cell table:style-name="Table18.A2" office:value-type="string">
            <text:p text:style-name="P10"><text:span text:style-name="T8">Will take risks to hurt or avoid you</text:span></text:p>
          </table:table-cell>
          <table:table-cell table:style-name="Table18.A2" office:value-type="string">
            <text:p text:style-name="P10"><text:span text:style-name="T8">Attack, interfere, berate, flee</text:span></text:p>
          </table:table-cell>
        </table:table-row>
        <table:table-row table:style-name="Table18.1">
          <table:table-cell table:style-name="Table18.A2" office:value-type="string">
            <text:p text:style-name="P1"><text:span text:style-name="T3">Unfriendly</text:span></text:p>
          </table:table-cell>
          <table:table-cell table:style-name="Table18.A2" office:value-type="string">
            <text:p text:style-name="P28"><text:span text:style-name="T3">Wishes you ill</text:span></text:p>
          </table:table-cell>
          <table:table-cell table:style-name="Table18.A2" office:value-type="string">
            <text:p text:style-name="P1"><text:span text:style-name="T3">Mislead, gossip, avoid, watch suspiciously, insult</text:span></text:p>
          </table:table-cell>
        </table:table-row>
        <table:table-row table:style-name="Table18.1">
          <table:table-cell table:style-name="Table18.A2" office:value-type="string">
            <text:p text:style-name="P1"><text:span text:style-name="T8">Indifferent</text:span></text:p>
          </table:table-cell>
          <table:table-cell table:style-name="Table18.A2" office:value-type="string">
            <text:p text:style-name="P1"><text:span text:style-name="T8">Doesn’t much care</text:span></text:p>
          </table:table-cell>
          <table:table-cell table:style-name="Table18.A2" office:value-type="string">
            <text:p text:style-name="P1"><text:span text:style-name="T8">Act as socially expected</text:span></text:p>
          </table:table-cell>
        </table:table-row>
        <table:table-row table:style-name="Table18.1">
          <table:table-cell table:style-name="Table18.A2" office:value-type="string">
            <text:p text:style-name="P1"><text:span text:style-name="T8">Friendly</text:span></text:p>
          </table:table-cell>
          <table:table-cell table:style-name="Table18.A2" office:value-type="string">
            <text:p text:style-name="P1"><text:span text:style-name="T8">Wishes you well</text:span></text:p>
          </table:table-cell>
          <table:table-cell table:style-name="Table18.A2" office:value-type="string">
            <text:p text:style-name="P1"><text:span text:style-name="T8">Chat, advise, offer limited help, advocate</text:span></text:p>
          </table:table-cell>
        </table:table-row>
        <table:table-row table:style-name="Table18.1">
          <table:table-cell table:style-name="Table18.A6" office:value-type="string">
            <text:p text:style-name="P10"><text:span text:style-name="T8">Helpful</text:span></text:p>
          </table:table-cell>
          <table:table-cell table:style-name="Table18.A6" office:value-type="string">
            <text:p text:style-name="P10"><text:span text:style-name="T8">Will take risks to help you</text:span></text:p>
          </table:table-cell>
          <table:table-cell table:style-name="Table18.A6" office:value-type="string">
            <text:p text:style-name="P10"><text:span text:style-name="T8">Protect, back up, heal, aid</text:span></text:p>
          </table:table-cell>
        </table:table-row>
      </table:table>
      <text:p text:style-name="P2"/>
      <table:table table:name="Table19" table:style-name="Table19">
        <table:table-column table:style-name="Table19.A"/>
        <table:table-column table:style-name="Table19.B"/>
        <table:table-column table:style-name="Table19.C" table:number-columns-repeated="2"/>
        <table:table-column table:style-name="Table19.E"/>
        <table:table-column table:style-name="Table19.F"/>
        <table:table-row table:style-name="Table19.1">
          <table:table-cell table:style-name="Table19.A1" table:number-rows-spanned="2" office:value-type="string">
            <text:p text:style-name="P10"><text:span text:style-name="T10">Initial Attitude</text:span></text:p>
          </table:table-cell>
          <table:table-cell table:style-name="Table19.A1" table:number-columns-spanned="5" office:value-type="string">
            <text:p text:style-name="P30"><text:span text:style-name="T2">———————— New Attitude ————————</text:span></text:p>
          </table:table-cell>
          <table:covered-table-cell/>
          <table:covered-table-cell/>
          <table:covered-table-cell/>
          <table:covered-table-cell/>
        </table:table-row>
        <table:table-row table:style-name="Table19.1">
          <table:covered-table-cell/>
          <table:table-cell table:style-name="Table19.A2" office:value-type="string">
            <text:h text:style-name="P20" text:outline-level="3"><text:span text:style-name="T3">Hostile</text:span></text:h>
          </table:table-cell>
          <table:table-cell table:style-name="Table19.A2" office:value-type="string">
            <text:h text:style-name="P20" text:outline-level="3"><text:span text:style-name="T3">Unf.</text:span></text:h>
          </table:table-cell>
          <table:table-cell table:style-name="Table19.A2" office:value-type="string">
            <text:h text:style-name="P20" text:outline-level="3"><text:span text:style-name="T3">Indif.</text:span></text:h>
          </table:table-cell>
          <table:table-cell table:style-name="Table19.A2" office:value-type="string">
            <text:h text:style-name="P20" text:outline-level="3"><text:span text:style-name="T3">Friendly</text:span></text:h>
          </table:table-cell>
          <table:table-cell table:style-name="Table19.A2" office:value-type="string">
            <text:h text:style-name="P20" text:outline-level="3"><text:span text:style-name="T3">Helpful</text:span></text:h>
          </table:table-cell>
        </table:table-row>
        <table:table-row table:style-name="Table19.3">
          <table:table-cell table:style-name="Table19.A2" office:value-type="string">
            <text:p text:style-name="P10"><text:span text:style-name="T9">Hostile</text:span></text:p>
          </table:table-cell>
          <table:table-cell table:style-name="Table19.A2" office:value-type="string">
            <text:p text:style-name="P12"><text:span text:style-name="T8">19 or less</text:span></text:p>
          </table:table-cell>
          <table:table-cell table:style-name="Table19.A2" office:value-type="string">
            <text:p text:style-name="P12"><text:span text:style-name="T8">20</text:span></text:p>
          </table:table-cell>
          <table:table-cell table:style-name="Table19.A2" office:value-type="string">
            <text:p text:style-name="P12"><text:span text:style-name="T8">25</text:span></text:p>
          </table:table-cell>
          <table:table-cell table:style-name="Table19.A2" office:value-type="string">
            <text:p text:style-name="P12"><text:span text:style-name="T8">35</text:span></text:p>
          </table:table-cell>
          <table:table-cell table:style-name="Table19.A2" office:value-type="string">
            <text:p text:style-name="P12"><text:span text:style-name="T8">45</text:span></text:p>
          </table:table-cell>
        </table:table-row>
        <table:table-row table:style-name="Table19.3">
          <table:table-cell table:style-name="Table19.A2" office:value-type="string">
            <text:p text:style-name="P1"><text:span text:style-name="T9">Unfriendly</text:span></text:p>
          </table:table-cell>
          <table:table-cell table:style-name="Table19.A2" office:value-type="string">
            <text:p text:style-name="P11"><text:span text:style-name="T8">4 or less</text:span></text:p>
          </table:table-cell>
          <table:table-cell table:style-name="Table19.A2" office:value-type="string">
            <text:p text:style-name="P11"><text:span text:style-name="T8">5</text:span></text:p>
          </table:table-cell>
          <table:table-cell table:style-name="Table19.A2" office:value-type="string">
            <text:p text:style-name="P11"><text:span text:style-name="T8">15</text:span></text:p>
          </table:table-cell>
          <table:table-cell table:style-name="Table19.A2" office:value-type="string">
            <text:p text:style-name="P11"><text:span text:style-name="T8">25</text:span></text:p>
          </table:table-cell>
          <table:table-cell table:style-name="Table19.A2" office:value-type="string">
            <text:p text:style-name="P11"><text:span text:style-name="T8">35</text:span></text:p>
          </table:table-cell>
        </table:table-row>
        <table:table-row table:style-name="Table19.3">
          <table:table-cell table:style-name="Table19.A2" office:value-type="string">
            <text:p text:style-name="P1"><text:span text:style-name="T9">Indifferent</text:span></text:p>
          </table:table-cell>
          <table:table-cell table:style-name="Table19.A2" office:value-type="string">
            <text:p text:style-name="P11"><text:span text:style-name="T8">—</text:span></text:p>
          </table:table-cell>
          <table:table-cell table:style-name="Table19.A2" office:value-type="string">
            <text:p text:style-name="P11"><text:span text:style-name="T8">0 or less</text:span></text:p>
          </table:table-cell>
          <table:table-cell table:style-name="Table19.A2" office:value-type="string">
            <text:p text:style-name="P11"><text:span text:style-name="T8">1</text:span></text:p>
          </table:table-cell>
          <table:table-cell table:style-name="Table19.A2" office:value-type="string">
            <text:p text:style-name="P11"><text:span text:style-name="T8">15</text:span></text:p>
          </table:table-cell>
          <table:table-cell table:style-name="Table19.A2" office:value-type="string">
            <text:p text:style-name="P11"><text:span text:style-name="T8">25</text:span></text:p>
          </table:table-cell>
        </table:table-row>
        <table:table-row table:style-name="Table19.3">
          <table:table-cell table:style-name="Table19.A6" office:value-type="string">
            <text:p text:style-name="P10"><text:span text:style-name="T9">Friendly</text:span></text:p>
          </table:table-cell>
          <table:table-cell table:style-name="Table19.A6" office:value-type="string">
            <text:p text:style-name="P12"><text:span text:style-name="T8">—</text:span></text:p>
          </table:table-cell>
          <table:table-cell table:style-name="Table19.A6" office:value-type="string">
            <text:p text:style-name="P12"><text:span text:style-name="T8">—</text:span></text:p>
          </table:table-cell>
          <table:table-cell table:style-name="Table19.A6" office:value-type="string">
            <text:p text:style-name="P12"><text:span text:style-name="T8">0 or less</text:span></text:p>
          </table:table-cell>
          <table:table-cell table:style-name="Table19.A6" office:value-type="string">
            <text:p text:style-name="P12"><text:span text:style-name="T8">1</text:span></text:p>
          </table:table-cell>
          <table:table-cell table:style-name="Table19.A6" office:value-type="string">
            <text:p text:style-name="P12"><text:span text:style-name="T8">15</text:span></text:p>
          </table:table-cell>
        </table:table-row>
      </table:table>
      <text:p text:style-name="P2"/>
      <text:h text:style-name="P15" text:outline-level="3"><text:span text:style-name="T7">Bribery and Diplomacy</text:span></text:h>
      <text:p text:style-name="P1"><text:soft-page-break/><text:span text:style-name="T6">Offering money or another form of favor can, in the right situation, improve a character’s chances with a Diplomacy skill check. Bribery allows a character to circumvent various official obstacles when a person in a position of trust or authority is willing to accept such an offering. </text:span></text:p>
      <text:p text:style-name="P1"><text:span text:style-name="T6">An illegal act, bribery requires two willing participants—one to offer a bribe and the other to accept it. <text:s/>When a character requires a bribe to render services, then a hero’s Diplomacy check automatically fails if a bribe isn’t attached to it. If a bribe isn’t requires, a hero can add a bribe to get a bonus on his or her skill check. This can backfire, as some characters will be insulted by a bribe offer (their attitude changes one step for the worse) and others will report the hero to the proper authorities.</text:span></text:p>
      <text:p text:style-name="P1"><text:span text:style-name="T6">To bribe a character, make a Wealth check. Typical DCs are shown on below, but the GM may modify the DC as he or she sees fit. If the hero succeeds in the check, he or she gains a +2 bonus on the Diplomacy check. For every point by which the hero beats the DC, increase the bonus by +1 (to a total maximum bonus of +10).</text:span></text:p>
      <text:p text:style-name="P2"/>
      <table:table table:name="Table20" table:style-name="Table20">
        <table:table-column table:style-name="Table20.A"/>
        <table:table-column table:style-name="Table20.B"/>
        <table:table-row table:style-name="Table20.1">
          <table:table-cell table:style-name="Table20.A1" office:value-type="string">
            <text:h text:style-name="P16" text:outline-level="3"><text:span text:style-name="T3">Bribe Target</text:span></text:h>
          </table:table-cell>
          <table:table-cell table:style-name="Table20.A1" office:value-type="string">
            <text:h text:style-name="P20" text:outline-level="3"><text:span text:style-name="T3">Purchase DC</text:span></text:h>
          </table:table-cell>
        </table:table-row>
        <table:table-row table:style-name="Table20.1">
          <table:table-cell table:style-name="Table20.A2" office:value-type="string">
            <text:p text:style-name="P10"><text:span text:style-name="T8">Bouncer</text:span></text:p>
          </table:table-cell>
          <table:table-cell table:style-name="Table20.A2" office:value-type="string">
            <text:p text:style-name="P12"><text:span text:style-name="T8">6</text:span></text:p>
          </table:table-cell>
        </table:table-row>
        <table:table-row table:style-name="Table20.1">
          <table:table-cell table:style-name="Table20.A2" office:value-type="string">
            <text:p text:style-name="P1"><text:span text:style-name="T8">Bureaucrat</text:span></text:p>
          </table:table-cell>
          <table:table-cell table:style-name="Table20.A2" office:value-type="string">
            <text:p text:style-name="P11"><text:span text:style-name="T8">10</text:span></text:p>
          </table:table-cell>
        </table:table-row>
        <table:table-row table:style-name="Table20.1">
          <table:table-cell table:style-name="Table20.A2" office:value-type="string">
            <text:p text:style-name="P1"><text:span text:style-name="T8">Informant</text:span></text:p>
          </table:table-cell>
          <table:table-cell table:style-name="Table20.A2" office:value-type="string">
            <text:p text:style-name="P11"><text:span text:style-name="T8">7</text:span></text:p>
          </table:table-cell>
        </table:table-row>
        <table:table-row table:style-name="Table20.1">
          <table:table-cell table:style-name="Table20.A5" office:value-type="string">
            <text:p text:style-name="P10"><text:span text:style-name="T8">Police officer</text:span></text:p>
          </table:table-cell>
          <table:table-cell table:style-name="Table20.A5" office:value-type="string">
            <text:p text:style-name="P12"><text:span text:style-name="T8">10</text:span></text:p>
          </table:table-cell>
        </table:table-row>
      </table:table>
      <text:p text:style-name="P2"/>
      <text:p text:style-name="P1"><text:span text:style-name="T5">Disable Device (Int) </text:span><text:span text:style-name="Core_20_Body_20_Italic"><text:span text:style-name="T6">Trained Only</text:span></text:span></text:p>
      <text:p text:style-name="P1"><text:span text:style-name="T7">Check:</text:span><text:span text:style-name="T6"> The GM makes the Disable Device check so that the character doesn’t necessarily know whether he or she has succeeded.</text:span></text:p>
      <text:p text:style-name="P1"><text:span text:style-name="Core_20_Body_20_Italic"><text:span text:style-name="T7">Open Lock:</text:span></text:span><text:span text:style-name="T6"> A character can pick conventional locks, finesse combination locks, and bypass electronic locks. The character must have a lockpick set (for a mechanical lock) or an electrical tool kit (for an electronic lock). The DC depends on the quality of the lock.</text:span></text:p>
      <table:table table:name="Table21" table:style-name="Table21">
        <table:table-column table:style-name="Table21.A"/>
        <table:table-column table:style-name="Table21.B"/>
        <table:table-row table:style-name="Table21.1">
          <table:table-cell table:style-name="Table21.A1" office:value-type="string">
            <text:h text:style-name="P16" text:outline-level="3"><text:span text:style-name="T3">Lock Type (Example)</text:span></text:h>
          </table:table-cell>
          <table:table-cell table:style-name="Table21.A1" office:value-type="string">
            <text:h text:style-name="P20" text:outline-level="3"><text:span text:style-name="T3">DC</text:span></text:h>
          </table:table-cell>
        </table:table-row>
        <table:table-row table:style-name="Table21.1">
          <table:table-cell table:style-name="Table21.A2" office:value-type="string">
            <text:p text:style-name="P10"><text:span text:style-name="T8">Cheap (briefcase lock)</text:span></text:p>
          </table:table-cell>
          <table:table-cell table:style-name="Table21.A2" office:value-type="string">
            <text:p text:style-name="P12"><text:span text:style-name="T8">20</text:span></text:p>
          </table:table-cell>
        </table:table-row>
        <table:table-row table:style-name="Table21.1">
          <table:table-cell table:style-name="Table21.A2" office:value-type="string">
            <text:p text:style-name="P1"><text:span text:style-name="T8">Average (home deadbolt)</text:span></text:p>
          </table:table-cell>
          <table:table-cell table:style-name="Table21.A2" office:value-type="string">
            <text:p text:style-name="P11"><text:span text:style-name="T8">25</text:span></text:p>
          </table:table-cell>
        </table:table-row>
        <table:table-row table:style-name="Table21.1">
          <table:table-cell table:style-name="Table21.A2" office:value-type="string">
            <text:p text:style-name="P1"><text:span text:style-name="T8">High quality (business deadbolt)</text:span></text:p>
          </table:table-cell>
          <table:table-cell table:style-name="Table21.A2" office:value-type="string">
            <text:p text:style-name="P11"><text:span text:style-name="T8">30</text:span></text:p>
          </table:table-cell>
        </table:table-row>
        <table:table-row table:style-name="Table21.1">
          <table:table-cell table:style-name="Table21.A2" office:value-type="string">
            <text:p text:style-name="P1"><text:span text:style-name="T8">High security (branch bank vault)</text:span></text:p>
          </table:table-cell>
          <table:table-cell table:style-name="Table21.A2" office:value-type="string">
            <text:p text:style-name="P11"><text:span text:style-name="T8">40</text:span></text:p>
          </table:table-cell>
        </table:table-row>
        <table:table-row table:style-name="Table21.1">
          <table:table-cell table:style-name="Table21.A6" office:value-type="string">
            <text:p text:style-name="P10"><text:span text:style-name="T8">Ultra-high security (bank headquarters vault)</text:span></text:p>
          </table:table-cell>
          <table:table-cell table:style-name="Table21.A6" office:value-type="string">
            <text:p text:style-name="P12"><text:span text:style-name="T8">50</text:span></text:p>
          </table:table-cell>
        </table:table-row>
      </table:table>
      <text:p text:style-name="P2"><text:span text:style-name="Core_20_Body_20_Italic"/></text:p>
      <text:p text:style-name="P1"><text:span text:style-name="Core_20_Body_20_Italic"><text:span text:style-name="T7">Disable Security Device:</text:span></text:span><text:span text:style-name="T7"> </text:span><text:span text:style-name="T6">A character can disable a security device, such as an electric fence, motion sensor, or security camera. The character must be able to reach the actual device. If the device is monitored, the fact that the character attempted to disable it will probably be noticed.</text:span></text:p>
      <text:p text:style-name="P1"><text:span text:style-name="T6">When disabling a monitored device, the character can prevent his or her tampering from being noticed. Doing so requires 10 minutes and an electrical tool kit, and increases the DC of the check by +10.</text:span></text:p>
      <table:table table:name="Table22" table:style-name="Table22">
        <table:table-column table:style-name="Table22.A"/>
        <table:table-column table:style-name="Table22.B"/>
        <text:soft-page-break/>
        <table:table-row table:style-name="Table22.1">
          <table:table-cell table:style-name="Table22.A1" office:value-type="string">
            <text:h text:style-name="P16" text:outline-level="3"><text:span text:style-name="T3">Device Type (Example)</text:span></text:h>
          </table:table-cell>
          <table:table-cell table:style-name="Table22.A1" office:value-type="string">
            <text:h text:style-name="P20" text:outline-level="3"><text:span text:style-name="T3">DC</text:span></text:h>
          </table:table-cell>
        </table:table-row>
        <table:table-row table:style-name="Table22.1">
          <table:table-cell table:style-name="Table22.A2" office:value-type="string">
            <text:p text:style-name="P10"><text:span text:style-name="T8">Cheap (home door alarm)</text:span></text:p>
          </table:table-cell>
          <table:table-cell table:style-name="Table22.A2" office:value-type="string">
            <text:p text:style-name="P12"><text:span text:style-name="T8">20</text:span></text:p>
          </table:table-cell>
        </table:table-row>
        <table:table-row table:style-name="Table22.1">
          <table:table-cell table:style-name="Table22.A2" office:value-type="string">
            <text:p text:style-name="P1"><text:span text:style-name="T8">Average (store security camera)</text:span></text:p>
          </table:table-cell>
          <table:table-cell table:style-name="Table22.A2" office:value-type="string">
            <text:p text:style-name="P11"><text:span text:style-name="T8">25</text:span></text:p>
          </table:table-cell>
        </table:table-row>
        <table:table-row table:style-name="Table22.1">
          <table:table-cell table:style-name="Table22.A2" office:value-type="string">
            <text:p text:style-name="P1"><text:span text:style-name="T8">High quality (art museum motion detector)</text:span></text:p>
          </table:table-cell>
          <table:table-cell table:style-name="Table22.A2" office:value-type="string">
            <text:p text:style-name="P11"><text:span text:style-name="T8">30</text:span></text:p>
          </table:table-cell>
        </table:table-row>
        <table:table-row table:style-name="Table22.1">
          <table:table-cell table:style-name="Table22.A2" office:value-type="string">
            <text:p text:style-name="P1"><text:span text:style-name="T8">High security (bank vault alarm)</text:span></text:p>
          </table:table-cell>
          <table:table-cell table:style-name="Table22.A2" office:value-type="string">
            <text:p text:style-name="P11"><text:span text:style-name="T8">35</text:span></text:p>
          </table:table-cell>
        </table:table-row>
        <table:table-row table:style-name="Table22.1">
          <table:table-cell table:style-name="Table22.A6" office:value-type="string">
            <text:p text:style-name="P10"><text:span text:style-name="T8">Ultrahigh security (motion detector at Area 51)</text:span></text:p>
          </table:table-cell>
          <table:table-cell table:style-name="Table22.A6" office:value-type="string">
            <text:p text:style-name="P12"><text:span text:style-name="T8">40</text:span></text:p>
          </table:table-cell>
        </table:table-row>
      </table:table>
      <text:p text:style-name="P2"/>
      <text:p text:style-name="P1"><text:span text:style-name="Core_20_Body_20_Italic"><text:span text:style-name="T7">Traps and</text:span></text:span><text:span text:style-name="T7"> </text:span><text:span text:style-name="Core_20_Body_20_Italic"><text:span text:style-name="T7">Sabotage:</text:span></text:span><text:span text:style-name="T6"> Disabling (or rigging or jamming) a simple mechanical device has a DC of 10. More intricate and complex devices have higher DCs. The GM rolls the check. If the check succeeds, the character disables the device. If the check fails by 4 or less, the character has failed but can try again. If the character fails by 5 or more, something goes wrong. If it’s a trap, the character springs it. If it’s some sort of sabotage, the character thinks the device is disabled, but it still works normally.</text:span></text:p>
      <text:p text:style-name="P1"><text:span text:style-name="T6">A character can rig simple devices to work normally for a while and then fail some time later (usually after 1d4 rounds or minutes of use).</text:span></text:p>
      <text:p text:style-name="P1"><text:span text:style-name="T7">Try Again?:</text:span><text:span text:style-name="T6"> Yes, though the character must be aware that he or she has failed in order to try again.</text:span></text:p>
      <text:p text:style-name="P1"><text:span text:style-name="T7">Special:</text:span><text:span text:style-name="T6"> A character can take 10 when making a Disable Device check. A character can take 20 to open a lock or to disable a security device, unless the character is trying to prevent his or her tampering from being noticed.</text:span></text:p>
      <text:p text:style-name="P1"><text:span text:style-name="T6">Possessing the proper tools gives a character the best chance of succeeding on a Disable Device check. Opening a lock requires a lockpick set (for a mechanical lock) or an electrical tool kit (for an electronic lock). Opening a locked car calls for a car opening kit. Disabling a security device requires either a mechanical tool kit or an electronic toll kit, depending on the nature of the device. If the character does not have the appropriate tools, he or she takes a –4 penalty on your check.</text:span></text:p>
      <text:p text:style-name="P1"><text:span text:style-name="T6">A lock release gun can open a mechanical lock of cheap or average quality without a Disable Device check.</text:span></text:p>
      <text:p text:style-name="P1"><text:span text:style-name="T6">A character with the Cautious feat and at least 1 rank in this skill gets a +2 bonus on all Disable Device checks.</text:span></text:p>
      <text:p text:style-name="P1"><text:span text:style-name="T7">Time:</text:span><text:span text:style-name="T6"> Disabling a simple mechanical device is a full-round action. Intricate or complex devices require 2d4 rounds.</text:span></text:p>
      <text:p text:style-name="P2"/>
      <text:p text:style-name="P1"><text:span text:style-name="T5">Disguise (Cha)</text:span></text:p>
      <text:p text:style-name="P1"><text:span text:style-name="T7">Check:</text:span><text:span text:style-name="T6"> A character’s Disguise check result determines how good the disguise is. It is opposed by others’ Spot check results. Make one Disguise check even if several people make Spot checks. The GM makes the character’s Disguise check secretly so that the character is not sure how well his or her disguise holds up to scrutiny.</text:span></text:p>
      <text:p text:style-name="P1"><text:span text:style-name="T6">If the character doesn’t draw any attention to him or herself, however, others don’t get to make Spot checks. If the character comes to the attention of people who are suspicious, the suspicious person gets to make a Spot check. (The GM can assume that such observers take 10 on their Spot checks.)</text:span></text:p>
      <text:p text:style-name="P1"><text:span text:style-name="T6">The effectiveness of the character’s disguise depends in part on how much the character is attempting to change his or her appearance.</text:span></text:p>
      <table:table table:name="Table23" table:style-name="Table23">
        <table:table-column table:style-name="Table23.A"/>
        <table:table-column table:style-name="Table23.B"/>
        <table:table-row table:style-name="Table23.1">
          <table:table-cell table:style-name="Table23.A1" office:value-type="string">
            <text:h text:style-name="P16" text:outline-level="3"><text:span text:style-name="T3">Disguise</text:span></text:h>
          </table:table-cell>
          <table:table-cell table:style-name="Table23.A1" office:value-type="string">
            <text:h text:style-name="P20" text:outline-level="3"><text:span text:style-name="T3">Modifier</text:span></text:h>
          </table:table-cell>
        </table:table-row>
        <table:table-row table:style-name="Table23.1">
          <table:table-cell table:style-name="Table23.A2" office:value-type="string">
            <text:p text:style-name="P10"><text:span text:style-name="T8">Minor details only</text:span></text:p>
          </table:table-cell>
          <table:table-cell table:style-name="Table23.A2" office:value-type="string">
            <text:p text:style-name="P12"><text:span text:style-name="T8">+5</text:span></text:p>
          </table:table-cell>
        </table:table-row>
        <table:table-row table:style-name="Table23.1">
          <table:table-cell table:style-name="Table23.A2" office:value-type="string">
            <text:p text:style-name="P1"><text:span text:style-name="T8">Appropriate uniform or costume</text:span></text:p>
          </table:table-cell>
          <table:table-cell table:style-name="Table23.A2" office:value-type="string">
            <text:p text:style-name="P11"><text:span text:style-name="T8">+2</text:span></text:p>
          </table:table-cell>
        </table:table-row>
        <table:table-row table:style-name="Table23.1">
          <table:table-cell table:style-name="Table23.A2" office:value-type="string">
            <text:p text:style-name="P28"><text:span text:style-name="T3">Disguised as different sex</text:span></text:p>
          </table:table-cell>
          <table:table-cell table:style-name="Table23.A2" office:value-type="string">
            <text:p text:style-name="P11"><text:span text:style-name="T3">–2</text:span></text:p>
          </table:table-cell>
        </table:table-row>
        <table:table-row table:style-name="Table23.1">
          <table:table-cell table:style-name="Table23.A2" office:value-type="string">
            <text:p text:style-name="P1"><text:span text:style-name="T8">Disguised as different age category</text:span></text:p>
          </table:table-cell>
          <table:table-cell table:style-name="Table23.A2" office:value-type="string">
            <text:p text:style-name="P11"><text:span text:style-name="T8">–2 </text:span><text:span text:style-name="superscript_20__23__20_in_20_tables"><text:span text:style-name="T13">1</text:span></text:span></text:p>
          </table:table-cell>
        </table:table-row>
        <table:table-row table:style-name="Table23.6">
          <table:table-cell table:style-name="Table23.A6" table:number-columns-spanned="2" office:value-type="string">
            <text:p text:style-name="P9"><text:span text:style-name="New_20_Style_20_Sheet"><text:span text:style-name="T6">1 Per step of difference between the character’s age category and the disguised age category (child, young adult, adult, middle age, old, or venerable).</text:span></text:span></text:p>
          </table:table-cell>
          <table:covered-table-cell/>
        </table:table-row>
      </table:table>
      <text:p text:style-name="P2"><text:span text:style-name="New_20_Style_20_Sheet"/></text:p>
      <text:p text:style-name="P1"><text:span text:style-name="T6">If the character is impersonating a particular individual, those who know what that person looks like automatically get to make Spot checks. Furthermore, they get a bonus on their Spot checks.</text:span></text:p>
      <table:table table:name="Table24" table:style-name="Table24">
        <table:table-column table:style-name="Table24.A"/>
        <table:table-column table:style-name="Table24.B"/>
        <text:soft-page-break/>
        <table:table-row table:style-name="Table24.1">
          <table:table-cell table:style-name="Table24.A1" office:value-type="string">
            <text:h text:style-name="P16" text:outline-level="3"><text:span text:style-name="T3">Familiarity</text:span></text:h>
          </table:table-cell>
          <table:table-cell table:style-name="Table24.A1" office:value-type="string">
            <text:h text:style-name="P20" text:outline-level="3"><text:span text:style-name="T3">Bonus</text:span></text:h>
          </table:table-cell>
        </table:table-row>
        <table:table-row table:style-name="Table24.1">
          <table:table-cell table:style-name="Table24.A2" office:value-type="string">
            <text:p text:style-name="P10"><text:span text:style-name="T8">Recognizes on sight</text:span></text:p>
          </table:table-cell>
          <table:table-cell table:style-name="Table24.A2" office:value-type="string">
            <text:p text:style-name="P12"><text:span text:style-name="T8">+4</text:span></text:p>
          </table:table-cell>
        </table:table-row>
        <table:table-row table:style-name="Table24.1">
          <table:table-cell table:style-name="Table24.A2" office:value-type="string">
            <text:p text:style-name="P1"><text:span text:style-name="T8">Friend or associate</text:span></text:p>
          </table:table-cell>
          <table:table-cell table:style-name="Table24.A2" office:value-type="string">
            <text:p text:style-name="P11"><text:span text:style-name="T8">+6</text:span></text:p>
          </table:table-cell>
        </table:table-row>
        <table:table-row table:style-name="Table24.1">
          <table:table-cell table:style-name="Table24.A2" office:value-type="string">
            <text:p text:style-name="P1"><text:span text:style-name="T8">Close friend</text:span></text:p>
          </table:table-cell>
          <table:table-cell table:style-name="Table24.A2" office:value-type="string">
            <text:p text:style-name="P11"><text:span text:style-name="T8">+8</text:span></text:p>
          </table:table-cell>
        </table:table-row>
        <table:table-row table:style-name="Table24.1">
          <table:table-cell table:style-name="Table24.A5" office:value-type="string">
            <text:p text:style-name="P10"><text:span text:style-name="T8">Intimate</text:span></text:p>
          </table:table-cell>
          <table:table-cell table:style-name="Table24.A5" office:value-type="string">
            <text:p text:style-name="P12"><text:span text:style-name="T8">+10</text:span></text:p>
          </table:table-cell>
        </table:table-row>
      </table:table>
      <text:p text:style-name="P2"/>
      <text:p text:style-name="P1"><text:span text:style-name="T6">Usually, an individual makes a Spot check to detect a disguise immediately upon meeting the character and each hour thereafter. If the character casually meets many different people, each for a short time, the GM checks once per day or hour, using an average Spot modifier for the group (assuming they take 10). </text:span></text:p>
      <text:p text:style-name="P1"><text:span text:style-name="T7">Try Again?:</text:span><text:span text:style-name="T6"> No, though the character can assume the same disguise again at a later time. If others saw through the previous disguise, they are automatically treated as suspicious if the character assumes the same disguise again.</text:span></text:p>
      <text:p text:style-name="P1"><text:span text:style-name="T7">Special:</text:span><text:span text:style-name="T6"> A character can take 10 or take 20 when establishing a disguise.</text:span></text:p>
      <text:p text:style-name="P1"><text:span text:style-name="T6">A character without a disguise kit takes a –4 penalty on Disguise checks.</text:span></text:p>
      <text:p text:style-name="P1"><text:span text:style-name="T6">A character with the Deceptive feat gets a +2 bonus on all Disguise checks.</text:span></text:p>
      <text:p text:style-name="P1"><text:span text:style-name="T6">A character can help someone else create a disguise for him or her, treating it as an aid another attempt.</text:span></text:p>
      <text:p text:style-name="P1"><text:span text:style-name="T7">Time:</text:span><text:span text:style-name="T6"> A Disguise check requires 1d4 x10 minutes of preparation. The GM makes Spot checks for those who encounter the character immediately upon meeting the character and again each hour or day thereafter, depending on circumstances.</text:span></text:p>
      <text:p text:style-name="P2"/>
      <text:p text:style-name="P1"><text:span text:style-name="T5">Drive (Dex)</text:span></text:p>
      <text:p text:style-name="P1"><text:span text:style-name="T7">Check:</text:span><text:span text:style-name="T6"> Routine tasks, such as ordinary driving, don’t require a skill check. Make a check only when some unusual circumstance exists (such as inclement weather or an icy surface), or when the character is driving during a dramatic situation (the character is being chased or attacked, for example, or is trying to reach a destination in a limited amount of time). When driving, the character can attempt simple maneuvers or stunts. See Driving a Vehicle for more details.</text:span></text:p>
      <text:p text:style-name="P1"><text:span text:style-name="T7">Try Again?:</text:span><text:span text:style-name="T6"> Most driving checks have consequences for failure that make trying again impossible.</text:span></text:p>
      <text:p text:style-name="P1"><text:span text:style-name="T7">Special:</text:span><text:span text:style-name="T6"> A character can take 10 when driving, but can’t take 20.</text:span></text:p>
      <text:p text:style-name="P1"><text:span text:style-name="T6">A character with the Vehicle Expert feat gets a +2 bonus on all Drive checks.</text:span></text:p>
      <text:p text:style-name="P1"><text:span text:style-name="T6">There is no penalty for operating a general-purpose motor vehicle. Other types of motor vehicles (heavy wheeled, powerboat, sailboat, ship, and tracked) require the corresponding Surface Vehicle Operation feat, or the character takes a –4 penalty on Drive checks.</text:span></text:p>
      <text:p text:style-name="P1"><text:span text:style-name="T7">Time:</text:span><text:span text:style-name="T6"> A Drive check is a move action.</text:span></text:p>
      <text:p text:style-name="P2"/>
      <text:p text:style-name="P1"><text:span text:style-name="T5">Escape Artist (Dex) </text:span><text:span text:style-name="Core_20_Body_20_Italic"><text:span text:style-name="T11">Armor Penalty</text:span></text:span></text:p>
      <text:p text:style-name="P1"><text:span text:style-name="T7">Check:</text:span><text:span text:style-name="T6"> Make a check to escape from restraints or to squeeze through a tight space.</text:span></text:p>
      <table:table table:name="Table25" table:style-name="Table25">
        <table:table-column table:style-name="Table25.A"/>
        <table:table-column table:style-name="Table25.B"/>
        <text:soft-page-break/>
        <table:table-row table:style-name="Table25.1">
          <table:table-cell table:style-name="Table25.A1" office:value-type="string">
            <text:h text:style-name="P16" text:outline-level="3"><text:span text:style-name="T3">Restraint</text:span></text:h>
          </table:table-cell>
          <table:table-cell table:style-name="Table25.A1" office:value-type="string">
            <text:h text:style-name="P20" text:outline-level="3"><text:span text:style-name="T3">DC</text:span></text:h>
          </table:table-cell>
        </table:table-row>
        <table:table-row table:style-name="Table25.1">
          <table:table-cell table:style-name="Table25.A1" office:value-type="string">
            <text:p text:style-name="P10"><text:span text:style-name="T8">Ropes</text:span></text:p>
          </table:table-cell>
          <table:table-cell table:style-name="Table25.A1" office:value-type="string">
            <text:p text:style-name="P12"><text:span text:style-name="T8">Opponent’s Dex check +20</text:span></text:p>
          </table:table-cell>
        </table:table-row>
        <table:table-row table:style-name="Table25.1">
          <table:table-cell table:style-name="Table25.A1" office:value-type="string">
            <text:p text:style-name="P1"><text:span text:style-name="T8">Net</text:span></text:p>
          </table:table-cell>
          <table:table-cell table:style-name="Table25.A1" office:value-type="string">
            <text:p text:style-name="P11"><text:span text:style-name="T8">20</text:span></text:p>
          </table:table-cell>
        </table:table-row>
        <table:table-row table:style-name="Table25.1">
          <table:table-cell table:style-name="Table25.A1" office:value-type="string">
            <text:p text:style-name="P1"><text:span text:style-name="T8">Handcuffs</text:span></text:p>
          </table:table-cell>
          <table:table-cell table:style-name="Table25.A1" office:value-type="string">
            <text:p text:style-name="P11"><text:span text:style-name="T8">35</text:span></text:p>
          </table:table-cell>
        </table:table-row>
        <table:table-row table:style-name="Table25.1">
          <table:table-cell table:style-name="Table25.A1" office:value-type="string">
            <text:p text:style-name="P1"><text:span text:style-name="T8">Tight space</text:span></text:p>
          </table:table-cell>
          <table:table-cell table:style-name="Table25.A1" office:value-type="string">
            <text:p text:style-name="P11"><text:span text:style-name="T8">30</text:span></text:p>
          </table:table-cell>
        </table:table-row>
        <table:table-row table:style-name="Table25.1">
          <table:table-cell table:style-name="Table25.A1" office:value-type="string">
            <text:p text:style-name="P10"><text:span text:style-name="T8">Grappler</text:span></text:p>
          </table:table-cell>
          <table:table-cell table:style-name="Table25.A1" office:value-type="string">
            <text:p text:style-name="P12"><text:span text:style-name="T8">Opponent’s grapple check</text:span></text:p>
          </table:table-cell>
        </table:table-row>
      </table:table>
      <text:p text:style-name="P1"><text:span text:style-name="T6">For ropes, a character’s Escape Artist check is opposed by the Dexterity check result of the opponent who tied the bonds. Since it’s easier to tie someone up than to escape from being tied up, the opponent gets a +20 bonus on his or her Dexterity check.</text:span></text:p>
      <text:p text:style-name="P1"><text:span text:style-name="T6">For a tight space, a check is only called for if the character’s head fits but his or her shoulders don’t. If the space is long, such as in an airshaft, the GM may call for multiple checks. A character can’t fit through a space that his or her head doesn’t fit through.</text:span></text:p>
      <text:p text:style-name="P1"><text:span text:style-name="T6">A character can make an Escape Artist check opposed by his or her opponent’s grapple check to get out of a grapple or out of a pinned condition (so that the character is just being grappled). Doing so is an attack action, so if the character escapes the grapple he or she can move in the same round.</text:span></text:p>
      <text:p text:style-name="P1"><text:span text:style-name="T7">Try Again?:</text:span><text:span text:style-name="T6"> A character can make another check after a failed check if the character is squeezing through a tight space, making multiple checks. If the situation permits, the character can make additional checks as long as he or she is not being actively opposed.</text:span></text:p>
      <text:p text:style-name="P1"><text:span text:style-name="T7">Special:</text:span><text:span text:style-name="T6"> A character can take 10 on an Escape Artist check. A character can take 20 if he or she is not being actively opposed (a character can take 20 if he or she is tied up, even though it’s an opposed check, because the opponent isn’t actively opposing the character).</text:span></text:p>
      <text:p text:style-name="P1"><text:span text:style-name="T6">A character with the Nimble feat gets a +2 bonus on all Escape Artist checks.</text:span></text:p>
      <text:p text:style-name="P1"><text:span text:style-name="T7">Time:</text:span><text:span text:style-name="T6"> Making a check to escape from being bound by ropes, handcuffs, or other restraints (except a grappler) requires 1 minute. Escaping a net is a full-round action. Squeezing through a tight space takes at least 1 minute, maybe longer, depending on the distance that must be crossed.</text:span></text:p>
      <text:p text:style-name="P2"/>
      <text:p text:style-name="P1"><text:span text:style-name="T5">Forgery (Int)</text:span></text:p>
      <text:p text:style-name="P1"><text:span text:style-name="T7">Check:</text:span><text:span text:style-name="T6"> Forgery requires ma­terials appropriate to the document being forged, and some time. To forge a document the character needs to have seen a similar document before. <text:s/>The complexity of the document, the character’s degree of familiarity with it, and whether the character needs to reproduce the signature or handwriting of a specific individual, provide modifiers to the Forgery check, as shown below.</text:span></text:p>
      <table:table table:name="Table26" table:style-name="Table26">
        <table:table-column table:style-name="Table26.A"/>
        <table:table-column table:style-name="Table26.B"/>
        <table:table-column table:style-name="Table26.C"/>
        <text:soft-page-break/>
        <table:table-row table:style-name="Table26.1">
          <table:table-cell table:style-name="Table26.A1" office:value-type="string">
            <text:h text:style-name="P16" text:outline-level="3"><text:span text:style-name="T3">Factor</text:span></text:h>
          </table:table-cell>
          <table:table-cell table:style-name="Table26.A1" office:value-type="string">
            <text:h text:style-name="P20" text:outline-level="3"><text:span text:style-name="T3">Check Modifier</text:span></text:h>
          </table:table-cell>
          <table:table-cell table:style-name="Table26.A1" office:value-type="string">
            <text:h text:style-name="P16" text:outline-level="3"><text:span text:style-name="T3">Time</text:span></text:h>
          </table:table-cell>
        </table:table-row>
        <table:table-row table:style-name="Table26.1">
          <table:table-cell table:style-name="Table26.A2" office:value-type="string">
            <text:h text:style-name="P19" text:outline-level="3"><text:span text:style-name="Table_20_Body_20_Italic"><text:span text:style-name="T6">Document Type</text:span></text:span></text:h>
          </table:table-cell>
          <table:table-cell table:style-name="Table26.A2" office:value-type="string">
            <text:h text:style-name="P23" text:outline-level="3"><text:span text:style-name="Table_20_Body_20_Italic"/></text:h>
          </table:table-cell>
          <table:table-cell table:style-name="Table26.A2" office:value-type="string">
            <text:h text:style-name="P22" text:outline-level="3"><text:span text:style-name="Table_20_Body_20_Italic"/></text:h>
          </table:table-cell>
        </table:table-row>
        <table:table-row table:style-name="Table26.1">
          <table:table-cell table:style-name="Table26.A2" office:value-type="string">
            <text:p text:style-name="P1"><text:span text:style-name="T8">Simple (typed letter, business card)</text:span></text:p>
          </table:table-cell>
          <table:table-cell table:style-name="Table26.A2" office:value-type="string">
            <text:p text:style-name="P11"><text:span text:style-name="T8">+0</text:span></text:p>
          </table:table-cell>
          <table:table-cell table:style-name="Table26.A2" office:value-type="string">
            <text:p text:style-name="P1"><text:span text:style-name="T8">10 min.</text:span></text:p>
          </table:table-cell>
        </table:table-row>
        <table:table-row table:style-name="Table26.1">
          <table:table-cell table:style-name="Table26.A2" office:value-type="string">
            <text:p text:style-name="P1"><text:span text:style-name="T8">Moderate (letterhead, business form)</text:span></text:p>
          </table:table-cell>
          <table:table-cell table:style-name="Table26.A2" office:value-type="string">
            <text:p text:style-name="P11"><text:span text:style-name="T8">–2</text:span></text:p>
          </table:table-cell>
          <table:table-cell table:style-name="Table26.A2" office:value-type="string">
            <text:p text:style-name="P1"><text:span text:style-name="T8">20 min.</text:span></text:p>
          </table:table-cell>
        </table:table-row>
        <table:table-row table:style-name="Table26.1">
          <table:table-cell table:style-name="Table26.A2" office:value-type="string">
            <text:p text:style-name="P1"><text:span text:style-name="T8">Complex (stock certificate, driver’s license)</text:span></text:p>
          </table:table-cell>
          <table:table-cell table:style-name="Table26.A2" office:value-type="string">
            <text:p text:style-name="P11"><text:span text:style-name="T8">–4</text:span></text:p>
          </table:table-cell>
          <table:table-cell table:style-name="Table26.A2" office:value-type="string">
            <text:p text:style-name="P1"><text:span text:style-name="T8">1 hr.</text:span></text:p>
          </table:table-cell>
        </table:table-row>
        <table:table-row table:style-name="Table26.1">
          <table:table-cell table:style-name="Table26.A2" office:value-type="string">
            <text:p text:style-name="P1"><text:span text:style-name="T8">Difficult (passport)</text:span></text:p>
          </table:table-cell>
          <table:table-cell table:style-name="Table26.A2" office:value-type="string">
            <text:p text:style-name="P11"><text:span text:style-name="T8">–8</text:span></text:p>
          </table:table-cell>
          <table:table-cell table:style-name="Table26.A2" office:value-type="string">
            <text:p text:style-name="P1"><text:span text:style-name="T8">4 hr.</text:span></text:p>
          </table:table-cell>
        </table:table-row>
        <table:table-row table:style-name="Table26.1">
          <table:table-cell table:style-name="Table26.A2" office:value-type="string">
            <text:p text:style-name="P1"><text:span text:style-name="T8">Extreme (military/law enforcement ID)</text:span></text:p>
          </table:table-cell>
          <table:table-cell table:style-name="Table26.A2" office:value-type="string">
            <text:p text:style-name="P11"><text:span text:style-name="T8">–16</text:span></text:p>
          </table:table-cell>
          <table:table-cell table:style-name="Table26.A2" office:value-type="string">
            <text:p text:style-name="P1"><text:span text:style-name="T8">24 hr.</text:span></text:p>
          </table:table-cell>
        </table:table-row>
        <table:table-row table:style-name="Table26.1">
          <table:table-cell table:style-name="Table26.A2" office:value-type="string">
            <text:p text:style-name="P3"><text:span text:style-name="Table_20_Body_20_Italic"/></text:p>
          </table:table-cell>
          <table:table-cell table:style-name="Table26.A2" table:number-columns-spanned="2" office:value-type="string">
            <text:p text:style-name="P5"><text:span text:style-name="Table_20_Body_20_Italic"/></text:p>
          </table:table-cell>
          <table:covered-table-cell/>
        </table:table-row>
        <table:table-row table:style-name="Table26.1">
          <table:table-cell table:style-name="Table26.A2" office:value-type="string">
            <text:h text:style-name="P24" text:outline-level="3"><text:span text:style-name="Table_20_Body_20_Italic"><text:span text:style-name="T6">Familiarity</text:span></text:span></text:h>
          </table:table-cell>
          <table:table-cell table:style-name="Table26.A2" table:number-columns-spanned="2" office:value-type="string">
            <text:h text:style-name="P25" text:outline-level="3"><text:span text:style-name="Table_20_Body_20_Italic"/></text:h>
          </table:table-cell>
          <table:covered-table-cell/>
        </table:table-row>
        <table:table-row table:style-name="Table26.1">
          <table:table-cell table:style-name="Table26.A2" office:value-type="string">
            <text:p text:style-name="P1"><text:span text:style-name="T8">Unfamiliar (seen once for less than a minute)</text:span></text:p>
          </table:table-cell>
          <table:table-cell table:style-name="Table26.A2" table:number-columns-spanned="2" office:value-type="string">
            <text:p text:style-name="P11"><text:span text:style-name="T8">–4</text:span></text:p>
          </table:table-cell>
          <table:covered-table-cell/>
        </table:table-row>
        <table:table-row table:style-name="Table26.1">
          <table:table-cell table:style-name="Table26.A2" office:value-type="string">
            <text:p text:style-name="P1"><text:span text:style-name="T8">Fairly familiar (seen for several minutes)</text:span></text:p>
          </table:table-cell>
          <table:table-cell table:style-name="Table26.A2" table:number-columns-spanned="2" office:value-type="string">
            <text:p text:style-name="P11"><text:span text:style-name="T8">+0</text:span></text:p>
          </table:table-cell>
          <table:covered-table-cell/>
        </table:table-row>
        <table:table-row table:style-name="Table26.1">
          <table:table-cell table:style-name="Table26.A2" office:value-type="string">
            <text:p text:style-name="P1"><text:span text:style-name="T8">Quite familiar (on hand, or studied at leisure)</text:span></text:p>
          </table:table-cell>
          <table:table-cell table:style-name="Table26.A2" table:number-columns-spanned="2" office:value-type="string">
            <text:p text:style-name="P11"><text:span text:style-name="T8">+4</text:span></text:p>
          </table:table-cell>
          <table:covered-table-cell/>
        </table:table-row>
        <table:table-row table:style-name="Table26.1">
          <table:table-cell table:style-name="Table26.A2" office:value-type="string">
            <text:p text:style-name="P1"><text:span text:style-name="T8">Forger has produced other documents of same type</text:span></text:p>
          </table:table-cell>
          <table:table-cell table:style-name="Table26.A2" table:number-columns-spanned="2" office:value-type="string">
            <text:p text:style-name="P11"><text:span text:style-name="T8">+4</text:span></text:p>
          </table:table-cell>
          <table:covered-table-cell/>
        </table:table-row>
        <table:table-row table:style-name="Table26.1">
          <table:table-cell table:style-name="Table26.A14" office:value-type="string">
            <text:p text:style-name="P10"><text:span text:style-name="T8">Document includes specific signature</text:span></text:p>
          </table:table-cell>
          <table:table-cell table:style-name="Table26.A14" table:number-columns-spanned="2" office:value-type="string">
            <text:p text:style-name="P12"><text:span text:style-name="T8">–4</text:span></text:p>
          </table:table-cell>
          <table:covered-table-cell/>
        </table:table-row>
      </table:table>
      <text:p text:style-name="P2"/>
      <text:p text:style-name="P1"><text:span text:style-name="T6">Some documents require security or authorization codes, whether authentic ones or additional forgeries. The GM makes the character’s check secretly so the character is not sure how good his or her forgery is.</text:span></text:p>
      <text:p text:style-name="P2"/>
      <text:p text:style-name="P1"><text:span text:style-name="T6">The Forgery skill is also used to detect someone else’s forgery. The result of the original Forgery check that created the document is opposed by a Forgery check by the person who examines the document to check its authenticity. If the examiner’s check result is equal to or higher than the original Forgery check, the document is determined to be fraudulent. The examiner gains bonuses or penalties on his or her check as given in the table below.</text:span></text:p>
      <table:table table:name="Table27" table:style-name="Table27">
        <table:table-column table:style-name="Table27.A"/>
        <table:table-column table:style-name="Table27.B"/>
        <table:table-row table:style-name="Table27.1">
          <table:table-cell table:style-name="Table27.A1" office:value-type="string">
            <text:h text:style-name="P16" text:outline-level="3"><text:span text:style-name="T3">Condition</text:span></text:h>
          </table:table-cell>
          <table:table-cell table:style-name="Table27.B1" office:value-type="string">
            <text:h text:style-name="P20" text:outline-level="3"><text:span text:style-name="T3">Examiner’s Check Modifier</text:span></text:h>
          </table:table-cell>
        </table:table-row>
        <table:table-row table:style-name="Table27.1">
          <table:table-cell table:style-name="Table27.A2" office:value-type="string">
            <text:p text:style-name="P10"><text:span text:style-name="T8">Type of document unknown to examiner</text:span></text:p>
          </table:table-cell>
          <table:table-cell table:style-name="Table27.B2" office:value-type="string">
            <text:p text:style-name="P12"><text:span text:style-name="T8">–4</text:span></text:p>
          </table:table-cell>
        </table:table-row>
        <table:table-row table:style-name="Table27.1">
          <table:table-cell table:style-name="Table27.A2" office:value-type="string">
            <text:p text:style-name="P1"><text:span text:style-name="T8">Type of document somewhat known to examiner</text:span></text:p>
          </table:table-cell>
          <table:table-cell table:style-name="Table27.B2" office:value-type="string">
            <text:p text:style-name="P11"><text:span text:style-name="T8">–2</text:span></text:p>
          </table:table-cell>
        </table:table-row>
        <table:table-row table:style-name="Table27.1">
          <table:table-cell table:style-name="Table27.A2" office:value-type="string">
            <text:p text:style-name="P1"><text:span text:style-name="T8">Type of document well known to examiner</text:span></text:p>
          </table:table-cell>
          <table:table-cell table:style-name="Table27.B2" office:value-type="string">
            <text:p text:style-name="P11"><text:span text:style-name="T8">+0</text:span></text:p>
          </table:table-cell>
        </table:table-row>
        <table:table-row table:style-name="Table27.1">
          <table:table-cell table:style-name="Table27.A2" office:value-type="string">
            <text:p text:style-name="P1"><text:span text:style-name="T8">Document is put through additional tests </text:span><text:span text:style-name="superscript_20__23__20_in_20_tables"><text:span text:style-name="T13">1</text:span></text:span></text:p>
          </table:table-cell>
          <table:table-cell table:style-name="Table27.B2" office:value-type="string">
            <text:p text:style-name="P11"><text:span text:style-name="T8">+4</text:span></text:p>
          </table:table-cell>
        </table:table-row>
        <table:table-row table:style-name="Table27.1">
          <table:table-cell table:style-name="Table27.B2" office:value-type="string">
            <text:p text:style-name="P10"><text:span text:style-name="T8">Examiner only casually reviews the document </text:span><text:span text:style-name="superscript_20__23__20_in_20_tables"><text:span text:style-name="T13">1</text:span></text:span></text:p>
          </table:table-cell>
          <table:table-cell table:style-name="Table27.B2" office:value-type="string">
            <text:p text:style-name="P12"><text:span text:style-name="T8">–2</text:span></text:p>
          </table:table-cell>
        </table:table-row>
        <table:table-row table:style-name="Table27.7">
          <table:table-cell table:style-name="Table27.A7" table:number-columns-spanned="2" office:value-type="string">
            <text:p text:style-name="P9"><text:span text:style-name="superscript_20__23__20_in_20_tables"><text:span text:style-name="T6">1</text:span></text:span><text:span text:style-name="superscript_20__23__20_in_20_tables"><text:span text:style-name="T15"> </text:span></text:span><text:span text:style-name="New_20_Style_20_Sheet"><text:span text:style-name="T6">Cumulative with any of the first three conditions on the table. Apply this modifier along with one of the other three whenever appropriate.</text:span></text:span></text:p>
          </table:table-cell>
          <table:covered-table-cell/>
        </table:table-row>
      </table:table>
      <text:p text:style-name="P2"/>
      <text:p text:style-name="P1"><text:span text:style-name="T6">A document that contradicts procedure, orders, or previous knowledge, or one that requires the examiner to relinquish a possession or a piece of information, can increase the examiner’s suspicion (and thus create favorable circumstances for the examiner’s opposed Forgery check).</text:span></text:p>
      <text:p text:style-name="P1"><text:span text:style-name="T7">Try Again?:</text:span><text:span text:style-name="T6"> No, since the forger isn’t sure of the quality of the original forgery.</text:span></text:p>
      <text:p text:style-name="P1"><text:span text:style-name="T7">Special:</text:span><text:span text:style-name="T6"> To forge documents and detect for­geries, one must be able to read and write the ­language in question. (The skill is language-­dependent.)</text:span></text:p>
      <text:p text:style-name="P1"><text:span text:style-name="T6">A character can take 10 when making a Forgery check, but can’t take 20.</text:span></text:p>
      <text:p text:style-name="P1"><text:span text:style-name="T6">A character with the Meticulous feat gets a +2 bonus on all Forgery checks.</text:span></text:p>
      <text:p text:style-name="P1"><text:span text:style-name="T6">A character without a forgery kit takes a –4 penalty on Forgery checks.</text:span></text:p>
      <text:p text:style-name="P1"><text:span text:style-name="T7">Time:</text:span><text:span text:style-name="T6"> Forging a short, simple document takes about 1 minute. Longer or more complex documents take 1d4 minutes per page or longer.</text:span></text:p>
      <text:p text:style-name="P2"/>
      <text:p text:style-name="P1"><text:span text:style-name="T5">Gamble (Wis)</text:span></text:p>
      <text:p text:style-name="P1"><text:span text:style-name="T7">Check:</text:span><text:span text:style-name="T6"> To join or start a game, a character must first pay a stake. The character sets the purchase DC of the stake if he or she starts the game, or the GM sets it if the character joins a game. Stakes run from penny-ante (purchase DC 4) to astronomical (purchase DC 24). A character cannot take 20 when purchasing a stake.</text:span></text:p>
      <text:p text:style-name="P1"><text:span text:style-name="T6">If the stake is within the character’s means (it is equal to or less than his or her Wealth bonus), the character stands no chance of winning any significant amount. The character might come out ahead, but the amount is not enough to affect his or her Wealth bonus. Since paying the stake didn’t cost any points of Wealth bonus, the character doesn’t lose anything either.</text:span></text:p>
      <text:p text:style-name="P1"><text:soft-page-break/><text:span text:style-name="T6">If the stake is higher than the character’s Wealth bonus (before applying any reductions from purchasing the stake), the character gets a +1 bonus on his or her Gamble check for every point the purchase DC is above the character’s Wealth bonus.</text:span></text:p>
      <text:p text:style-name="P1"><text:span text:style-name="T6">The character’s Gamble check is opposed by the Gamble checks of all other participants in the game. (If playing at a casino, assume the house has a Gamble skill modifier equal to the stake purchase DC. Regardless of the stake purchase DC, the house does not get a bonus on its Gamble check for the purchase DC.) If there are many characters participating, the GM can opt to make a single roll for all of them, using the highest Gamble skill modifier among them and adding a +2 bonus to the check.</text:span></text:p>
      <text:p text:style-name="P1"><text:span text:style-name="T6">If the character beats all other participants, he or she wins and gains an increase to his or her Wealth bonus. The amount of the increase depends on the difference between the character’s check result and the next highest result among the other participants.</text:span></text:p>
      <table:table table:name="Table28" table:style-name="Table28">
        <table:table-column table:style-name="Table28.A"/>
        <table:table-column table:style-name="Table28.B"/>
        <table:table-row table:style-name="Table28.1">
          <table:table-cell table:style-name="Table28.A1" office:value-type="string">
            <text:h text:style-name="P16" text:outline-level="3"><text:span text:style-name="T3">Check Result Difference</text:span></text:h>
          </table:table-cell>
          <table:table-cell table:style-name="Table28.B1" office:value-type="string">
            <text:h text:style-name="P20" text:outline-level="3"><text:span text:style-name="T3">Wealth Bonus Increase</text:span></text:h>
          </table:table-cell>
        </table:table-row>
        <table:table-row table:style-name="Table28.1">
          <table:table-cell table:style-name="Table28.A2" office:value-type="string">
            <text:p text:style-name="P10"><text:span text:style-name="T8">1–9</text:span></text:p>
          </table:table-cell>
          <table:table-cell table:style-name="Table28.A2" office:value-type="string">
            <text:p text:style-name="P12"><text:span text:style-name="T8">+1</text:span></text:p>
          </table:table-cell>
        </table:table-row>
        <table:table-row table:style-name="Table28.1">
          <table:table-cell table:style-name="Table28.A2" office:value-type="string">
            <text:p text:style-name="P1"><text:span text:style-name="T8">10–19</text:span></text:p>
          </table:table-cell>
          <table:table-cell table:style-name="Table28.A2" office:value-type="string">
            <text:p text:style-name="P11"><text:span text:style-name="T8">+2</text:span></text:p>
          </table:table-cell>
        </table:table-row>
        <table:table-row table:style-name="Table28.1">
          <table:table-cell table:style-name="Table28.A2" office:value-type="string">
            <text:p text:style-name="P1"><text:span text:style-name="T8">20–29</text:span></text:p>
          </table:table-cell>
          <table:table-cell table:style-name="Table28.A2" office:value-type="string">
            <text:p text:style-name="P11"><text:span text:style-name="T8">+3</text:span></text:p>
          </table:table-cell>
        </table:table-row>
        <table:table-row table:style-name="Table28.1">
          <table:table-cell table:style-name="Table28.A2" office:value-type="string">
            <text:p text:style-name="P1"><text:span text:style-name="T8">30­–39</text:span></text:p>
          </table:table-cell>
          <table:table-cell table:style-name="Table28.A2" office:value-type="string">
            <text:p text:style-name="P11"><text:span text:style-name="T8">+4</text:span></text:p>
          </table:table-cell>
        </table:table-row>
        <table:table-row table:style-name="Table28.1">
          <table:table-cell table:style-name="Table28.A6" office:value-type="string">
            <text:p text:style-name="P10"><text:span text:style-name="T8">40 or more</text:span></text:p>
          </table:table-cell>
          <table:table-cell table:style-name="Table28.A6" office:value-type="string">
            <text:p text:style-name="P12"><text:span text:style-name="T8">+5</text:span></text:p>
          </table:table-cell>
        </table:table-row>
      </table:table>
      <text:p text:style-name="P2"/>
      <text:p text:style-name="P1"><text:span text:style-name="T7">Try Again?:</text:span><text:span text:style-name="T6"> No, unless the character wants to put up another stake.</text:span></text:p>
      <text:p text:style-name="P1"><text:span text:style-name="T7">Special:</text:span><text:span text:style-name="T6"> A character can’t take 10 or take 20 when making a Gamble check.</text:span></text:p>
      <text:p text:style-name="P1"><text:span text:style-name="T6">A character with the Confident feat gets a +2 bonus on all Gamble checks.</text:span></text:p>
      <text:p text:style-name="P1"><text:span text:style-name="T7">Time:</text:span><text:span text:style-name="T6"> A Gamble check requires 1 ho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Symbol" style:font-family-asian="Symbol" style:font-family-generic-asian="system" style:font-pitch-asian="variable" style:font-size-asian="12pt" style:language-asian="en" style:country-asian="US" style:font-name-complex="Wingdings" style:font-family-complex="Wingding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HTML_20_Preformatted" style:display-name="HTML Preformatted" style:family="paragraph" style:parent-style-name="Standard" style:default-outline-level="">
      <style:paragraph-properties fo:margin-left="0in" fo:margin-right="0in" fo:text-align="start" style:justify-single-word="false" fo:orphans="2" fo:widows="2" fo:text-indent="0in" style:auto-text-indent="fals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Symbol" style:font-family-asian="Symbol" style:font-family-generic-asian="system" style:font-pitch-asian="variable" style:font-size-asian="10.5pt" style:language-asian="en" style:country-asian="US" style:font-name-complex="Wingdings" style:font-family-complex="Wingdings"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Symbol" style:font-family-asian="Symbol" style:font-family-generic-asian="system" style:font-pitch-asian="variable" style:font-size-asian="26pt" style:language-asian="en" style:country-asian="US" style:font-name-complex="Wingdings" style:font-family-complex="Wingdings"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Symbol" style:font-family-asian="Symbol" style:font-family-generic-asian="system" style:font-pitch-asian="variable" style:font-size-asian="18pt" style:language-asian="en" style:country-asian="US" style:font-name-complex="Wingdings" style:font-family-complex="Wingdings" style:font-family-generic-complex="system" style:font-pitch-complex="variable" style:font-size-complex="12pt"/>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Table_20__23__20__26__20_Title" style:display-name="*Table # &amp; Title" style:family="paragraph" style:default-outline-level="">
      <style:paragraph-properties fo:margin-left="0in" fo:margin-right="0in" fo:margin-top="0.1598in" fo:margin-bottom="0in" loext:contextual-spacing="false"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Wingdings" style:font-family-complex="Wingdings" style:font-family-generic-complex="system" style:font-pitch-complex="variable" style:font-size-complex="12pt"/>
    </style:style>
    <style:style style:name="_2a_Small_20_Table_20_column_20_body" style:display-name="*Small Table column body" style:family="paragraph" style:default-outline-level="">
      <style:paragraph-properties fo:margin-left="0in" fo:margin-right="0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Symbol" style:font-family-asian="Symbol" style:font-family-generic-asian="system" style:font-pitch-asian="variable" style:font-size-asian="10.5pt" style:language-asian="en" style:country-asian="US" style:font-name-complex="Wingdings" style:font-family-complex="Wingdings" style:font-family-generic-complex="system" style:font-pitch-complex="variable" style:font-size-complex="12pt"/>
    </style:style>
    <style:style style:name="_2a_table_20_column_20_headers_20_rev" style:display-name="*table column headers rev" style:family="paragraph" style:parent-style-name="_2a_Small_20_Table_20_column_20_body" style:default-outline-level="">
      <style:paragraph-properties fo:margin-left="0in" fo:margin-right="0in" fo:line-height="0.1598in" fo:text-align="start" style:justify-single-word="false" fo:orphans="2" fo:widows="2" fo:text-indent="0in" style:auto-text-indent="false" style:vertical-align="auto">
        <style:tab-stops>
          <style:tab-stop style:position="-19.5547in" style:type="center"/>
          <style:tab-stop style:position="-0.3555in" style:type="center"/>
          <style:tab-stop style:position="0in" style:type="center"/>
          <style:tab-stop style:position="0.2492in" style:type="center"/>
          <style:tab-stop style:position="0.6417in" style:type="center"/>
          <style:tab-stop style:position="0.7173in" style:type="center"/>
          <style:tab-stop style:position="1.0563in" style:type="center"/>
          <style:tab-stop style:position="1.4516in" style:type="center"/>
          <style:tab-stop style:position="1.5035in"/>
          <style:tab-stop style:position="1.6445in" style:type="center"/>
          <style:tab-stop style:position="2.1398in" style:type="center"/>
          <style:tab-stop style:position="2.6244in" style:type="center"/>
          <style:tab-stop style:position="5.3335in"/>
          <style:tab-stop style:position="7.4665in" style:type="center"/>
          <style:tab-stop style:position="11.7335in"/>
          <style:tab-stop style:position="12.848in"/>
          <style:tab-stop style:position="12.8799in"/>
          <style:tab-stop style:position="13.2118in"/>
          <style:tab-stop style:position="14.7555in"/>
          <style:tab-stop style:position="18.8453in"/>
          <style:tab-stop style:position="20.0992in"/>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in" fo:margin-right="0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13.8661in"/>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table_20_col_20_heads_20_alone" style:display-name="*table col heads alone" style:family="paragraph" style:parent-style-name="_2a_Small_20_Table_20_column_20_body" style:default-outline-level="">
      <style:paragraph-properties fo:margin-left="0in" fo:margin-right="0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Notes" style:display-name="*Small Table Notes" style:family="paragraph" style:default-outline-level="">
      <style:paragraph-properties fo:margin-left="0in" fo:margin-right="0in" fo:text-align="start" style:justify-single-word="false" fo:orphans="2" fo:widows="2" fo:text-indent="0in" style:auto-text-indent="false" style:vertical-align="auto" style:writing-mode="lr-tb">
        <style:tab-stops>
          <style:tab-stop style:position="0.1283in"/>
          <style:tab-stop style:position="0.2575in"/>
          <style:tab-stop style:position="1.6665in"/>
          <style:tab-stop style:position="2.9165in" style:type="center"/>
        </style:tab-stops>
      </style:paragraph-properties>
      <style:text-properties style:font-name="Agenda-LightCondensed" fo:font-family="Agenda-LightCondensed" style:font-family-generic="roman" style:font-pitch="variable" fo:font-size="9pt" fo:language="en" fo:country="US" style:font-name-asian="Symbol" style:font-family-asian="Symbol" style:font-family-generic-asian="system" style:font-pitch-asian="variable" style:font-size-asian="9pt" style:language-asian="en" style:country-asian="US" style:font-name-complex="Wingdings" style:font-family-complex="Wingdings"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0.5in" fo:margin-right="0in" fo:text-align="start" style:justify-single-word="false" fo:orphans="2" fo:widows="2" fo:text-indent="-0.5in" style:auto-text-indent="false" style:vertical-align="auto"/>
      <style:text-properties fo:font-size="12pt" fo:language="en" fo:country="US" style:font-size-asian="12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imes New Roman" fo:font-family="'Times New Roman'" style:font-family-generic="roman" style:font-pitch="variable" style:text-underline-style="solid" style:text-underline-width="auto" style:text-underline-color="font-color"/>
    </style:style>
    <style:style style:name="FollowedHyperlink" style:family="text" style:parent-style-name="Default_20_Paragraph_20_Font">
      <style:text-properties fo:color="#0000ff" style:font-name="Times New Roman" fo:font-family="'Times New Roman'" style:font-family-generic="roman" style:font-pitch="variable" style:text-underline-style="solid" style:text-underline-width="auto" style:text-underline-color="font-color"/>
    </style:style>
    <style:style style:name="Emphasis" style:family="text" style:parent-style-name="Default_20_Paragraph_20_Font">
      <style:text-properties style:font-name="Times New Roman" fo:font-family="'Times New Roman'" style:font-family-generic="roman" style:font-pitch="variable" fo:font-style="italic" style:font-style-asian="italic"/>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New_20_Style_20_Sheet" style:display-name="New Style Sheet" style:family="text">
      <style:text-properties style:font-name="Agenda-LightCondensed" fo:font-family="Agenda-LightCondensed" style:font-family-generic="roman" style:font-pitch="variable" fo:font-size="9pt" style:font-size-asian="9pt"/>
    </style:style>
    <style:style style:name="back_20_to_20_reg_20_body_20_copy" style:display-name="back to reg body copy" style:family="text">
      <style:text-properties style:font-name="Agenda-LightCondensed" fo:font-family="Agenda-LightCondensed" style:font-family-generic="roman" style:font-pitch="variable" fo:font-size="10.5pt"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1.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2.2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kills I</dc:title>
    <dc:subject>MSRD</dc:subject>
    <meta:initial-creator>AKSmith</meta:initial-creator>
    <meta:creation-date>2002-09-06T11:26:00</meta:creation-date>
    <dc:date>2003-08-29T13:41:00</dc:date>
    <meta:editing-cycles>68</meta:editing-cycles>
    <meta:editing-duration>PT5M43S</meta:editing-duration>
    <meta:document-statistic meta:table-count="28" meta:image-count="0" meta:object-count="0" meta:page-count="33" meta:paragraph-count="948" meta:word-count="9798" meta:character-count="55953" meta:non-whitespace-character-count="47093"/>
    <meta:generator>LibreOffice/5.4.6.2$Linux_X86_64 LibreOffice_project/40m0$Build-2</meta:generator>
    <meta:user-defined meta:name="Company">Wizards of the Coast</meta:user-defined>
    <meta:user-defined meta:name="Operator">AKSmith</meta:user-defined>
  </office:meta>
</office:document-meta>
</file>